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2602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825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ther" table:style-name="ta1">
        <table:shapes>
          <draw:frame draw:z-index="0" draw:style-name="gr1" draw:text-style-name="P1" svg:width="6.2988in" svg:height="3.5429in" svg:x="8.7516in" svg:y="0.0394in">
            <draw:object draw:notify-on-update-of-ranges="weather.A1:weather.A1 weather.A2:weather.A366 weather.K1:weather.K1 weather.K2:weather.K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gcut_height</text:p>
          </table:table-cell>
          <table:table-cell office:value-type="string" calcext:value-type="string">
            <text:p>grazing_animal_count</text:p>
          </table:table-cell>
          <table:table-cell office:value-type="string" calcext:value-type="string">
            <text:p>grazing_avg_animal_weight</text:p>
          </table:table-cell>
          <table:table-cell office:value-type="string" calcext:value-type="string">
            <text:p>PG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4125" calcext:value-type="float">
            <text:p>-0.84125</text:p>
          </table:table-cell>
          <table:table-cell office:value-type="float" office:value="2.22092475" calcext:value-type="float">
            <text:p>2.22092475</text:p>
          </table:table-cell>
          <table:table-cell office:value-type="float" office:value="0.119" calcext:value-type="float">
            <text:p>0.119</text:p>
          </table:table-cell>
          <table:table-cell office:value-type="float" office:value="0.602689848" calcext:value-type="float">
            <text:p>0.60268984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]*3*10" office:value-type="float" office:value="66.6277425" calcext:value-type="float">
            <text:p>66.6277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47723404" calcext:value-type="float">
            <text:p>-0.047723404</text:p>
          </table:table-cell>
          <table:table-cell office:value-type="float" office:value="0.979256681" calcext:value-type="float">
            <text:p>0.979256681</text:p>
          </table:table-cell>
          <table:table-cell office:value-type="float" office:value="0" calcext:value-type="float">
            <text:p>0</text:p>
          </table:table-cell>
          <table:table-cell office:value-type="float" office:value="0.374118163" calcext:value-type="float">
            <text:p>0.37411816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]*3*10" office:value-type="float" office:value="29.37770043" calcext:value-type="float">
            <text:p>29.377700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38979167" calcext:value-type="float">
            <text:p>-0.238979167</text:p>
          </table:table-cell>
          <table:table-cell office:value-type="float" office:value="0.5285055" calcext:value-type="float">
            <text:p>0.5285055</text:p>
          </table:table-cell>
          <table:table-cell office:value-type="float" office:value="0" calcext:value-type="float">
            <text:p>0</text:p>
          </table:table-cell>
          <table:table-cell office:value-type="float" office:value="0.173686029" calcext:value-type="float">
            <text:p>0.17368602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]*3*10" office:value-type="float" office:value="15.855165" calcext:value-type="float">
            <text:p>15.8551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74083333" calcext:value-type="float">
            <text:p>-0.174083333</text:p>
          </table:table-cell>
          <table:table-cell office:value-type="float" office:value="1.064367" calcext:value-type="float">
            <text:p>1.064367</text:p>
          </table:table-cell>
          <table:table-cell office:value-type="float" office:value="0.646" calcext:value-type="float">
            <text:p>0.646</text:p>
          </table:table-cell>
          <table:table-cell office:value-type="float" office:value="0.300225238" calcext:value-type="float">
            <text:p>0.300225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]*3*10" office:value-type="float" office:value="31.93101" calcext:value-type="float">
            <text:p>31.93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37104167" calcext:value-type="float">
            <text:p>-0.037104167</text:p>
          </table:table-cell>
          <table:table-cell office:value-type="float" office:value="0.2468025" calcext:value-type="float">
            <text:p>0.2468025</text:p>
          </table:table-cell>
          <table:table-cell office:value-type="float" office:value="0.476" calcext:value-type="float">
            <text:p>0.476</text:p>
          </table:table-cell>
          <table:table-cell office:value-type="float" office:value="0.102412687" calcext:value-type="float">
            <text:p>0.10241268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]*3*10" office:value-type="float" office:value="7.404075" calcext:value-type="float">
            <text:p>7.4040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7875" calcext:value-type="float">
            <text:p>0.377875</text:p>
          </table:table-cell>
          <table:table-cell office:value-type="float" office:value="0.4874055" calcext:value-type="float">
            <text:p>0.4874055</text:p>
          </table:table-cell>
          <table:table-cell office:value-type="float" office:value="0.595" calcext:value-type="float">
            <text:p>0.595</text:p>
          </table:table-cell>
          <table:table-cell office:value-type="float" office:value="0.151285007" calcext:value-type="float">
            <text:p>0.1512850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]*3*10" office:value-type="float" office:value="14.622165" calcext:value-type="float">
            <text:p>14.622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433125" calcext:value-type="float">
            <text:p>1.3433125</text:p>
          </table:table-cell>
          <table:table-cell office:value-type="float" office:value="0.59306025" calcext:value-type="float">
            <text:p>0.593060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162447054" calcext:value-type="float">
            <text:p>0.16244705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]*3*10" office:value-type="float" office:value="17.7918075" calcext:value-type="float">
            <text:p>17.7918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64604167" calcext:value-type="float">
            <text:p>-0.064604167</text:p>
          </table:table-cell>
          <table:table-cell office:value-type="float" office:value="0.79297725" calcext:value-type="float">
            <text:p>0.792977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23671563" calcext:value-type="float">
            <text:p>0.22367156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]*3*10" office:value-type="float" office:value="23.7893175" calcext:value-type="float">
            <text:p>23.7893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195875" calcext:value-type="float">
            <text:p>-1.195875</text:p>
          </table:table-cell>
          <table:table-cell office:value-type="float" office:value="1.4916" calcext:value-type="float">
            <text:p>1.4916</text:p>
          </table:table-cell>
          <table:table-cell office:value-type="float" office:value="0.187" calcext:value-type="float">
            <text:p>0.187</text:p>
          </table:table-cell>
          <table:table-cell office:value-type="float" office:value="0.416778309" calcext:value-type="float">
            <text:p>0.41677830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]*3*10" office:value-type="float" office:value="44.748" calcext:value-type="float">
            <text:p>44.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.400708333" calcext:value-type="float">
            <text:p>-1.400708333</text:p>
          </table:table-cell>
          <table:table-cell office:value-type="float" office:value="2.57573025" calcext:value-type="float">
            <text:p>2.57573025</text:p>
          </table:table-cell>
          <table:table-cell office:value-type="float" office:value="0" calcext:value-type="float">
            <text:p>0</text:p>
          </table:table-cell>
          <table:table-cell office:value-type="float" office:value="0.709473344" calcext:value-type="float">
            <text:p>0.70947334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]*3*10" office:value-type="float" office:value="77.2719075" calcext:value-type="float">
            <text:p>77.2719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147266667" calcext:value-type="float">
            <text:p>-3.147266667</text:p>
          </table:table-cell>
          <table:table-cell office:value-type="float" office:value="1.9233552" calcext:value-type="float">
            <text:p>1.92335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445045769" calcext:value-type="float">
            <text:p>0.4450457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]*3*10" office:value-type="float" office:value="57.700656" calcext:value-type="float">
            <text:p>57.700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34479167" calcext:value-type="float">
            <text:p>4.034479167</text:p>
          </table:table-cell>
          <table:table-cell office:value-type="float" office:value="0.59953275" calcext:value-type="float">
            <text:p>0.59953275</text:p>
          </table:table-cell>
          <table:table-cell office:value-type="float" office:value="2.856" calcext:value-type="float">
            <text:p>2.856</text:p>
          </table:table-cell>
          <table:table-cell office:value-type="float" office:value="0.314906501" calcext:value-type="float">
            <text:p>0.3149065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]*3*10" office:value-type="float" office:value="17.9859825" calcext:value-type="float">
            <text:p>17.98598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014083333" calcext:value-type="float">
            <text:p>8.014083333</text:p>
          </table:table-cell>
          <table:table-cell office:value-type="float" office:value="0.3307425" calcext:value-type="float">
            <text:p>0.3307425</text:p>
          </table:table-cell>
          <table:table-cell office:value-type="float" office:value="7.735" calcext:value-type="float">
            <text:p>7.735</text:p>
          </table:table-cell>
          <table:table-cell office:value-type="float" office:value="0.166917738" calcext:value-type="float">
            <text:p>0.1669177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]*3*10" office:value-type="float" office:value="9.922275" calcext:value-type="float">
            <text:p>9.922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265416667" calcext:value-type="float">
            <text:p>7.265416667</text:p>
          </table:table-cell>
          <table:table-cell office:value-type="float" office:value="0.8163495" calcext:value-type="float">
            <text:p>0.8163495</text:p>
          </table:table-cell>
          <table:table-cell office:value-type="float" office:value="2.703" calcext:value-type="float">
            <text:p>2.703</text:p>
          </table:table-cell>
          <table:table-cell office:value-type="float" office:value="0.385841479" calcext:value-type="float">
            <text:p>0.3858414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]*3*10" office:value-type="float" office:value="24.490485" calcext:value-type="float">
            <text:p>24.4904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245625" calcext:value-type="float">
            <text:p>3.0245625</text:p>
          </table:table-cell>
          <table:table-cell office:value-type="float" office:value="0.3663405" calcext:value-type="float">
            <text:p>0.3663405</text:p>
          </table:table-cell>
          <table:table-cell office:value-type="float" office:value="3.043" calcext:value-type="float">
            <text:p>3.043</text:p>
          </table:table-cell>
          <table:table-cell office:value-type="float" office:value="0.248109641" calcext:value-type="float">
            <text:p>0.24810964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]*3*10" office:value-type="float" office:value="10.990215" calcext:value-type="float">
            <text:p>10.990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.0446875" calcext:value-type="float">
            <text:p>-2.0446875</text:p>
          </table:table-cell>
          <table:table-cell office:value-type="float" office:value="0.97829775" calcext:value-type="float">
            <text:p>0.97829775</text:p>
          </table:table-cell>
          <table:table-cell office:value-type="float" office:value="7.021" calcext:value-type="float">
            <text:p>7.021</text:p>
          </table:table-cell>
          <table:table-cell office:value-type="float" office:value="0.277854154" calcext:value-type="float">
            <text:p>0.27785415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]*3*10" office:value-type="float" office:value="29.3489325" calcext:value-type="float">
            <text:p>29.34893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28875" calcext:value-type="float">
            <text:p>4.728875</text:p>
          </table:table-cell>
          <table:table-cell office:value-type="float" office:value="1.5937275" calcext:value-type="float">
            <text:p>1.5937275</text:p>
          </table:table-cell>
          <table:table-cell office:value-type="float" office:value="8.381" calcext:value-type="float">
            <text:p>8.381</text:p>
          </table:table-cell>
          <table:table-cell office:value-type="float" office:value="0.498373835" calcext:value-type="float">
            <text:p>0.49837383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]*3*10" office:value-type="float" office:value="47.811825" calcext:value-type="float">
            <text:p>47.8118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06520833" calcext:value-type="float">
            <text:p>2.806520833</text:p>
          </table:table-cell>
          <table:table-cell office:value-type="float" office:value="1.887927" calcext:value-type="float">
            <text:p>1.887927</text:p>
          </table:table-cell>
          <table:table-cell office:value-type="float" office:value="0.068" calcext:value-type="float">
            <text:p>0.068</text:p>
          </table:table-cell>
          <table:table-cell office:value-type="float" office:value="0.612756635" calcext:value-type="float">
            <text:p>0.61275663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]*3*10" office:value-type="float" office:value="56.63781" calcext:value-type="float">
            <text:p>56.637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47375" calcext:value-type="float">
            <text:p>4.547375</text:p>
          </table:table-cell>
          <table:table-cell office:value-type="float" office:value="2.812905" calcext:value-type="float">
            <text:p>2.812905</text:p>
          </table:table-cell>
          <table:table-cell office:value-type="float" office:value="0" calcext:value-type="float">
            <text:p>0</text:p>
          </table:table-cell>
          <table:table-cell office:value-type="float" office:value="1.317113954" calcext:value-type="float">
            <text:p>1.31711395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]*3*10" office:value-type="float" office:value="84.38715" calcext:value-type="float">
            <text:p>84.387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413125" calcext:value-type="float">
            <text:p>10.413125</text:p>
          </table:table-cell>
          <table:table-cell office:value-type="float" office:value="1.94882475" calcext:value-type="float">
            <text:p>1.94882475</text:p>
          </table:table-cell>
          <table:table-cell office:value-type="float" office:value="0" calcext:value-type="float">
            <text:p>0</text:p>
          </table:table-cell>
          <table:table-cell office:value-type="float" office:value="2.070709409" calcext:value-type="float">
            <text:p>2.07070940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]*3*10" office:value-type="float" office:value="58.4647425" calcext:value-type="float">
            <text:p>58.46474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40951064" calcext:value-type="float">
            <text:p>10.40951064</text:p>
          </table:table-cell>
          <table:table-cell office:value-type="float" office:value="1.020531064" calcext:value-type="float">
            <text:p>1.020531064</text:p>
          </table:table-cell>
          <table:table-cell office:value-type="float" office:value="3.451" calcext:value-type="float">
            <text:p>3.451</text:p>
          </table:table-cell>
          <table:table-cell office:value-type="float" office:value="1.348662288" calcext:value-type="float">
            <text:p>1.34866228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]*3*10" office:value-type="float" office:value="30.61593192" calcext:value-type="float">
            <text:p>30.615931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067770833" calcext:value-type="float">
            <text:p>7.067770833</text:p>
          </table:table-cell>
          <table:table-cell office:value-type="float" office:value="0.4285125" calcext:value-type="float">
            <text:p>0.4285125</text:p>
          </table:table-cell>
          <table:table-cell office:value-type="float" office:value="16.575" calcext:value-type="float">
            <text:p>16.575</text:p>
          </table:table-cell>
          <table:table-cell office:value-type="float" office:value="0.563620192" calcext:value-type="float">
            <text:p>0.56362019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]*3*10" office:value-type="float" office:value="12.855375" calcext:value-type="float">
            <text:p>12.855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321791667" calcext:value-type="float">
            <text:p>4.321791667</text:p>
          </table:table-cell>
          <table:table-cell office:value-type="float" office:value="1.37304225" calcext:value-type="float">
            <text:p>1.37304225</text:p>
          </table:table-cell>
          <table:table-cell office:value-type="float" office:value="4.879" calcext:value-type="float">
            <text:p>4.879</text:p>
          </table:table-cell>
          <table:table-cell office:value-type="float" office:value="0.52470142" calcext:value-type="float">
            <text:p>0.524701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]*3*10" office:value-type="float" office:value="41.1912675" calcext:value-type="float">
            <text:p>41.1912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6975" calcext:value-type="float">
            <text:p>0.66975</text:p>
          </table:table-cell>
          <table:table-cell office:value-type="float" office:value="0.9944025" calcext:value-type="float">
            <text:p>0.9944025</text:p>
          </table:table-cell>
          <table:table-cell office:value-type="float" office:value="5.015" calcext:value-type="float">
            <text:p>5.015</text:p>
          </table:table-cell>
          <table:table-cell office:value-type="float" office:value="0.304815306" calcext:value-type="float">
            <text:p>0.3048153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]*3*10" office:value-type="float" office:value="29.832075" calcext:value-type="float">
            <text:p>29.832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84625" calcext:value-type="float">
            <text:p>1.084625</text:p>
          </table:table-cell>
          <table:table-cell office:value-type="float" office:value="1.37142975" calcext:value-type="float">
            <text:p>1.37142975</text:p>
          </table:table-cell>
          <table:table-cell office:value-type="float" office:value="0" calcext:value-type="float">
            <text:p>0</text:p>
          </table:table-cell>
          <table:table-cell office:value-type="float" office:value="0.470757558" calcext:value-type="float">
            <text:p>0.4707575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]*3*10" office:value-type="float" office:value="41.1428925" calcext:value-type="float">
            <text:p>41.1428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441416667" calcext:value-type="float">
            <text:p>-0.441416667</text:p>
          </table:table-cell>
          <table:table-cell office:value-type="float" office:value="1.92422775" calcext:value-type="float">
            <text:p>1.92422775</text:p>
          </table:table-cell>
          <table:table-cell office:value-type="float" office:value="0.153" calcext:value-type="float">
            <text:p>0.153</text:p>
          </table:table-cell>
          <table:table-cell office:value-type="float" office:value="0.620074091" calcext:value-type="float">
            <text:p>0.6200740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]*3*10" office:value-type="float" office:value="57.7268325" calcext:value-type="float">
            <text:p>57.72683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4030625" calcext:value-type="float">
            <text:p>5.4030625</text:p>
          </table:table-cell>
          <table:table-cell office:value-type="float" office:value="0.835917" calcext:value-type="float">
            <text:p>0.835917</text:p>
          </table:table-cell>
          <table:table-cell office:value-type="float" office:value="1.36" calcext:value-type="float">
            <text:p>1.36</text:p>
          </table:table-cell>
          <table:table-cell office:value-type="float" office:value="0.36979569" calcext:value-type="float">
            <text:p>0.369795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]*3*10" office:value-type="float" office:value="25.07751" calcext:value-type="float">
            <text:p>25.077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94104167" calcext:value-type="float">
            <text:p>10.94104167</text:p>
          </table:table-cell>
          <table:table-cell office:value-type="float" office:value="0.870267" calcext:value-type="float">
            <text:p>0.870267</text:p>
          </table:table-cell>
          <table:table-cell office:value-type="float" office:value="4.743" calcext:value-type="float">
            <text:p>4.743</text:p>
          </table:table-cell>
          <table:table-cell office:value-type="float" office:value="0.388462327" calcext:value-type="float">
            <text:p>0.3884623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]*3*10" office:value-type="float" office:value="26.10801" calcext:value-type="float">
            <text:p>26.108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55791667" calcext:value-type="float">
            <text:p>10.55791667</text:p>
          </table:table-cell>
          <table:table-cell office:value-type="float" office:value="1.83089475" calcext:value-type="float">
            <text:p>1.83089475</text:p>
          </table:table-cell>
          <table:table-cell office:value-type="float" office:value="2.652" calcext:value-type="float">
            <text:p>2.652</text:p>
          </table:table-cell>
          <table:table-cell office:value-type="float" office:value="1.014142135" calcext:value-type="float">
            <text:p>1.01414213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]*3*10" office:value-type="float" office:value="54.9268425" calcext:value-type="float">
            <text:p>54.9268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.3405" calcext:value-type="float">
            <text:p>9.3405</text:p>
          </table:table-cell>
          <table:table-cell office:value-type="float" office:value="1.44377475" calcext:value-type="float">
            <text:p>1.44377475</text:p>
          </table:table-cell>
          <table:table-cell office:value-type="float" office:value="5.814" calcext:value-type="float">
            <text:p>5.814</text:p>
          </table:table-cell>
          <table:table-cell office:value-type="float" office:value="0.768312557" calcext:value-type="float">
            <text:p>0.76831255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]*3*10" office:value-type="float" office:value="43.3132425" calcext:value-type="float">
            <text:p>43.3132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687770833" calcext:value-type="float">
            <text:p>8.687770833</text:p>
          </table:table-cell>
          <table:table-cell office:value-type="float" office:value="1.43742525" calcext:value-type="float">
            <text:p>1.43742525</text:p>
          </table:table-cell>
          <table:table-cell office:value-type="float" office:value="4.437" calcext:value-type="float">
            <text:p>4.437</text:p>
          </table:table-cell>
          <table:table-cell office:value-type="float" office:value="0.562176596" calcext:value-type="float">
            <text:p>0.56217659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]*3*10" office:value-type="float" office:value="43.1227575" calcext:value-type="float">
            <text:p>43.12275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928333333" calcext:value-type="float">
            <text:p>9.928333333</text:p>
          </table:table-cell>
          <table:table-cell office:value-type="float" office:value="1.4736495" calcext:value-type="float">
            <text:p>1.4736495</text:p>
          </table:table-cell>
          <table:table-cell office:value-type="float" office:value="11.73" calcext:value-type="float">
            <text:p>11.73</text:p>
          </table:table-cell>
          <table:table-cell office:value-type="float" office:value="0.571870764" calcext:value-type="float">
            <text:p>0.5718707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]*3*10" office:value-type="float" office:value="44.209485" calcext:value-type="float">
            <text:p>44.2094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361875" calcext:value-type="float">
            <text:p>11.361875</text:p>
          </table:table-cell>
          <table:table-cell office:value-type="float" office:value="1.37067525" calcext:value-type="float">
            <text:p>1.37067525</text:p>
          </table:table-cell>
          <table:table-cell office:value-type="float" office:value="2.244" calcext:value-type="float">
            <text:p>2.244</text:p>
          </table:table-cell>
          <table:table-cell office:value-type="float" office:value="0.691097668" calcext:value-type="float">
            <text:p>0.69109766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]*3*10" office:value-type="float" office:value="41.1202575" calcext:value-type="float">
            <text:p>41.12025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73022917" calcext:value-type="float">
            <text:p>11.73022917</text:p>
          </table:table-cell>
          <table:table-cell office:value-type="float" office:value="1.981653" calcext:value-type="float">
            <text:p>1.981653</text:p>
          </table:table-cell>
          <table:table-cell office:value-type="float" office:value="3.961" calcext:value-type="float">
            <text:p>3.961</text:p>
          </table:table-cell>
          <table:table-cell office:value-type="float" office:value="1.224919765" calcext:value-type="float">
            <text:p>1.22491976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]*3*10" office:value-type="float" office:value="59.44959" calcext:value-type="float">
            <text:p>59.449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003729167" calcext:value-type="float">
            <text:p>7.003729167</text:p>
          </table:table-cell>
          <table:table-cell office:value-type="float" office:value="0.95136975" calcext:value-type="float">
            <text:p>0.95136975</text:p>
          </table:table-cell>
          <table:table-cell office:value-type="float" office:value="1.904" calcext:value-type="float">
            <text:p>1.904</text:p>
          </table:table-cell>
          <table:table-cell office:value-type="float" office:value="0.363577913" calcext:value-type="float">
            <text:p>0.36357791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]*3*10" office:value-type="float" office:value="28.5410925" calcext:value-type="float">
            <text:p>28.5410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176020833" calcext:value-type="float">
            <text:p>8.176020833</text:p>
          </table:table-cell>
          <table:table-cell office:value-type="float" office:value="1.36196025" calcext:value-type="float">
            <text:p>1.36196025</text:p>
          </table:table-cell>
          <table:table-cell office:value-type="float" office:value="0.969" calcext:value-type="float">
            <text:p>0.969</text:p>
          </table:table-cell>
          <table:table-cell office:value-type="float" office:value="0.489390677" calcext:value-type="float">
            <text:p>0.48939067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7]*3*10" office:value-type="float" office:value="40.8588075" calcext:value-type="float">
            <text:p>40.8588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299291667" calcext:value-type="float">
            <text:p>7.299291667</text:p>
          </table:table-cell>
          <table:table-cell office:value-type="float" office:value="0.710355" calcext:value-type="float">
            <text:p>0.710355</text:p>
          </table:table-cell>
          <table:table-cell office:value-type="float" office:value="18.122" calcext:value-type="float">
            <text:p>18.122</text:p>
          </table:table-cell>
          <table:table-cell office:value-type="float" office:value="0.253859015" calcext:value-type="float">
            <text:p>0.25385901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8]*3*10" office:value-type="float" office:value="21.31065" calcext:value-type="float">
            <text:p>21.310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053125" calcext:value-type="float">
            <text:p>5.053125</text:p>
          </table:table-cell>
          <table:table-cell office:value-type="float" office:value="1.65777975" calcext:value-type="float">
            <text:p>1.65777975</text:p>
          </table:table-cell>
          <table:table-cell office:value-type="float" office:value="3.57" calcext:value-type="float">
            <text:p>3.57</text:p>
          </table:table-cell>
          <table:table-cell office:value-type="float" office:value="0.59304059" calcext:value-type="float">
            <text:p>0.5930405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9]*3*10" office:value-type="float" office:value="49.7333925" calcext:value-type="float">
            <text:p>49.73339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95583333" calcext:value-type="float">
            <text:p>1.895583333</text:p>
          </table:table-cell>
          <table:table-cell office:value-type="float" office:value="1.85157825" calcext:value-type="float">
            <text:p>1.85157825</text:p>
          </table:table-cell>
          <table:table-cell office:value-type="float" office:value="0" calcext:value-type="float">
            <text:p>0</text:p>
          </table:table-cell>
          <table:table-cell office:value-type="float" office:value="0.62215505" calcext:value-type="float">
            <text:p>0.622155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0]*3*10" office:value-type="float" office:value="55.5473475" calcext:value-type="float">
            <text:p>55.54734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62666667" calcext:value-type="float">
            <text:p>1.762666667</text:p>
          </table:table-cell>
          <table:table-cell office:value-type="float" office:value="1.4405475" calcext:value-type="float">
            <text:p>1.4405475</text:p>
          </table:table-cell>
          <table:table-cell office:value-type="float" office:value="7.089" calcext:value-type="float">
            <text:p>7.089</text:p>
          </table:table-cell>
          <table:table-cell office:value-type="float" office:value="0.425726581" calcext:value-type="float">
            <text:p>0.42572658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1]*3*10" office:value-type="float" office:value="43.216425" calcext:value-type="float">
            <text:p>43.216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983791667" calcext:value-type="float">
            <text:p>1.983791667</text:p>
          </table:table-cell>
          <table:table-cell office:value-type="float" office:value="0.9223575" calcext:value-type="float">
            <text:p>0.9223575</text:p>
          </table:table-cell>
          <table:table-cell office:value-type="float" office:value="4.828" calcext:value-type="float">
            <text:p>4.828</text:p>
          </table:table-cell>
          <table:table-cell office:value-type="float" office:value="0.251074811" calcext:value-type="float">
            <text:p>0.2510748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2]*3*10" office:value-type="float" office:value="27.670725" calcext:value-type="float">
            <text:p>27.6707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.842375" calcext:value-type="float">
            <text:p>-1.842375</text:p>
          </table:table-cell>
          <table:table-cell office:value-type="float" office:value="2.266203" calcext:value-type="float">
            <text:p>2.266203</text:p>
          </table:table-cell>
          <table:table-cell office:value-type="float" office:value="0" calcext:value-type="float">
            <text:p>0</text:p>
          </table:table-cell>
          <table:table-cell office:value-type="float" office:value="0.669222463" calcext:value-type="float">
            <text:p>0.66922246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3]*3*10" office:value-type="float" office:value="67.98609" calcext:value-type="float">
            <text:p>67.986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.12075" calcext:value-type="float">
            <text:p>-2.12075</text:p>
          </table:table-cell>
          <table:table-cell office:value-type="float" office:value="1.2625425" calcext:value-type="float">
            <text:p>1.2625425</text:p>
          </table:table-cell>
          <table:table-cell office:value-type="float" office:value="0" calcext:value-type="float">
            <text:p>0</text:p>
          </table:table-cell>
          <table:table-cell office:value-type="float" office:value="0.494480766" calcext:value-type="float">
            <text:p>0.49448076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4]*3*10" office:value-type="float" office:value="37.876275" calcext:value-type="float">
            <text:p>37.876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880375" calcext:value-type="float">
            <text:p>-3.880375</text:p>
          </table:table-cell>
          <table:table-cell office:value-type="float" office:value="3.4698975" calcext:value-type="float">
            <text:p>3.4698975</text:p>
          </table:table-cell>
          <table:table-cell office:value-type="float" office:value="0" calcext:value-type="float">
            <text:p>0</text:p>
          </table:table-cell>
          <table:table-cell office:value-type="float" office:value="0.831174673" calcext:value-type="float">
            <text:p>0.83117467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5]*3*10" office:value-type="float" office:value="104.096925" calcext:value-type="float">
            <text:p>104.0969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4590625" calcext:value-type="float">
            <text:p>-0.4590625</text:p>
          </table:table-cell>
          <table:table-cell office:value-type="float" office:value="3.50287725" calcext:value-type="float">
            <text:p>3.50287725</text:p>
          </table:table-cell>
          <table:table-cell office:value-type="float" office:value="0" calcext:value-type="float">
            <text:p>0</text:p>
          </table:table-cell>
          <table:table-cell office:value-type="float" office:value="1.132424191" calcext:value-type="float">
            <text:p>1.1324241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6]*3*10" office:value-type="float" office:value="105.0863175" calcext:value-type="float">
            <text:p>105.08631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975208333" calcext:value-type="float">
            <text:p>7.975208333</text:p>
          </table:table-cell>
          <table:table-cell office:value-type="float" office:value="2.97742275" calcext:value-type="float">
            <text:p>2.97742275</text:p>
          </table:table-cell>
          <table:table-cell office:value-type="float" office:value="0.085" calcext:value-type="float">
            <text:p>0.085</text:p>
          </table:table-cell>
          <table:table-cell office:value-type="float" office:value="1.470767275" calcext:value-type="float">
            <text:p>1.47076727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7]*3*10" office:value-type="float" office:value="89.3226825" calcext:value-type="float">
            <text:p>89.32268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574666667" calcext:value-type="float">
            <text:p>8.574666667</text:p>
          </table:table-cell>
          <table:table-cell office:value-type="float" office:value="3.32535225" calcext:value-type="float">
            <text:p>3.32535225</text:p>
          </table:table-cell>
          <table:table-cell office:value-type="float" office:value="0.187" calcext:value-type="float">
            <text:p>0.187</text:p>
          </table:table-cell>
          <table:table-cell office:value-type="float" office:value="1.85144058" calcext:value-type="float">
            <text:p>1.851440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8]*3*10" office:value-type="float" office:value="99.7605675" calcext:value-type="float">
            <text:p>99.76056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734458333" calcext:value-type="float">
            <text:p>9.734458333</text:p>
          </table:table-cell>
          <table:table-cell office:value-type="float" office:value="4.37022" calcext:value-type="float">
            <text:p>4.37022</text:p>
          </table:table-cell>
          <table:table-cell office:value-type="float" office:value="0" calcext:value-type="float">
            <text:p>0</text:p>
          </table:table-cell>
          <table:table-cell office:value-type="float" office:value="1.830338668" calcext:value-type="float">
            <text:p>1.83033866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9]*3*10" office:value-type="float" office:value="131.1066" calcext:value-type="float">
            <text:p>131.10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4781875" calcext:value-type="float">
            <text:p>11.4781875</text:p>
          </table:table-cell>
          <table:table-cell office:value-type="float" office:value="2.9988675" calcext:value-type="float">
            <text:p>2.9988675</text:p>
          </table:table-cell>
          <table:table-cell office:value-type="float" office:value="1.649" calcext:value-type="float">
            <text:p>1.649</text:p>
          </table:table-cell>
          <table:table-cell office:value-type="float" office:value="2.269146909" calcext:value-type="float">
            <text:p>2.26914690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0]*3*10" office:value-type="float" office:value="89.966025" calcext:value-type="float">
            <text:p>89.966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86875" calcext:value-type="float">
            <text:p>10.86875</text:p>
          </table:table-cell>
          <table:table-cell office:value-type="float" office:value="3.271872" calcext:value-type="float">
            <text:p>3.271872</text:p>
          </table:table-cell>
          <table:table-cell office:value-type="float" office:value="0.136" calcext:value-type="float">
            <text:p>0.136</text:p>
          </table:table-cell>
          <table:table-cell office:value-type="float" office:value="1.535294353" calcext:value-type="float">
            <text:p>1.53529435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1]*3*10" office:value-type="float" office:value="98.15616" calcext:value-type="float">
            <text:p>98.156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98104167" calcext:value-type="float">
            <text:p>12.98104167</text:p>
          </table:table-cell>
          <table:table-cell office:value-type="float" office:value="4.1631" calcext:value-type="float">
            <text:p>4.1631</text:p>
          </table:table-cell>
          <table:table-cell office:value-type="float" office:value="0" calcext:value-type="float">
            <text:p>0</text:p>
          </table:table-cell>
          <table:table-cell office:value-type="float" office:value="2.724603364" calcext:value-type="float">
            <text:p>2.7246033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2]*3*10" office:value-type="float" office:value="124.893" calcext:value-type="float">
            <text:p>124.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239375" calcext:value-type="float">
            <text:p>13.239375</text:p>
          </table:table-cell>
          <table:table-cell office:value-type="float" office:value="4.4777325" calcext:value-type="float">
            <text:p>4.4777325</text:p>
          </table:table-cell>
          <table:table-cell office:value-type="float" office:value="0" calcext:value-type="float">
            <text:p>0</text:p>
          </table:table-cell>
          <table:table-cell office:value-type="float" office:value="3.089498529" calcext:value-type="float">
            <text:p>3.08949852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3]*3*10" office:value-type="float" office:value="134.331975" calcext:value-type="float">
            <text:p>134.3319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38666667" calcext:value-type="float">
            <text:p>14.38666667</text:p>
          </table:table-cell>
          <table:table-cell office:value-type="float" office:value="2.759475" calcext:value-type="float">
            <text:p>2.759475</text:p>
          </table:table-cell>
          <table:table-cell office:value-type="float" office:value="0" calcext:value-type="float">
            <text:p>0</text:p>
          </table:table-cell>
          <table:table-cell office:value-type="float" office:value="2.30215288" calcext:value-type="float">
            <text:p>2.3021528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4]*3*10" office:value-type="float" office:value="82.78425" calcext:value-type="float">
            <text:p>82.784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.24666667" calcext:value-type="float">
            <text:p>14.24666667</text:p>
          </table:table-cell>
          <table:table-cell office:value-type="float" office:value="3.69119775" calcext:value-type="float">
            <text:p>3.69119775</text:p>
          </table:table-cell>
          <table:table-cell office:value-type="float" office:value="0" calcext:value-type="float">
            <text:p>0</text:p>
          </table:table-cell>
          <table:table-cell office:value-type="float" office:value="2.046487147" calcext:value-type="float">
            <text:p>2.04648714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5]*3*10" office:value-type="float" office:value="110.7359325" calcext:value-type="float">
            <text:p>110.73593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05745833" calcext:value-type="float">
            <text:p>12.05745833</text:p>
          </table:table-cell>
          <table:table-cell office:value-type="float" office:value="4.56862725" calcext:value-type="float">
            <text:p>4.56862725</text:p>
          </table:table-cell>
          <table:table-cell office:value-type="float" office:value="0" calcext:value-type="float">
            <text:p>0</text:p>
          </table:table-cell>
          <table:table-cell office:value-type="float" office:value="1.937044443" calcext:value-type="float">
            <text:p>1.9370444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6]*3*10" office:value-type="float" office:value="137.0588175" calcext:value-type="float">
            <text:p>137.05881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92939583" calcext:value-type="float">
            <text:p>11.92939583</text:p>
          </table:table-cell>
          <table:table-cell office:value-type="float" office:value="4.60747725" calcext:value-type="float">
            <text:p>4.60747725</text:p>
          </table:table-cell>
          <table:table-cell office:value-type="float" office:value="0" calcext:value-type="float">
            <text:p>0</text:p>
          </table:table-cell>
          <table:table-cell office:value-type="float" office:value="2.187849083" calcext:value-type="float">
            <text:p>2.1878490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7]*3*10" office:value-type="float" office:value="138.2243175" calcext:value-type="float">
            <text:p>138.22431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936020833" calcext:value-type="float">
            <text:p>5.936020833</text:p>
          </table:table-cell>
          <table:table-cell office:value-type="float" office:value="0.9550425" calcext:value-type="float">
            <text:p>0.9550425</text:p>
          </table:table-cell>
          <table:table-cell office:value-type="float" office:value="0.238" calcext:value-type="float">
            <text:p>0.238</text:p>
          </table:table-cell>
          <table:table-cell office:value-type="float" office:value="0.357863428" calcext:value-type="float">
            <text:p>0.3578634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8]*3*10" office:value-type="float" office:value="28.651275" calcext:value-type="float">
            <text:p>28.6512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62325" calcext:value-type="float">
            <text:p>5.62325</text:p>
          </table:table-cell>
          <table:table-cell office:value-type="float" office:value="5.3622" calcext:value-type="float">
            <text:p>5.3622</text:p>
          </table:table-cell>
          <table:table-cell office:value-type="float" office:value="0" calcext:value-type="float">
            <text:p>0</text:p>
          </table:table-cell>
          <table:table-cell office:value-type="float" office:value="1.930537678" calcext:value-type="float">
            <text:p>1.93053767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9]*3*10" office:value-type="float" office:value="160.866" calcext:value-type="float">
            <text:p>160.8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175458333" calcext:value-type="float">
            <text:p>4.175458333</text:p>
          </table:table-cell>
          <table:table-cell office:value-type="float" office:value="5.2595475" calcext:value-type="float">
            <text:p>5.2595475</text:p>
          </table:table-cell>
          <table:table-cell office:value-type="float" office:value="0.051" calcext:value-type="float">
            <text:p>0.051</text:p>
          </table:table-cell>
          <table:table-cell office:value-type="float" office:value="1.714236474" calcext:value-type="float">
            <text:p>1.7142364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0]*3*10" office:value-type="float" office:value="157.786425" calcext:value-type="float">
            <text:p>157.7864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953645833" calcext:value-type="float">
            <text:p>7.953645833</text:p>
          </table:table-cell>
          <table:table-cell office:value-type="float" office:value="5.44797525" calcext:value-type="float">
            <text:p>5.44797525</text:p>
          </table:table-cell>
          <table:table-cell office:value-type="float" office:value="0.051" calcext:value-type="float">
            <text:p>0.051</text:p>
          </table:table-cell>
          <table:table-cell office:value-type="float" office:value="2.382382536" calcext:value-type="float">
            <text:p>2.38238253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1]*3*10" office:value-type="float" office:value="163.4392575" calcext:value-type="float">
            <text:p>163.43925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717541667" calcext:value-type="float">
            <text:p>8.717541667</text:p>
          </table:table-cell>
          <table:table-cell office:value-type="float" office:value="4.598973" calcext:value-type="float">
            <text:p>4.598973</text:p>
          </table:table-cell>
          <table:table-cell office:value-type="float" office:value="0" calcext:value-type="float">
            <text:p>0</text:p>
          </table:table-cell>
          <table:table-cell office:value-type="float" office:value="1.792081267" calcext:value-type="float">
            <text:p>1.7920812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2]*3*10" office:value-type="float" office:value="137.96919" calcext:value-type="float">
            <text:p>137.969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869458333" calcext:value-type="float">
            <text:p>6.869458333</text:p>
          </table:table-cell>
          <table:table-cell office:value-type="float" office:value="3.3817005" calcext:value-type="float">
            <text:p>3.3817005</text:p>
          </table:table-cell>
          <table:table-cell office:value-type="float" office:value="0" calcext:value-type="float">
            <text:p>0</text:p>
          </table:table-cell>
          <table:table-cell office:value-type="float" office:value="1.228049474" calcext:value-type="float">
            <text:p>1.2280494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3]*3*10" office:value-type="float" office:value="101.451015" calcext:value-type="float">
            <text:p>101.4510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1751875" calcext:value-type="float">
            <text:p>8.1751875</text:p>
          </table:table-cell>
          <table:table-cell office:value-type="float" office:value="2.90500275" calcext:value-type="float">
            <text:p>2.90500275</text:p>
          </table:table-cell>
          <table:table-cell office:value-type="float" office:value="0" calcext:value-type="float">
            <text:p>0</text:p>
          </table:table-cell>
          <table:table-cell office:value-type="float" office:value="1.184951848" calcext:value-type="float">
            <text:p>1.18495184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4]*3*10" office:value-type="float" office:value="87.1500825" calcext:value-type="float">
            <text:p>87.15008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803895833" calcext:value-type="float">
            <text:p>4.803895833</text:p>
          </table:table-cell>
          <table:table-cell office:value-type="float" office:value="1.5060255" calcext:value-type="float">
            <text:p>1.5060255</text:p>
          </table:table-cell>
          <table:table-cell office:value-type="float" office:value="0" calcext:value-type="float">
            <text:p>0</text:p>
          </table:table-cell>
          <table:table-cell office:value-type="float" office:value="0.607919132" calcext:value-type="float">
            <text:p>0.60791913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5]*3*10" office:value-type="float" office:value="45.180765" calcext:value-type="float">
            <text:p>45.1807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516645833" calcext:value-type="float">
            <text:p>3.516645833</text:p>
          </table:table-cell>
          <table:table-cell office:value-type="float" office:value="5.847525" calcext:value-type="float">
            <text:p>5.847525</text:p>
          </table:table-cell>
          <table:table-cell office:value-type="float" office:value="0" calcext:value-type="float">
            <text:p>0</text:p>
          </table:table-cell>
          <table:table-cell office:value-type="float" office:value="1.778259001" calcext:value-type="float">
            <text:p>1.7782590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6]*3*10" office:value-type="float" office:value="175.42575" calcext:value-type="float">
            <text:p>175.425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151291667" calcext:value-type="float">
            <text:p>4.151291667</text:p>
          </table:table-cell>
          <table:table-cell office:value-type="float" office:value="3.3071505" calcext:value-type="float">
            <text:p>3.3071505</text:p>
          </table:table-cell>
          <table:table-cell office:value-type="float" office:value="0.051" calcext:value-type="float">
            <text:p>0.051</text:p>
          </table:table-cell>
          <table:table-cell office:value-type="float" office:value="1.08137049" calcext:value-type="float">
            <text:p>1.0813704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7]*3*10" office:value-type="float" office:value="99.214515" calcext:value-type="float">
            <text:p>99.2145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576791667" calcext:value-type="float">
            <text:p>4.576791667</text:p>
          </table:table-cell>
          <table:table-cell office:value-type="float" office:value="5.74757475" calcext:value-type="float">
            <text:p>5.74757475</text:p>
          </table:table-cell>
          <table:table-cell office:value-type="float" office:value="0" calcext:value-type="float">
            <text:p>0</text:p>
          </table:table-cell>
          <table:table-cell office:value-type="float" office:value="1.91534941" calcext:value-type="float">
            <text:p>1.9153494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8]*3*10" office:value-type="float" office:value="172.4272425" calcext:value-type="float">
            <text:p>172.42724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9265" calcext:value-type="float">
            <text:p>1.9265</text:p>
          </table:table-cell>
          <table:table-cell office:value-type="float" office:value="5.76164775" calcext:value-type="float">
            <text:p>5.76164775</text:p>
          </table:table-cell>
          <table:table-cell office:value-type="float" office:value="0" calcext:value-type="float">
            <text:p>0</text:p>
          </table:table-cell>
          <table:table-cell office:value-type="float" office:value="1.814420613" calcext:value-type="float">
            <text:p>1.81442061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9]*3*10" office:value-type="float" office:value="172.8494325" calcext:value-type="float">
            <text:p>172.84943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9365625" calcext:value-type="float">
            <text:p>4.9365625</text:p>
          </table:table-cell>
          <table:table-cell office:value-type="float" office:value="5.6558775" calcext:value-type="float">
            <text:p>5.6558775</text:p>
          </table:table-cell>
          <table:table-cell office:value-type="float" office:value="0.238" calcext:value-type="float">
            <text:p>0.238</text:p>
          </table:table-cell>
          <table:table-cell office:value-type="float" office:value="2.259417011" calcext:value-type="float">
            <text:p>2.2594170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0]*3*10" office:value-type="float" office:value="169.676325" calcext:value-type="float">
            <text:p>169.67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35916667" calcext:value-type="float">
            <text:p>10.35916667</text:p>
          </table:table-cell>
          <table:table-cell office:value-type="float" office:value="2.36079225" calcext:value-type="float">
            <text:p>2.36079225</text:p>
          </table:table-cell>
          <table:table-cell office:value-type="float" office:value="6.528" calcext:value-type="float">
            <text:p>6.528</text:p>
          </table:table-cell>
          <table:table-cell office:value-type="float" office:value="1.490673739" calcext:value-type="float">
            <text:p>1.49067373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1]*3*10" office:value-type="float" office:value="70.8237675" calcext:value-type="float">
            <text:p>70.8237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7545625" calcext:value-type="float">
            <text:p>7.7545625</text:p>
          </table:table-cell>
          <table:table-cell office:value-type="float" office:value="4.7121525" calcext:value-type="float">
            <text:p>4.7121525</text:p>
          </table:table-cell>
          <table:table-cell office:value-type="float" office:value="1.598" calcext:value-type="float">
            <text:p>1.598</text:p>
          </table:table-cell>
          <table:table-cell office:value-type="float" office:value="1.838446304" calcext:value-type="float">
            <text:p>1.8384463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2]*3*10" office:value-type="float" office:value="141.364575" calcext:value-type="float">
            <text:p>141.3645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7170625" calcext:value-type="float">
            <text:p>7.7170625</text:p>
          </table:table-cell>
          <table:table-cell office:value-type="float" office:value="2.56120275" calcext:value-type="float">
            <text:p>2.56120275</text:p>
          </table:table-cell>
          <table:table-cell office:value-type="float" office:value="8.874" calcext:value-type="float">
            <text:p>8.874</text:p>
          </table:table-cell>
          <table:table-cell office:value-type="float" office:value="1.275794484" calcext:value-type="float">
            <text:p>1.2757944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3]*3*10" office:value-type="float" office:value="76.8360825" calcext:value-type="float">
            <text:p>76.83608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8711875" calcext:value-type="float">
            <text:p>5.8711875</text:p>
          </table:table-cell>
          <table:table-cell office:value-type="float" office:value="4.8465" calcext:value-type="float">
            <text:p>4.8465</text:p>
          </table:table-cell>
          <table:table-cell office:value-type="float" office:value="1.241" calcext:value-type="float">
            <text:p>1.241</text:p>
          </table:table-cell>
          <table:table-cell office:value-type="float" office:value="1.781311409" calcext:value-type="float">
            <text:p>1.78131140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4]*3*10" office:value-type="float" office:value="145.395" calcext:value-type="float">
            <text:p>145.3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69475" calcext:value-type="float">
            <text:p>6.69475</text:p>
          </table:table-cell>
          <table:table-cell office:value-type="float" office:value="1.75199775" calcext:value-type="float">
            <text:p>1.75199775</text:p>
          </table:table-cell>
          <table:table-cell office:value-type="float" office:value="11.509" calcext:value-type="float">
            <text:p>11.509</text:p>
          </table:table-cell>
          <table:table-cell office:value-type="float" office:value="0.631332018" calcext:value-type="float">
            <text:p>0.6313320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5]*3*10" office:value-type="float" office:value="52.5599325" calcext:value-type="float">
            <text:p>52.55993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391829787" calcext:value-type="float">
            <text:p>6.391829787</text:p>
          </table:table-cell>
          <table:table-cell office:value-type="float" office:value="3.144687319" calcext:value-type="float">
            <text:p>3.144687319</text:p>
          </table:table-cell>
          <table:table-cell office:value-type="float" office:value="1.241" calcext:value-type="float">
            <text:p>1.241</text:p>
          </table:table-cell>
          <table:table-cell office:value-type="float" office:value="1.01765811" calcext:value-type="float">
            <text:p>1.017658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6]*3*10" office:value-type="float" office:value="94.34061957" calcext:value-type="float">
            <text:p>94.340619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730395833" calcext:value-type="float">
            <text:p>6.730395833</text:p>
          </table:table-cell>
          <table:table-cell office:value-type="float" office:value="2.06369775" calcext:value-type="float">
            <text:p>2.06369775</text:p>
          </table:table-cell>
          <table:table-cell office:value-type="float" office:value="1.19" calcext:value-type="float">
            <text:p>1.19</text:p>
          </table:table-cell>
          <table:table-cell office:value-type="float" office:value="0.883741392" calcext:value-type="float">
            <text:p>0.88374139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7]*3*10" office:value-type="float" office:value="61.9109325" calcext:value-type="float">
            <text:p>61.91093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924708333" calcext:value-type="float">
            <text:p>3.924708333</text:p>
          </table:table-cell>
          <table:table-cell office:value-type="float" office:value="2.28337725" calcext:value-type="float">
            <text:p>2.28337725</text:p>
          </table:table-cell>
          <table:table-cell office:value-type="float" office:value="0.136" calcext:value-type="float">
            <text:p>0.136</text:p>
          </table:table-cell>
          <table:table-cell office:value-type="float" office:value="0.712774711" calcext:value-type="float">
            <text:p>0.7127747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8]*3*10" office:value-type="float" office:value="68.5013175" calcext:value-type="float">
            <text:p>68.50131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701375" calcext:value-type="float">
            <text:p>3.701375</text:p>
          </table:table-cell>
          <table:table-cell office:value-type="float" office:value="2.66523" calcext:value-type="float">
            <text:p>2.66523</text:p>
          </table:table-cell>
          <table:table-cell office:value-type="float" office:value="6.12" calcext:value-type="float">
            <text:p>6.12</text:p>
          </table:table-cell>
          <table:table-cell office:value-type="float" office:value="0.848043961" calcext:value-type="float">
            <text:p>0.84804396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79]*3*10" office:value-type="float" office:value="79.9569" calcext:value-type="float">
            <text:p>79.95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8673125" calcext:value-type="float">
            <text:p>2.8673125</text:p>
          </table:table-cell>
          <table:table-cell office:value-type="float" office:value="7.11831975" calcext:value-type="float">
            <text:p>7.11831975</text:p>
          </table:table-cell>
          <table:table-cell office:value-type="float" office:value="0.017" calcext:value-type="float">
            <text:p>0.017</text:p>
          </table:table-cell>
          <table:table-cell office:value-type="float" office:value="2.17088196" calcext:value-type="float">
            <text:p>2.1708819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0]*3*10" office:value-type="float" office:value="213.5495925" calcext:value-type="float">
            <text:p>213.54959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62916667" calcext:value-type="float">
            <text:p>2.462916667</text:p>
          </table:table-cell>
          <table:table-cell office:value-type="float" office:value="2.6691825" calcext:value-type="float">
            <text:p>2.66918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810717567" calcext:value-type="float">
            <text:p>0.8107175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1]*3*10" office:value-type="float" office:value="80.075475" calcext:value-type="float">
            <text:p>80.0754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344479167" calcext:value-type="float">
            <text:p>4.344479167</text:p>
          </table:table-cell>
          <table:table-cell office:value-type="float" office:value="5.05520025" calcext:value-type="float">
            <text:p>5.05520025</text:p>
          </table:table-cell>
          <table:table-cell office:value-type="float" office:value="0" calcext:value-type="float">
            <text:p>0</text:p>
          </table:table-cell>
          <table:table-cell office:value-type="float" office:value="1.505968069" calcext:value-type="float">
            <text:p>1.5059680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2]*3*10" office:value-type="float" office:value="151.6560075" calcext:value-type="float">
            <text:p>151.65600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517125" calcext:value-type="float">
            <text:p>5.517125</text:p>
          </table:table-cell>
          <table:table-cell office:value-type="float" office:value="7.5291795" calcext:value-type="float">
            <text:p>7.5291795</text:p>
          </table:table-cell>
          <table:table-cell office:value-type="float" office:value="0.034" calcext:value-type="float">
            <text:p>0.034</text:p>
          </table:table-cell>
          <table:table-cell office:value-type="float" office:value="2.562912755" calcext:value-type="float">
            <text:p>2.5629127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3]*3*10" office:value-type="float" office:value="225.875385" calcext:value-type="float">
            <text:p>225.8753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25925" calcext:value-type="float">
            <text:p>8.25925</text:p>
          </table:table-cell>
          <table:table-cell office:value-type="float" office:value="7.63715025" calcext:value-type="float">
            <text:p>7.63715025</text:p>
          </table:table-cell>
          <table:table-cell office:value-type="float" office:value="0.017" calcext:value-type="float">
            <text:p>0.017</text:p>
          </table:table-cell>
          <table:table-cell office:value-type="float" office:value="3.083609913" calcext:value-type="float">
            <text:p>3.08360991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4]*3*10" office:value-type="float" office:value="229.1145075" calcext:value-type="float">
            <text:p>229.11450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4374375" calcext:value-type="float">
            <text:p>8.4374375</text:p>
          </table:table-cell>
          <table:table-cell office:value-type="float" office:value="4.43767275" calcext:value-type="float">
            <text:p>4.43767275</text:p>
          </table:table-cell>
          <table:table-cell office:value-type="float" office:value="0" calcext:value-type="float">
            <text:p>0</text:p>
          </table:table-cell>
          <table:table-cell office:value-type="float" office:value="1.573669906" calcext:value-type="float">
            <text:p>1.5736699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5]*3*10" office:value-type="float" office:value="133.1301825" calcext:value-type="float">
            <text:p>133.13018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763770833" calcext:value-type="float">
            <text:p>9.763770833</text:p>
          </table:table-cell>
          <table:table-cell office:value-type="float" office:value="5.670252" calcext:value-type="float">
            <text:p>5.670252</text:p>
          </table:table-cell>
          <table:table-cell office:value-type="float" office:value="0.051" calcext:value-type="float">
            <text:p>0.051</text:p>
          </table:table-cell>
          <table:table-cell office:value-type="float" office:value="2.372915572" calcext:value-type="float">
            <text:p>2.37291557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6]*3*10" office:value-type="float" office:value="170.10756" calcext:value-type="float">
            <text:p>170.107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372791667" calcext:value-type="float">
            <text:p>7.372791667</text:p>
          </table:table-cell>
          <table:table-cell office:value-type="float" office:value="6.984447" calcext:value-type="float">
            <text:p>6.984447</text:p>
          </table:table-cell>
          <table:table-cell office:value-type="float" office:value="0.748" calcext:value-type="float">
            <text:p>0.748</text:p>
          </table:table-cell>
          <table:table-cell office:value-type="float" office:value="2.441410335" calcext:value-type="float">
            <text:p>2.44141033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7]*3*10" office:value-type="float" office:value="209.53341" calcext:value-type="float">
            <text:p>209.533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048125" calcext:value-type="float">
            <text:p>8.048125</text:p>
          </table:table-cell>
          <table:table-cell office:value-type="float" office:value="7.879605" calcext:value-type="float">
            <text:p>7.879605</text:p>
          </table:table-cell>
          <table:table-cell office:value-type="float" office:value="0.017" calcext:value-type="float">
            <text:p>0.017</text:p>
          </table:table-cell>
          <table:table-cell office:value-type="float" office:value="2.936096963" calcext:value-type="float">
            <text:p>2.93609696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8]*3*10" office:value-type="float" office:value="236.38815" calcext:value-type="float">
            <text:p>236.388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142625" calcext:value-type="float">
            <text:p>12.142625</text:p>
          </table:table-cell>
          <table:table-cell office:value-type="float" office:value="7.674345" calcext:value-type="float">
            <text:p>7.674345</text:p>
          </table:table-cell>
          <table:table-cell office:value-type="float" office:value="0" calcext:value-type="float">
            <text:p>0</text:p>
          </table:table-cell>
          <table:table-cell office:value-type="float" office:value="3.510218833" calcext:value-type="float">
            <text:p>3.5102188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89]*3*10" office:value-type="float" office:value="230.23035" calcext:value-type="float">
            <text:p>230.230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3545" calcext:value-type="float">
            <text:p>13.3545</text:p>
          </table:table-cell>
          <table:table-cell office:value-type="float" office:value="8.11777275" calcext:value-type="float">
            <text:p>8.11777275</text:p>
          </table:table-cell>
          <table:table-cell office:value-type="float" office:value="0" calcext:value-type="float">
            <text:p>0</text:p>
          </table:table-cell>
          <table:table-cell office:value-type="float" office:value="3.567178041" calcext:value-type="float">
            <text:p>3.56717804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0]*3*10" office:value-type="float" office:value="243.5331825" calcext:value-type="float">
            <text:p>243.53318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.21929167" calcext:value-type="float">
            <text:p>15.21929167</text:p>
          </table:table-cell>
          <table:table-cell office:value-type="float" office:value="8.022948" calcext:value-type="float">
            <text:p>8.022948</text:p>
          </table:table-cell>
          <table:table-cell office:value-type="float" office:value="0" calcext:value-type="float">
            <text:p>0</text:p>
          </table:table-cell>
          <table:table-cell office:value-type="float" office:value="3.594517294" calcext:value-type="float">
            <text:p>3.59451729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1]*3*10" office:value-type="float" office:value="240.68844" calcext:value-type="float">
            <text:p>240.688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2270625" calcext:value-type="float">
            <text:p>14.2270625</text:p>
          </table:table-cell>
          <table:table-cell office:value-type="float" office:value="7.94710275" calcext:value-type="float">
            <text:p>7.94710275</text:p>
          </table:table-cell>
          <table:table-cell office:value-type="float" office:value="0" calcext:value-type="float">
            <text:p>0</text:p>
          </table:table-cell>
          <table:table-cell office:value-type="float" office:value="3.567921813" calcext:value-type="float">
            <text:p>3.56792181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2]*3*10" office:value-type="float" office:value="238.4130825" calcext:value-type="float">
            <text:p>238.41308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088125" calcext:value-type="float">
            <text:p>13.088125</text:p>
          </table:table-cell>
          <table:table-cell office:value-type="float" office:value="7.2396" calcext:value-type="float">
            <text:p>7.2396</text:p>
          </table:table-cell>
          <table:table-cell office:value-type="float" office:value="0" calcext:value-type="float">
            <text:p>0</text:p>
          </table:table-cell>
          <table:table-cell office:value-type="float" office:value="3.440250845" calcext:value-type="float">
            <text:p>3.44025084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3]*3*10" office:value-type="float" office:value="217.188" calcext:value-type="float">
            <text:p>217.1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9164375" calcext:value-type="float">
            <text:p>6.9164375</text:p>
          </table:table-cell>
          <table:table-cell office:value-type="float" office:value="8.3166525" calcext:value-type="float">
            <text:p>8.3166525</text:p>
          </table:table-cell>
          <table:table-cell office:value-type="float" office:value="0" calcext:value-type="float">
            <text:p>0</text:p>
          </table:table-cell>
          <table:table-cell office:value-type="float" office:value="3.039276034" calcext:value-type="float">
            <text:p>3.03927603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4]*3*10" office:value-type="float" office:value="249.499575" calcext:value-type="float">
            <text:p>249.4995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418104167" calcext:value-type="float">
            <text:p>7.418104167</text:p>
          </table:table-cell>
          <table:table-cell office:value-type="float" office:value="8.52192525" calcext:value-type="float">
            <text:p>8.52192525</text:p>
          </table:table-cell>
          <table:table-cell office:value-type="float" office:value="0.017" calcext:value-type="float">
            <text:p>0.017</text:p>
          </table:table-cell>
          <table:table-cell office:value-type="float" office:value="3.225490796" calcext:value-type="float">
            <text:p>3.22549079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5]*3*10" office:value-type="float" office:value="255.6577575" calcext:value-type="float">
            <text:p>255.65775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035645833" calcext:value-type="float">
            <text:p>7.035645833</text:p>
          </table:table-cell>
          <table:table-cell office:value-type="float" office:value="7.700325" calcext:value-type="float">
            <text:p>7.700325</text:p>
          </table:table-cell>
          <table:table-cell office:value-type="float" office:value="0.221" calcext:value-type="float">
            <text:p>0.221</text:p>
          </table:table-cell>
          <table:table-cell office:value-type="float" office:value="3.0227202" calcext:value-type="float">
            <text:p>3.02272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6]*3*10" office:value-type="float" office:value="231.00975" calcext:value-type="float">
            <text:p>231.009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9275" calcext:value-type="float">
            <text:p>2.9275</text:p>
          </table:table-cell>
          <table:table-cell office:value-type="float" office:value="5.8570725" calcext:value-type="float">
            <text:p>5.8570725</text:p>
          </table:table-cell>
          <table:table-cell office:value-type="float" office:value="0" calcext:value-type="float">
            <text:p>0</text:p>
          </table:table-cell>
          <table:table-cell office:value-type="float" office:value="2.091579418" calcext:value-type="float">
            <text:p>2.0915794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7]*3*10" office:value-type="float" office:value="175.712175" calcext:value-type="float">
            <text:p>175.7121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167666667" calcext:value-type="float">
            <text:p>3.167666667</text:p>
          </table:table-cell>
          <table:table-cell office:value-type="float" office:value="8.42399775" calcext:value-type="float">
            <text:p>8.42399775</text:p>
          </table:table-cell>
          <table:table-cell office:value-type="float" office:value="0" calcext:value-type="float">
            <text:p>0</text:p>
          </table:table-cell>
          <table:table-cell office:value-type="float" office:value="2.57785763" calcext:value-type="float">
            <text:p>2.5778576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8]*3*10" office:value-type="float" office:value="252.7199325" calcext:value-type="float">
            <text:p>252.71993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860895833" calcext:value-type="float">
            <text:p>4.860895833</text:p>
          </table:table-cell>
          <table:table-cell office:value-type="float" office:value="8.86835025" calcext:value-type="float">
            <text:p>8.86835025</text:p>
          </table:table-cell>
          <table:table-cell office:value-type="float" office:value="0" calcext:value-type="float">
            <text:p>0</text:p>
          </table:table-cell>
          <table:table-cell office:value-type="float" office:value="3.193576367" calcext:value-type="float">
            <text:p>3.1935763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9]*3*10" office:value-type="float" office:value="266.0505075" calcext:value-type="float">
            <text:p>266.05050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09377083" calcext:value-type="float">
            <text:p>12.09377083</text:p>
          </table:table-cell>
          <table:table-cell office:value-type="float" office:value="6.641493" calcext:value-type="float">
            <text:p>6.641493</text:p>
          </table:table-cell>
          <table:table-cell office:value-type="float" office:value="0.119" calcext:value-type="float">
            <text:p>0.119</text:p>
          </table:table-cell>
          <table:table-cell office:value-type="float" office:value="3.24711555" calcext:value-type="float">
            <text:p>3.247115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0]*3*10" office:value-type="float" office:value="199.24479" calcext:value-type="float">
            <text:p>199.244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3875" calcext:value-type="float">
            <text:p>11.3875</text:p>
          </table:table-cell>
          <table:table-cell office:value-type="float" office:value="2.518095" calcext:value-type="float">
            <text:p>2.518095</text:p>
          </table:table-cell>
          <table:table-cell office:value-type="float" office:value="4.046" calcext:value-type="float">
            <text:p>4.046</text:p>
          </table:table-cell>
          <table:table-cell office:value-type="float" office:value="1.274434004" calcext:value-type="float">
            <text:p>1.2744340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1]*3*10" office:value-type="float" office:value="75.54285" calcext:value-type="float">
            <text:p>75.542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698770833" calcext:value-type="float">
            <text:p>7.698770833</text:p>
          </table:table-cell>
          <table:table-cell office:value-type="float" office:value="1.53803775" calcext:value-type="float">
            <text:p>1.53803775</text:p>
          </table:table-cell>
          <table:table-cell office:value-type="float" office:value="10.591" calcext:value-type="float">
            <text:p>10.591</text:p>
          </table:table-cell>
          <table:table-cell office:value-type="float" office:value="0.487840846" calcext:value-type="float">
            <text:p>0.48784084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2]*3*10" office:value-type="float" office:value="46.1411325" calcext:value-type="float">
            <text:p>46.14113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0865" calcext:value-type="float">
            <text:p>5.0865</text:p>
          </table:table-cell>
          <table:table-cell office:value-type="float" office:value="6.77229225" calcext:value-type="float">
            <text:p>6.77229225</text:p>
          </table:table-cell>
          <table:table-cell office:value-type="float" office:value="0.051" calcext:value-type="float">
            <text:p>0.051</text:p>
          </table:table-cell>
          <table:table-cell office:value-type="float" office:value="2.029386822" calcext:value-type="float">
            <text:p>2.02938682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3]*3*10" office:value-type="float" office:value="203.1687675" calcext:value-type="float">
            <text:p>203.168767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731895833" calcext:value-type="float">
            <text:p>3.731895833</text:p>
          </table:table-cell>
          <table:table-cell office:value-type="float" office:value="6.08537025" calcext:value-type="float">
            <text:p>6.08537025</text:p>
          </table:table-cell>
          <table:table-cell office:value-type="float" office:value="0.017" calcext:value-type="float">
            <text:p>0.017</text:p>
          </table:table-cell>
          <table:table-cell office:value-type="float" office:value="1.902849442" calcext:value-type="float">
            <text:p>1.9028494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4]*3*10" office:value-type="float" office:value="182.5611075" calcext:value-type="float">
            <text:p>182.56110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810065217" calcext:value-type="float">
            <text:p>4.810065217</text:p>
          </table:table-cell>
          <table:table-cell office:value-type="float" office:value="9.137347826" calcext:value-type="float">
            <text:p>9.137347826</text:p>
          </table:table-cell>
          <table:table-cell office:value-type="float" office:value="0" calcext:value-type="float">
            <text:p>0</text:p>
          </table:table-cell>
          <table:table-cell office:value-type="float" office:value="3.167215555" calcext:value-type="float">
            <text:p>3.1672155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5]*3*10" office:value-type="float" office:value="274.12043478" calcext:value-type="float">
            <text:p>274.1204347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380604167" calcext:value-type="float">
            <text:p>4.380604167</text:p>
          </table:table-cell>
          <table:table-cell office:value-type="float" office:value="7.78717275" calcext:value-type="float">
            <text:p>7.78717275</text:p>
          </table:table-cell>
          <table:table-cell office:value-type="float" office:value="0" calcext:value-type="float">
            <text:p>0</text:p>
          </table:table-cell>
          <table:table-cell office:value-type="float" office:value="2.78707278" calcext:value-type="float">
            <text:p>2.7870727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6]*3*10" office:value-type="float" office:value="233.6151825" calcext:value-type="float">
            <text:p>233.615182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342208333" calcext:value-type="float">
            <text:p>4.342208333</text:p>
          </table:table-cell>
          <table:table-cell office:value-type="float" office:value="7.76675775" calcext:value-type="float">
            <text:p>7.76675775</text:p>
          </table:table-cell>
          <table:table-cell office:value-type="float" office:value="0" calcext:value-type="float">
            <text:p>0</text:p>
          </table:table-cell>
          <table:table-cell office:value-type="float" office:value="2.725948159" calcext:value-type="float">
            <text:p>2.72594815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7]*3*10" office:value-type="float" office:value="233.0027325" calcext:value-type="float">
            <text:p>233.00273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471791667" calcext:value-type="float">
            <text:p>6.471791667</text:p>
          </table:table-cell>
          <table:table-cell office:value-type="float" office:value="5.22097275" calcext:value-type="float">
            <text:p>5.22097275</text:p>
          </table:table-cell>
          <table:table-cell office:value-type="float" office:value="0" calcext:value-type="float">
            <text:p>0</text:p>
          </table:table-cell>
          <table:table-cell office:value-type="float" office:value="2.024741051" calcext:value-type="float">
            <text:p>2.02474105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8]*3*10" office:value-type="float" office:value="156.6291825" calcext:value-type="float">
            <text:p>156.62918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795979167" calcext:value-type="float">
            <text:p>7.795979167</text:p>
          </table:table-cell>
          <table:table-cell office:value-type="float" office:value="6.6078225" calcext:value-type="float">
            <text:p>6.6078225</text:p>
          </table:table-cell>
          <table:table-cell office:value-type="float" office:value="0" calcext:value-type="float">
            <text:p>0</text:p>
          </table:table-cell>
          <table:table-cell office:value-type="float" office:value="2.391056654" calcext:value-type="float">
            <text:p>2.39105665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9]*3*10" office:value-type="float" office:value="198.234675" calcext:value-type="float">
            <text:p>198.2346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343625" calcext:value-type="float">
            <text:p>8.343625</text:p>
          </table:table-cell>
          <table:table-cell office:value-type="float" office:value="8.37219975" calcext:value-type="float">
            <text:p>8.37219975</text:p>
          </table:table-cell>
          <table:table-cell office:value-type="float" office:value="0" calcext:value-type="float">
            <text:p>0</text:p>
          </table:table-cell>
          <table:table-cell office:value-type="float" office:value="3.037765247" calcext:value-type="float">
            <text:p>3.03776524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0]*3*10" office:value-type="float" office:value="251.1659925" calcext:value-type="float">
            <text:p>251.16599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079770833" calcext:value-type="float">
            <text:p>9.079770833</text:p>
          </table:table-cell>
          <table:table-cell office:value-type="float" office:value="5.8275975" calcext:value-type="float">
            <text:p>5.8275975</text:p>
          </table:table-cell>
          <table:table-cell office:value-type="float" office:value="0" calcext:value-type="float">
            <text:p>0</text:p>
          </table:table-cell>
          <table:table-cell office:value-type="float" office:value="2.444019429" calcext:value-type="float">
            <text:p>2.44401942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1]*3*10" office:value-type="float" office:value="174.827925" calcext:value-type="float">
            <text:p>174.8279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87235417" calcext:value-type="float">
            <text:p>10.87235417</text:p>
          </table:table-cell>
          <table:table-cell office:value-type="float" office:value="8.20400025" calcext:value-type="float">
            <text:p>8.20400025</text:p>
          </table:table-cell>
          <table:table-cell office:value-type="float" office:value="0" calcext:value-type="float">
            <text:p>0</text:p>
          </table:table-cell>
          <table:table-cell office:value-type="float" office:value="3.143475543" calcext:value-type="float">
            <text:p>3.1434755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2]*3*10" office:value-type="float" office:value="246.1200075" calcext:value-type="float">
            <text:p>246.12000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8569375" calcext:value-type="float">
            <text:p>11.8569375</text:p>
          </table:table-cell>
          <table:table-cell office:value-type="float" office:value="8.36505525" calcext:value-type="float">
            <text:p>8.36505525</text:p>
          </table:table-cell>
          <table:table-cell office:value-type="float" office:value="0.051" calcext:value-type="float">
            <text:p>0.051</text:p>
          </table:table-cell>
          <table:table-cell office:value-type="float" office:value="3.453141038" calcext:value-type="float">
            <text:p>3.4531410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3]*3*10" office:value-type="float" office:value="250.9516575" calcext:value-type="float">
            <text:p>250.95165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49495833" calcext:value-type="float">
            <text:p>12.49495833</text:p>
          </table:table-cell>
          <table:table-cell office:value-type="float" office:value="10.081278" calcext:value-type="float">
            <text:p>10.081278</text:p>
          </table:table-cell>
          <table:table-cell office:value-type="float" office:value="0" calcext:value-type="float">
            <text:p>0</text:p>
          </table:table-cell>
          <table:table-cell office:value-type="float" office:value="4.380730922" calcext:value-type="float">
            <text:p>4.38073092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4]*3*10" office:value-type="float" office:value="302.43834" calcext:value-type="float">
            <text:p>302.438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.61570833" calcext:value-type="float">
            <text:p>14.61570833</text:p>
          </table:table-cell>
          <table:table-cell office:value-type="float" office:value="9.781473" calcext:value-type="float">
            <text:p>9.781473</text:p>
          </table:table-cell>
          <table:table-cell office:value-type="float" office:value="0" calcext:value-type="float">
            <text:p>0</text:p>
          </table:table-cell>
          <table:table-cell office:value-type="float" office:value="4.554413657" calcext:value-type="float">
            <text:p>4.55441365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5]*3*10" office:value-type="float" office:value="293.44419" calcext:value-type="float">
            <text:p>293.444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.75575" calcext:value-type="float">
            <text:p>14.75575</text:p>
          </table:table-cell>
          <table:table-cell office:value-type="float" office:value="7.81194975" calcext:value-type="float">
            <text:p>7.81194975</text:p>
          </table:table-cell>
          <table:table-cell office:value-type="float" office:value="0" calcext:value-type="float">
            <text:p>0</text:p>
          </table:table-cell>
          <table:table-cell office:value-type="float" office:value="3.921134667" calcext:value-type="float">
            <text:p>3.9211346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6]*3*10" office:value-type="float" office:value="234.3584925" calcext:value-type="float">
            <text:p>234.35849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59" calcext:value-type="float">
            <text:p>13.59</text:p>
          </table:table-cell>
          <table:table-cell office:value-type="float" office:value="5.5943505" calcext:value-type="float">
            <text:p>5.5943505</text:p>
          </table:table-cell>
          <table:table-cell office:value-type="float" office:value="0" calcext:value-type="float">
            <text:p>0</text:p>
          </table:table-cell>
          <table:table-cell office:value-type="float" office:value="2.669704943" calcext:value-type="float">
            <text:p>2.6697049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7]*3*10" office:value-type="float" office:value="167.830515" calcext:value-type="float">
            <text:p>167.8305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6519375" calcext:value-type="float">
            <text:p>13.6519375</text:p>
          </table:table-cell>
          <table:table-cell office:value-type="float" office:value="9.8562" calcext:value-type="float">
            <text:p>9.8562</text:p>
          </table:table-cell>
          <table:table-cell office:value-type="float" office:value="0" calcext:value-type="float">
            <text:p>0</text:p>
          </table:table-cell>
          <table:table-cell office:value-type="float" office:value="4.056078276" calcext:value-type="float">
            <text:p>4.05607827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8]*3*10" office:value-type="float" office:value="295.686" calcext:value-type="float">
            <text:p>295.6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.86583333" calcext:value-type="float">
            <text:p>11.86583333</text:p>
          </table:table-cell>
          <table:table-cell office:value-type="float" office:value="2.25929775" calcext:value-type="float">
            <text:p>2.25929775</text:p>
          </table:table-cell>
          <table:table-cell office:value-type="float" office:value="8.398" calcext:value-type="float">
            <text:p>8.398</text:p>
          </table:table-cell>
          <table:table-cell office:value-type="float" office:value="0.867871906" calcext:value-type="float">
            <text:p>0.8678719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19]*3*10" office:value-type="float" office:value="67.7789325" calcext:value-type="float">
            <text:p>67.77893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.05189583" calcext:value-type="float">
            <text:p>11.05189583</text:p>
          </table:table-cell>
          <table:table-cell office:value-type="float" office:value="7.22904975" calcext:value-type="float">
            <text:p>7.22904975</text:p>
          </table:table-cell>
          <table:table-cell office:value-type="float" office:value="0" calcext:value-type="float">
            <text:p>0</text:p>
          </table:table-cell>
          <table:table-cell office:value-type="float" office:value="2.5883118" calcext:value-type="float">
            <text:p>2.58831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0]*3*10" office:value-type="float" office:value="216.8714925" calcext:value-type="float">
            <text:p>216.87149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38727083" calcext:value-type="float">
            <text:p>10.38727083</text:p>
          </table:table-cell>
          <table:table-cell office:value-type="float" office:value="5.94037275" calcext:value-type="float">
            <text:p>5.94037275</text:p>
          </table:table-cell>
          <table:table-cell office:value-type="float" office:value="3.876" calcext:value-type="float">
            <text:p>3.876</text:p>
          </table:table-cell>
          <table:table-cell office:value-type="float" office:value="2.107135228" calcext:value-type="float">
            <text:p>2.1071352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1]*3*10" office:value-type="float" office:value="178.2111825" calcext:value-type="float">
            <text:p>178.21118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544166667" calcext:value-type="float">
            <text:p>8.544166667</text:p>
          </table:table-cell>
          <table:table-cell office:value-type="float" office:value="4.2021975" calcext:value-type="float">
            <text:p>4.2021975</text:p>
          </table:table-cell>
          <table:table-cell office:value-type="float" office:value="4.046" calcext:value-type="float">
            <text:p>4.046</text:p>
          </table:table-cell>
          <table:table-cell office:value-type="float" office:value="1.336410108" calcext:value-type="float">
            <text:p>1.3364101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2]*3*10" office:value-type="float" office:value="126.065925" calcext:value-type="float">
            <text:p>126.0659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156" calcext:value-type="float">
            <text:p>7.156</text:p>
          </table:table-cell>
          <table:table-cell office:value-type="float" office:value="8.35247475" calcext:value-type="float">
            <text:p>8.35247475</text:p>
          </table:table-cell>
          <table:table-cell office:value-type="float" office:value="0.17" calcext:value-type="float">
            <text:p>0.17</text:p>
          </table:table-cell>
          <table:table-cell office:value-type="float" office:value="2.673898457" calcext:value-type="float">
            <text:p>2.67389845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3]*3*10" office:value-type="float" office:value="250.5742425" calcext:value-type="float">
            <text:p>250.57424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.344541667" calcext:value-type="float">
            <text:p>9.344541667</text:p>
          </table:table-cell>
          <table:table-cell office:value-type="float" office:value="10.63657275" calcext:value-type="float">
            <text:p>10.63657275</text:p>
          </table:table-cell>
          <table:table-cell office:value-type="float" office:value="0.034" calcext:value-type="float">
            <text:p>0.034</text:p>
          </table:table-cell>
          <table:table-cell office:value-type="float" office:value="4.121404519" calcext:value-type="float">
            <text:p>4.12140451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4]*3*10" office:value-type="float" office:value="319.0971825" calcext:value-type="float">
            <text:p>319.09718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.366875" calcext:value-type="float">
            <text:p>11.366875</text:p>
          </table:table-cell>
          <table:table-cell office:value-type="float" office:value="3.62270325" calcext:value-type="float">
            <text:p>3.62270325</text:p>
          </table:table-cell>
          <table:table-cell office:value-type="float" office:value="3.502" calcext:value-type="float">
            <text:p>3.502</text:p>
          </table:table-cell>
          <table:table-cell office:value-type="float" office:value="2.121460198" calcext:value-type="float">
            <text:p>2.12146019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5]*3*10" office:value-type="float" office:value="108.6810975" calcext:value-type="float">
            <text:p>108.68109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843416667" calcext:value-type="float">
            <text:p>9.843416667</text:p>
          </table:table-cell>
          <table:table-cell office:value-type="float" office:value="8.78460225" calcext:value-type="float">
            <text:p>8.78460225</text:p>
          </table:table-cell>
          <table:table-cell office:value-type="float" office:value="5.185" calcext:value-type="float">
            <text:p>5.185</text:p>
          </table:table-cell>
          <table:table-cell office:value-type="float" office:value="3.078307452" calcext:value-type="float">
            <text:p>3.07830745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6]*3*10" office:value-type="float" office:value="263.5380675" calcext:value-type="float">
            <text:p>263.53806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457" calcext:value-type="float">
            <text:p>10.457</text:p>
          </table:table-cell>
          <table:table-cell office:value-type="float" office:value="4.1074995" calcext:value-type="float">
            <text:p>4.1074995</text:p>
          </table:table-cell>
          <table:table-cell office:value-type="float" office:value="11.084" calcext:value-type="float">
            <text:p>11.084</text:p>
          </table:table-cell>
          <table:table-cell office:value-type="float" office:value="1.600649759" calcext:value-type="float">
            <text:p>1.60064975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7]*3*10" office:value-type="float" office:value="123.224985" calcext:value-type="float">
            <text:p>123.2249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35" calcext:value-type="float">
            <text:p>11.35</text:p>
          </table:table-cell>
          <table:table-cell office:value-type="float" office:value="7.4875245" calcext:value-type="float">
            <text:p>7.4875245</text:p>
          </table:table-cell>
          <table:table-cell office:value-type="float" office:value="0.493" calcext:value-type="float">
            <text:p>0.493</text:p>
          </table:table-cell>
          <table:table-cell office:value-type="float" office:value="2.776398334" calcext:value-type="float">
            <text:p>2.77639833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8]*3*10" office:value-type="float" office:value="224.625735" calcext:value-type="float">
            <text:p>224.6257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.783125" calcext:value-type="float">
            <text:p>16.783125</text:p>
          </table:table-cell>
          <table:table-cell office:value-type="float" office:value="9.43812225" calcext:value-type="float">
            <text:p>9.43812225</text:p>
          </table:table-cell>
          <table:table-cell office:value-type="float" office:value="0" calcext:value-type="float">
            <text:p>0</text:p>
          </table:table-cell>
          <table:table-cell office:value-type="float" office:value="4.223632717" calcext:value-type="float">
            <text:p>4.22363271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9]*3*10" office:value-type="float" office:value="283.1436675" calcext:value-type="float">
            <text:p>283.14366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.69270833" calcext:value-type="float">
            <text:p>20.69270833</text:p>
          </table:table-cell>
          <table:table-cell office:value-type="float" office:value="6.808545" calcext:value-type="float">
            <text:p>6.808545</text:p>
          </table:table-cell>
          <table:table-cell office:value-type="float" office:value="0" calcext:value-type="float">
            <text:p>0</text:p>
          </table:table-cell>
          <table:table-cell office:value-type="float" office:value="4.576810469" calcext:value-type="float">
            <text:p>4.5768104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0]*3*10" office:value-type="float" office:value="204.25635" calcext:value-type="float">
            <text:p>204.256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53916667" calcext:value-type="float">
            <text:p>13.53916667</text:p>
          </table:table-cell>
          <table:table-cell office:value-type="float" office:value="7.43247525" calcext:value-type="float">
            <text:p>7.43247525</text:p>
          </table:table-cell>
          <table:table-cell office:value-type="float" office:value="9.01" calcext:value-type="float">
            <text:p>9.01</text:p>
          </table:table-cell>
          <table:table-cell office:value-type="float" office:value="2.805009932" calcext:value-type="float">
            <text:p>2.80500993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1]*3*10" office:value-type="float" office:value="222.9742575" calcext:value-type="float">
            <text:p>222.97425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831083333" calcext:value-type="float">
            <text:p>9.831083333</text:p>
          </table:table-cell>
          <table:table-cell office:value-type="float" office:value="5.32097025" calcext:value-type="float">
            <text:p>5.32097025</text:p>
          </table:table-cell>
          <table:table-cell office:value-type="float" office:value="3.961" calcext:value-type="float">
            <text:p>3.961</text:p>
          </table:table-cell>
          <table:table-cell office:value-type="float" office:value="1.669252922" calcext:value-type="float">
            <text:p>1.66925292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2]*3*10" office:value-type="float" office:value="159.6291075" calcext:value-type="float">
            <text:p>159.62910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589875" calcext:value-type="float">
            <text:p>10.589875</text:p>
          </table:table-cell>
          <table:table-cell office:value-type="float" office:value="6.3561795" calcext:value-type="float">
            <text:p>6.3561795</text:p>
          </table:table-cell>
          <table:table-cell office:value-type="float" office:value="1.717" calcext:value-type="float">
            <text:p>1.717</text:p>
          </table:table-cell>
          <table:table-cell office:value-type="float" office:value="2.247591402" calcext:value-type="float">
            <text:p>2.2475914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3]*3*10" office:value-type="float" office:value="190.685385" calcext:value-type="float">
            <text:p>190.6853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76575" calcext:value-type="float">
            <text:p>10.76575</text:p>
          </table:table-cell>
          <table:table-cell office:value-type="float" office:value="7.92495525" calcext:value-type="float">
            <text:p>7.92495525</text:p>
          </table:table-cell>
          <table:table-cell office:value-type="float" office:value="7.344" calcext:value-type="float">
            <text:p>7.344</text:p>
          </table:table-cell>
          <table:table-cell office:value-type="float" office:value="2.57777462" calcext:value-type="float">
            <text:p>2.5777746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4]*3*10" office:value-type="float" office:value="237.7486575" calcext:value-type="float">
            <text:p>237.748657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6189375" calcext:value-type="float">
            <text:p>10.6189375</text:p>
          </table:table-cell>
          <table:table-cell office:value-type="float" office:value="6.719925" calcext:value-type="float">
            <text:p>6.719925</text:p>
          </table:table-cell>
          <table:table-cell office:value-type="float" office:value="0.646" calcext:value-type="float">
            <text:p>0.646</text:p>
          </table:table-cell>
          <table:table-cell office:value-type="float" office:value="2.355300102" calcext:value-type="float">
            <text:p>2.3553001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5]*3*10" office:value-type="float" office:value="201.59775" calcext:value-type="float">
            <text:p>201.5977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20375" calcext:value-type="float">
            <text:p>11.20375</text:p>
          </table:table-cell>
          <table:table-cell office:value-type="float" office:value="3.66110475" calcext:value-type="float">
            <text:p>3.66110475</text:p>
          </table:table-cell>
          <table:table-cell office:value-type="float" office:value="3.485" calcext:value-type="float">
            <text:p>3.485</text:p>
          </table:table-cell>
          <table:table-cell office:value-type="float" office:value="1.42154976" calcext:value-type="float">
            <text:p>1.4215497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6]*3*10" office:value-type="float" office:value="109.8331425" calcext:value-type="float">
            <text:p>109.83314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45958333" calcext:value-type="float">
            <text:p>12.45958333</text:p>
          </table:table-cell>
          <table:table-cell office:value-type="float" office:value="6.67970025" calcext:value-type="float">
            <text:p>6.67970025</text:p>
          </table:table-cell>
          <table:table-cell office:value-type="float" office:value="10.302" calcext:value-type="float">
            <text:p>10.302</text:p>
          </table:table-cell>
          <table:table-cell office:value-type="float" office:value="2.767875093" calcext:value-type="float">
            <text:p>2.76787509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7]*3*10" office:value-type="float" office:value="200.3910075" calcext:value-type="float">
            <text:p>200.39100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67020833" calcext:value-type="float">
            <text:p>11.67020833</text:p>
          </table:table-cell>
          <table:table-cell office:value-type="float" office:value="8.356425" calcext:value-type="float">
            <text:p>8.356425</text:p>
          </table:table-cell>
          <table:table-cell office:value-type="float" office:value="7.327" calcext:value-type="float">
            <text:p>7.327</text:p>
          </table:table-cell>
          <table:table-cell office:value-type="float" office:value="2.941118784" calcext:value-type="float">
            <text:p>2.9411187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8]*3*10" office:value-type="float" office:value="250.69275" calcext:value-type="float">
            <text:p>250.6927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.18395833" calcext:value-type="float">
            <text:p>10.18395833</text:p>
          </table:table-cell>
          <table:table-cell office:value-type="float" office:value="5.981598" calcext:value-type="float">
            <text:p>5.981598</text:p>
          </table:table-cell>
          <table:table-cell office:value-type="float" office:value="3.638" calcext:value-type="float">
            <text:p>3.638</text:p>
          </table:table-cell>
          <table:table-cell office:value-type="float" office:value="1.914703634" calcext:value-type="float">
            <text:p>1.91470363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39]*3*10" office:value-type="float" office:value="179.44794" calcext:value-type="float">
            <text:p>179.447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.85133333" calcext:value-type="float">
            <text:p>10.85133333</text:p>
          </table:table-cell>
          <table:table-cell office:value-type="float" office:value="7.6166505" calcext:value-type="float">
            <text:p>7.6166505</text:p>
          </table:table-cell>
          <table:table-cell office:value-type="float" office:value="2.788" calcext:value-type="float">
            <text:p>2.788</text:p>
          </table:table-cell>
          <table:table-cell office:value-type="float" office:value="2.656151891" calcext:value-type="float">
            <text:p>2.6561518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0]*3*10" office:value-type="float" office:value="228.499515" calcext:value-type="float">
            <text:p>228.4995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357" calcext:value-type="float">
            <text:p>12.357</text:p>
          </table:table-cell>
          <table:table-cell office:value-type="float" office:value="9.346497" calcext:value-type="float">
            <text:p>9.346497</text:p>
          </table:table-cell>
          <table:table-cell office:value-type="float" office:value="0" calcext:value-type="float">
            <text:p>0</text:p>
          </table:table-cell>
          <table:table-cell office:value-type="float" office:value="3.56527555" calcext:value-type="float">
            <text:p>3.565275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1]*3*10" office:value-type="float" office:value="280.39491" calcext:value-type="float">
            <text:p>280.394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62041667" calcext:value-type="float">
            <text:p>12.62041667</text:p>
          </table:table-cell>
          <table:table-cell office:value-type="float" office:value="4.4251005" calcext:value-type="float">
            <text:p>4.4251005</text:p>
          </table:table-cell>
          <table:table-cell office:value-type="float" office:value="3.842" calcext:value-type="float">
            <text:p>3.842</text:p>
          </table:table-cell>
          <table:table-cell office:value-type="float" office:value="1.92708266" calcext:value-type="float">
            <text:p>1.9270826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2]*3*10" office:value-type="float" office:value="132.753015" calcext:value-type="float">
            <text:p>132.7530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.06414583" calcext:value-type="float">
            <text:p>10.06414583</text:p>
          </table:table-cell>
          <table:table-cell office:value-type="float" office:value="5.7224265" calcext:value-type="float">
            <text:p>5.7224265</text:p>
          </table:table-cell>
          <table:table-cell office:value-type="float" office:value="3.774" calcext:value-type="float">
            <text:p>3.774</text:p>
          </table:table-cell>
          <table:table-cell office:value-type="float" office:value="1.984572332" calcext:value-type="float">
            <text:p>1.98457233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3]*3*10" office:value-type="float" office:value="171.672795" calcext:value-type="float">
            <text:p>171.6727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646375" calcext:value-type="float">
            <text:p>11.646375</text:p>
          </table:table-cell>
          <table:table-cell office:value-type="float" office:value="8.28632775" calcext:value-type="float">
            <text:p>8.28632775</text:p>
          </table:table-cell>
          <table:table-cell office:value-type="float" office:value="0.306" calcext:value-type="float">
            <text:p>0.306</text:p>
          </table:table-cell>
          <table:table-cell office:value-type="float" office:value="2.994491858" calcext:value-type="float">
            <text:p>2.9944918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4]*3*10" office:value-type="float" office:value="248.5898325" calcext:value-type="float">
            <text:p>248.58983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82729167" calcext:value-type="float">
            <text:p>11.82729167</text:p>
          </table:table-cell>
          <table:table-cell office:value-type="float" office:value="6.61073025" calcext:value-type="float">
            <text:p>6.61073025</text:p>
          </table:table-cell>
          <table:table-cell office:value-type="float" office:value="1.292" calcext:value-type="float">
            <text:p>1.292</text:p>
          </table:table-cell>
          <table:table-cell office:value-type="float" office:value="2.833786162" calcext:value-type="float">
            <text:p>2.83378616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5]*3*10" office:value-type="float" office:value="198.3219075" calcext:value-type="float">
            <text:p>198.32190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75595833" calcext:value-type="float">
            <text:p>11.75595833</text:p>
          </table:table-cell>
          <table:table-cell office:value-type="float" office:value="8.93704725" calcext:value-type="float">
            <text:p>8.93704725</text:p>
          </table:table-cell>
          <table:table-cell office:value-type="float" office:value="0.34" calcext:value-type="float">
            <text:p>0.34</text:p>
          </table:table-cell>
          <table:table-cell office:value-type="float" office:value="3.475125245" calcext:value-type="float">
            <text:p>3.47512524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6]*3*10" office:value-type="float" office:value="268.1114175" calcext:value-type="float">
            <text:p>268.11141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46604167" calcext:value-type="float">
            <text:p>12.46604167</text:p>
          </table:table-cell>
          <table:table-cell office:value-type="float" office:value="5.451678" calcext:value-type="float">
            <text:p>5.451678</text:p>
          </table:table-cell>
          <table:table-cell office:value-type="float" office:value="0" calcext:value-type="float">
            <text:p>0</text:p>
          </table:table-cell>
          <table:table-cell office:value-type="float" office:value="2.487734719" calcext:value-type="float">
            <text:p>2.48773471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7]*3*10" office:value-type="float" office:value="163.55034" calcext:value-type="float">
            <text:p>163.550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46041667" calcext:value-type="float">
            <text:p>14.46041667</text:p>
          </table:table-cell>
          <table:table-cell office:value-type="float" office:value="9.38915475" calcext:value-type="float">
            <text:p>9.38915475</text:p>
          </table:table-cell>
          <table:table-cell office:value-type="float" office:value="0" calcext:value-type="float">
            <text:p>0</text:p>
          </table:table-cell>
          <table:table-cell office:value-type="float" office:value="3.609001324" calcext:value-type="float">
            <text:p>3.6090013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8]*3*10" office:value-type="float" office:value="281.6746425" calcext:value-type="float">
            <text:p>281.6746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.4499375" calcext:value-type="float">
            <text:p>15.4499375</text:p>
          </table:table-cell>
          <table:table-cell office:value-type="float" office:value="11.425347" calcext:value-type="float">
            <text:p>11.425347</text:p>
          </table:table-cell>
          <table:table-cell office:value-type="float" office:value="0.017" calcext:value-type="float">
            <text:p>0.017</text:p>
          </table:table-cell>
          <table:table-cell office:value-type="float" office:value="4.708293586" calcext:value-type="float">
            <text:p>4.70829358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49]*3*10" office:value-type="float" office:value="342.76041" calcext:value-type="float">
            <text:p>342.760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.64229167" calcext:value-type="float">
            <text:p>17.64229167</text:p>
          </table:table-cell>
          <table:table-cell office:value-type="float" office:value="11.53150275" calcext:value-type="float">
            <text:p>11.53150275</text:p>
          </table:table-cell>
          <table:table-cell office:value-type="float" office:value="0" calcext:value-type="float">
            <text:p>0</text:p>
          </table:table-cell>
          <table:table-cell office:value-type="float" office:value="4.915074316" calcext:value-type="float">
            <text:p>4.9150743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0]*3*10" office:value-type="float" office:value="345.9450825" calcext:value-type="float">
            <text:p>345.94508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.1718125" calcext:value-type="float">
            <text:p>16.1718125</text:p>
          </table:table-cell>
          <table:table-cell office:value-type="float" office:value="11.38322025" calcext:value-type="float">
            <text:p>11.38322025</text:p>
          </table:table-cell>
          <table:table-cell office:value-type="float" office:value="0" calcext:value-type="float">
            <text:p>0</text:p>
          </table:table-cell>
          <table:table-cell office:value-type="float" office:value="4.749016848" calcext:value-type="float">
            <text:p>4.749016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*3*10" office:value-type="float" office:value="341.4966075" calcext:value-type="float">
            <text:p>341.49660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.69389583" calcext:value-type="float">
            <text:p>16.69389583</text:p>
          </table:table-cell>
          <table:table-cell office:value-type="float" office:value="12.06792975" calcext:value-type="float">
            <text:p>12.06792975</text:p>
          </table:table-cell>
          <table:table-cell office:value-type="float" office:value="0" calcext:value-type="float">
            <text:p>0</text:p>
          </table:table-cell>
          <table:table-cell office:value-type="float" office:value="5.105005709" calcext:value-type="float">
            <text:p>5.10500570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2]*3*10" office:value-type="float" office:value="362.0378925" calcext:value-type="float">
            <text:p>362.03789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.085625" calcext:value-type="float">
            <text:p>20.085625</text:p>
          </table:table-cell>
          <table:table-cell office:value-type="float" office:value="11.52597525" calcext:value-type="float">
            <text:p>11.52597525</text:p>
          </table:table-cell>
          <table:table-cell office:value-type="float" office:value="0" calcext:value-type="float">
            <text:p>0</text:p>
          </table:table-cell>
          <table:table-cell office:value-type="float" office:value="5.435899306" calcext:value-type="float">
            <text:p>5.4358993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3]*3*10" office:value-type="float" office:value="345.7792575" calcext:value-type="float">
            <text:p>345.779257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.88729167" calcext:value-type="float">
            <text:p>19.88729167</text:p>
          </table:table-cell>
          <table:table-cell office:value-type="float" office:value="6.60659475" calcext:value-type="float">
            <text:p>6.60659475</text:p>
          </table:table-cell>
          <table:table-cell office:value-type="float" office:value="0" calcext:value-type="float">
            <text:p>0</text:p>
          </table:table-cell>
          <table:table-cell office:value-type="float" office:value="2.916461549" calcext:value-type="float">
            <text:p>2.91646154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4]*3*10" office:value-type="float" office:value="198.1978425" calcext:value-type="float">
            <text:p>198.1978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.37270833" calcext:value-type="float">
            <text:p>21.37270833</text:p>
          </table:table-cell>
          <table:table-cell office:value-type="float" office:value="9.571002" calcext:value-type="float">
            <text:p>9.571002</text:p>
          </table:table-cell>
          <table:table-cell office:value-type="float" office:value="0" calcext:value-type="float">
            <text:p>0</text:p>
          </table:table-cell>
          <table:table-cell office:value-type="float" office:value="4.331887394" calcext:value-type="float">
            <text:p>4.33188739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5]*3*10" office:value-type="float" office:value="287.13006" calcext:value-type="float">
            <text:p>287.130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.100625" calcext:value-type="float">
            <text:p>18.100625</text:p>
          </table:table-cell>
          <table:table-cell office:value-type="float" office:value="5.5956525" calcext:value-type="float">
            <text:p>5.5956525</text:p>
          </table:table-cell>
          <table:table-cell office:value-type="float" office:value="2.771" calcext:value-type="float">
            <text:p>2.771</text:p>
          </table:table-cell>
          <table:table-cell office:value-type="float" office:value="2.43694501" calcext:value-type="float">
            <text:p>2.436945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6]*3*10" office:value-type="float" office:value="167.869575" calcext:value-type="float">
            <text:p>167.86957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.75520833" calcext:value-type="float">
            <text:p>14.75520833</text:p>
          </table:table-cell>
          <table:table-cell office:value-type="float" office:value="4.9483245" calcext:value-type="float">
            <text:p>4.9483245</text:p>
          </table:table-cell>
          <table:table-cell office:value-type="float" office:value="2.992" calcext:value-type="float">
            <text:p>2.992</text:p>
          </table:table-cell>
          <table:table-cell office:value-type="float" office:value="1.63412324" calcext:value-type="float">
            <text:p>1.634123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7]*3*10" office:value-type="float" office:value="148.449735" calcext:value-type="float">
            <text:p>148.4497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.31583333" calcext:value-type="float">
            <text:p>14.31583333</text:p>
          </table:table-cell>
          <table:table-cell office:value-type="float" office:value="4.300803" calcext:value-type="float">
            <text:p>4.300803</text:p>
          </table:table-cell>
          <table:table-cell office:value-type="float" office:value="0.051" calcext:value-type="float">
            <text:p>0.051</text:p>
          </table:table-cell>
          <table:table-cell office:value-type="float" office:value="1.568516278" calcext:value-type="float">
            <text:p>1.56851627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8]*3*10" office:value-type="float" office:value="129.02409" calcext:value-type="float">
            <text:p>129.024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.838125" calcext:value-type="float">
            <text:p>17.838125</text:p>
          </table:table-cell>
          <table:table-cell office:value-type="float" office:value="6.94185225" calcext:value-type="float">
            <text:p>6.94185225</text:p>
          </table:table-cell>
          <table:table-cell office:value-type="float" office:value="0" calcext:value-type="float">
            <text:p>0</text:p>
          </table:table-cell>
          <table:table-cell office:value-type="float" office:value="2.830486204" calcext:value-type="float">
            <text:p>2.8304862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59]*3*10" office:value-type="float" office:value="208.2555675" calcext:value-type="float">
            <text:p>208.25556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.30229167" calcext:value-type="float">
            <text:p>18.30229167</text:p>
          </table:table-cell>
          <table:table-cell office:value-type="float" office:value="10.3430505" calcext:value-type="float">
            <text:p>10.3430505</text:p>
          </table:table-cell>
          <table:table-cell office:value-type="float" office:value="0.051" calcext:value-type="float">
            <text:p>0.051</text:p>
          </table:table-cell>
          <table:table-cell office:value-type="float" office:value="4.336886565" calcext:value-type="float">
            <text:p>4.33688656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0]*3*10" office:value-type="float" office:value="310.291515" calcext:value-type="float">
            <text:p>310.2915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.93770833" calcext:value-type="float">
            <text:p>18.93770833</text:p>
          </table:table-cell>
          <table:table-cell office:value-type="float" office:value="11.091075" calcext:value-type="float">
            <text:p>11.091075</text:p>
          </table:table-cell>
          <table:table-cell office:value-type="float" office:value="0" calcext:value-type="float">
            <text:p>0</text:p>
          </table:table-cell>
          <table:table-cell office:value-type="float" office:value="4.72494874" calcext:value-type="float">
            <text:p>4.724948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1]*3*10" office:value-type="float" office:value="332.73225" calcext:value-type="float">
            <text:p>332.732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.10458333" calcext:value-type="float">
            <text:p>20.10458333</text:p>
          </table:table-cell>
          <table:table-cell office:value-type="float" office:value="11.57505" calcext:value-type="float">
            <text:p>11.57505</text:p>
          </table:table-cell>
          <table:table-cell office:value-type="float" office:value="0" calcext:value-type="float">
            <text:p>0</text:p>
          </table:table-cell>
          <table:table-cell office:value-type="float" office:value="5.1619061" calcext:value-type="float">
            <text:p>5.161906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2]*3*10" office:value-type="float" office:value="347.2515" calcext:value-type="float">
            <text:p>347.25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.35145833" calcext:value-type="float">
            <text:p>21.35145833</text:p>
          </table:table-cell>
          <table:table-cell office:value-type="float" office:value="11.104875" calcext:value-type="float">
            <text:p>11.104875</text:p>
          </table:table-cell>
          <table:table-cell office:value-type="float" office:value="0" calcext:value-type="float">
            <text:p>0</text:p>
          </table:table-cell>
          <table:table-cell office:value-type="float" office:value="5.081322243" calcext:value-type="float">
            <text:p>5.0813222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3]*3*10" office:value-type="float" office:value="333.14625" calcext:value-type="float">
            <text:p>333.146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.07604167" calcext:value-type="float">
            <text:p>22.07604167</text:p>
          </table:table-cell>
          <table:table-cell office:value-type="float" office:value="10.67318025" calcext:value-type="float">
            <text:p>10.67318025</text:p>
          </table:table-cell>
          <table:table-cell office:value-type="float" office:value="0.034" calcext:value-type="float">
            <text:p>0.034</text:p>
          </table:table-cell>
          <table:table-cell office:value-type="float" office:value="4.817982108" calcext:value-type="float">
            <text:p>4.8179821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4]*3*10" office:value-type="float" office:value="320.1954075" calcext:value-type="float">
            <text:p>320.19540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073125" calcext:value-type="float">
            <text:p>22.073125</text:p>
          </table:table-cell>
          <table:table-cell office:value-type="float" office:value="11.746368" calcext:value-type="float">
            <text:p>11.746368</text:p>
          </table:table-cell>
          <table:table-cell office:value-type="float" office:value="0.017" calcext:value-type="float">
            <text:p>0.017</text:p>
          </table:table-cell>
          <table:table-cell office:value-type="float" office:value="5.37473277" calcext:value-type="float">
            <text:p>5.3747327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5]*3*10" office:value-type="float" office:value="352.39104" calcext:value-type="float">
            <text:p>352.391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.58375" calcext:value-type="float">
            <text:p>22.58375</text:p>
          </table:table-cell>
          <table:table-cell office:value-type="float" office:value="12.20934975" calcext:value-type="float">
            <text:p>12.20934975</text:p>
          </table:table-cell>
          <table:table-cell office:value-type="float" office:value="0.017" calcext:value-type="float">
            <text:p>0.017</text:p>
          </table:table-cell>
          <table:table-cell office:value-type="float" office:value="5.638831808" calcext:value-type="float">
            <text:p>5.6388318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6]*3*10" office:value-type="float" office:value="366.2804925" calcext:value-type="float">
            <text:p>366.28049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.68479167" calcext:value-type="float">
            <text:p>22.68479167</text:p>
          </table:table-cell>
          <table:table-cell office:value-type="float" office:value="12.0663" calcext:value-type="float">
            <text:p>12.0663</text:p>
          </table:table-cell>
          <table:table-cell office:value-type="float" office:value="0" calcext:value-type="float">
            <text:p>0</text:p>
          </table:table-cell>
          <table:table-cell office:value-type="float" office:value="5.55447053" calcext:value-type="float">
            <text:p>5.5544705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7]*3*10" office:value-type="float" office:value="361.989" calcext:value-type="float">
            <text:p>361.98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.65770833" calcext:value-type="float">
            <text:p>24.65770833</text:p>
          </table:table-cell>
          <table:table-cell office:value-type="float" office:value="10.3870245" calcext:value-type="float">
            <text:p>10.3870245</text:p>
          </table:table-cell>
          <table:table-cell office:value-type="float" office:value="0" calcext:value-type="float">
            <text:p>0</text:p>
          </table:table-cell>
          <table:table-cell office:value-type="float" office:value="5.190953696" calcext:value-type="float">
            <text:p>5.19095369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8]*3*10" office:value-type="float" office:value="311.610735" calcext:value-type="float">
            <text:p>311.6107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.39791667" calcext:value-type="float">
            <text:p>23.39791667</text:p>
          </table:table-cell>
          <table:table-cell office:value-type="float" office:value="6.92820975" calcext:value-type="float">
            <text:p>6.92820975</text:p>
          </table:table-cell>
          <table:table-cell office:value-type="float" office:value="0.612" calcext:value-type="float">
            <text:p>0.612</text:p>
          </table:table-cell>
          <table:table-cell office:value-type="float" office:value="3.618300054" calcext:value-type="float">
            <text:p>3.61830005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69]*3*10" office:value-type="float" office:value="207.8462925" calcext:value-type="float">
            <text:p>207.84629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.80041667" calcext:value-type="float">
            <text:p>22.80041667</text:p>
          </table:table-cell>
          <table:table-cell office:value-type="float" office:value="10.61732475" calcext:value-type="float">
            <text:p>10.61732475</text:p>
          </table:table-cell>
          <table:table-cell office:value-type="float" office:value="0" calcext:value-type="float">
            <text:p>0</text:p>
          </table:table-cell>
          <table:table-cell office:value-type="float" office:value="5.349726037" calcext:value-type="float">
            <text:p>5.3497260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0]*3*10" office:value-type="float" office:value="318.5197425" calcext:value-type="float">
            <text:p>318.5197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.083125" calcext:value-type="float">
            <text:p>21.083125</text:p>
          </table:table-cell>
          <table:table-cell office:value-type="float" office:value="7.8454005" calcext:value-type="float">
            <text:p>7.8454005</text:p>
          </table:table-cell>
          <table:table-cell office:value-type="float" office:value="3.468" calcext:value-type="float">
            <text:p>3.468</text:p>
          </table:table-cell>
          <table:table-cell office:value-type="float" office:value="3.924347743" calcext:value-type="float">
            <text:p>3.9243477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1]*3*10" office:value-type="float" office:value="235.362015" calcext:value-type="float">
            <text:p>235.3620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.89395833" calcext:value-type="float">
            <text:p>16.89395833</text:p>
          </table:table-cell>
          <table:table-cell office:value-type="float" office:value="4.1677275" calcext:value-type="float">
            <text:p>4.1677275</text:p>
          </table:table-cell>
          <table:table-cell office:value-type="float" office:value="18.594" calcext:value-type="float">
            <text:p>18.594</text:p>
          </table:table-cell>
          <table:table-cell office:value-type="float" office:value="1.424936743" calcext:value-type="float">
            <text:p>1.4249367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2]*3*10" office:value-type="float" office:value="125.031825" calcext:value-type="float">
            <text:p>125.0318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.53645833" calcext:value-type="float">
            <text:p>17.53645833</text:p>
          </table:table-cell>
          <table:table-cell office:value-type="float" office:value="5.9321955" calcext:value-type="float">
            <text:p>5.9321955</text:p>
          </table:table-cell>
          <table:table-cell office:value-type="float" office:value="6.511" calcext:value-type="float">
            <text:p>6.511</text:p>
          </table:table-cell>
          <table:table-cell office:value-type="float" office:value="2.472802141" calcext:value-type="float">
            <text:p>2.47280214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3]*3*10" office:value-type="float" office:value="177.965865" calcext:value-type="float">
            <text:p>177.96586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.96770833" calcext:value-type="float">
            <text:p>15.96770833</text:p>
          </table:table-cell>
          <table:table-cell office:value-type="float" office:value="6.86559975" calcext:value-type="float">
            <text:p>6.86559975</text:p>
          </table:table-cell>
          <table:table-cell office:value-type="float" office:value="7.973" calcext:value-type="float">
            <text:p>7.973</text:p>
          </table:table-cell>
          <table:table-cell office:value-type="float" office:value="2.630049141" calcext:value-type="float">
            <text:p>2.63004914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4]*3*10" office:value-type="float" office:value="205.9679925" calcext:value-type="float">
            <text:p>205.96799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.89854167" calcext:value-type="float">
            <text:p>16.89854167</text:p>
          </table:table-cell>
          <table:table-cell office:value-type="float" office:value="6.22591725" calcext:value-type="float">
            <text:p>6.22591725</text:p>
          </table:table-cell>
          <table:table-cell office:value-type="float" office:value="0.527" calcext:value-type="float">
            <text:p>0.527</text:p>
          </table:table-cell>
          <table:table-cell office:value-type="float" office:value="2.459161092" calcext:value-type="float">
            <text:p>2.45916109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5]*3*10" office:value-type="float" office:value="186.7775175" calcext:value-type="float">
            <text:p>186.7775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31083333" calcext:value-type="float">
            <text:p>15.31083333</text:p>
          </table:table-cell>
          <table:table-cell office:value-type="float" office:value="3.7882275" calcext:value-type="float">
            <text:p>3.7882275</text:p>
          </table:table-cell>
          <table:table-cell office:value-type="float" office:value="0" calcext:value-type="float">
            <text:p>0</text:p>
          </table:table-cell>
          <table:table-cell office:value-type="float" office:value="1.570053371" calcext:value-type="float">
            <text:p>1.57005337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6]*3*10" office:value-type="float" office:value="113.646825" calcext:value-type="float">
            <text:p>113.6468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.70083333" calcext:value-type="float">
            <text:p>16.70083333</text:p>
          </table:table-cell>
          <table:table-cell office:value-type="float" office:value="9.48784725" calcext:value-type="float">
            <text:p>9.48784725</text:p>
          </table:table-cell>
          <table:table-cell office:value-type="float" office:value="0.068" calcext:value-type="float">
            <text:p>0.068</text:p>
          </table:table-cell>
          <table:table-cell office:value-type="float" office:value="3.983600746" calcext:value-type="float">
            <text:p>3.98360074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7]*3*10" office:value-type="float" office:value="284.6354175" calcext:value-type="float">
            <text:p>284.63541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.783125" calcext:value-type="float">
            <text:p>18.783125</text:p>
          </table:table-cell>
          <table:table-cell office:value-type="float" office:value="9.905127" calcext:value-type="float">
            <text:p>9.905127</text:p>
          </table:table-cell>
          <table:table-cell office:value-type="float" office:value="0" calcext:value-type="float">
            <text:p>0</text:p>
          </table:table-cell>
          <table:table-cell office:value-type="float" office:value="4.583677013" calcext:value-type="float">
            <text:p>4.58367701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8]*3*10" office:value-type="float" office:value="297.15381" calcext:value-type="float">
            <text:p>297.153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.26125" calcext:value-type="float">
            <text:p>18.26125</text:p>
          </table:table-cell>
          <table:table-cell office:value-type="float" office:value="3.86189775" calcext:value-type="float">
            <text:p>3.86189775</text:p>
          </table:table-cell>
          <table:table-cell office:value-type="float" office:value="3.315" calcext:value-type="float">
            <text:p>3.315</text:p>
          </table:table-cell>
          <table:table-cell office:value-type="float" office:value="1.671295317" calcext:value-type="float">
            <text:p>1.67129531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79]*3*10" office:value-type="float" office:value="115.8569325" calcext:value-type="float">
            <text:p>115.85693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.27270833" calcext:value-type="float">
            <text:p>17.27270833</text:p>
          </table:table-cell>
          <table:table-cell office:value-type="float" office:value="6.33639975" calcext:value-type="float">
            <text:p>6.33639975</text:p>
          </table:table-cell>
          <table:table-cell office:value-type="float" office:value="19.873" calcext:value-type="float">
            <text:p>19.873</text:p>
          </table:table-cell>
          <table:table-cell office:value-type="float" office:value="2.50502301" calcext:value-type="float">
            <text:p>2.505023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0]*3*10" office:value-type="float" office:value="190.0919925" calcext:value-type="float">
            <text:p>190.09199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74479167" calcext:value-type="float">
            <text:p>14.74479167</text:p>
          </table:table-cell>
          <table:table-cell office:value-type="float" office:value="6.91400025" calcext:value-type="float">
            <text:p>6.91400025</text:p>
          </table:table-cell>
          <table:table-cell office:value-type="float" office:value="8.432" calcext:value-type="float">
            <text:p>8.432</text:p>
          </table:table-cell>
          <table:table-cell office:value-type="float" office:value="2.523453362" calcext:value-type="float">
            <text:p>2.52345336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1]*3*10" office:value-type="float" office:value="207.4200075" calcext:value-type="float">
            <text:p>207.420007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.15" calcext:value-type="float">
            <text:p>16.15</text:p>
          </table:table-cell>
          <table:table-cell office:value-type="float" office:value="4.35643275" calcext:value-type="float">
            <text:p>4.35643275</text:p>
          </table:table-cell>
          <table:table-cell office:value-type="float" office:value="2.72" calcext:value-type="float">
            <text:p>2.72</text:p>
          </table:table-cell>
          <table:table-cell office:value-type="float" office:value="1.852750579" calcext:value-type="float">
            <text:p>1.8527505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2]*3*10" office:value-type="float" office:value="130.6929825" calcext:value-type="float">
            <text:p>130.69298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.97083333" calcext:value-type="float">
            <text:p>17.97083333</text:p>
          </table:table-cell>
          <table:table-cell office:value-type="float" office:value="9.484032" calcext:value-type="float">
            <text:p>9.484032</text:p>
          </table:table-cell>
          <table:table-cell office:value-type="float" office:value="0.17" calcext:value-type="float">
            <text:p>0.17</text:p>
          </table:table-cell>
          <table:table-cell office:value-type="float" office:value="3.831668621" calcext:value-type="float">
            <text:p>3.8316686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3]*3*10" office:value-type="float" office:value="284.52096" calcext:value-type="float">
            <text:p>284.520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.01458333" calcext:value-type="float">
            <text:p>20.01458333</text:p>
          </table:table-cell>
          <table:table-cell office:value-type="float" office:value="9.65529225" calcext:value-type="float">
            <text:p>9.65529225</text:p>
          </table:table-cell>
          <table:table-cell office:value-type="float" office:value="0" calcext:value-type="float">
            <text:p>0</text:p>
          </table:table-cell>
          <table:table-cell office:value-type="float" office:value="4.503261708" calcext:value-type="float">
            <text:p>4.5032617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4]*3*10" office:value-type="float" office:value="289.6587675" calcext:value-type="float">
            <text:p>289.65876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9.19270833" calcext:value-type="float">
            <text:p>19.19270833</text:p>
          </table:table-cell>
          <table:table-cell office:value-type="float" office:value="4.51608975" calcext:value-type="float">
            <text:p>4.51608975</text:p>
          </table:table-cell>
          <table:table-cell office:value-type="float" office:value="3.587" calcext:value-type="float">
            <text:p>3.587</text:p>
          </table:table-cell>
          <table:table-cell office:value-type="float" office:value="1.830445102" calcext:value-type="float">
            <text:p>1.8304451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5]*3*10" office:value-type="float" office:value="135.4826925" calcext:value-type="float">
            <text:p>135.48269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.08333333" calcext:value-type="float">
            <text:p>18.08333333</text:p>
          </table:table-cell>
          <table:table-cell office:value-type="float" office:value="6.54657975" calcext:value-type="float">
            <text:p>6.54657975</text:p>
          </table:table-cell>
          <table:table-cell office:value-type="float" office:value="0.799" calcext:value-type="float">
            <text:p>0.799</text:p>
          </table:table-cell>
          <table:table-cell office:value-type="float" office:value="2.967552663" calcext:value-type="float">
            <text:p>2.96755266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6]*3*10" office:value-type="float" office:value="196.3973925" calcext:value-type="float">
            <text:p>196.39739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.65625" calcext:value-type="float">
            <text:p>20.65625</text:p>
          </table:table-cell>
          <table:table-cell office:value-type="float" office:value="9.298278" calcext:value-type="float">
            <text:p>9.298278</text:p>
          </table:table-cell>
          <table:table-cell office:value-type="float" office:value="1.054" calcext:value-type="float">
            <text:p>1.054</text:p>
          </table:table-cell>
          <table:table-cell office:value-type="float" office:value="4.502186897" calcext:value-type="float">
            <text:p>4.50218689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7]*3*10" office:value-type="float" office:value="278.94834" calcext:value-type="float">
            <text:p>278.948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.02" calcext:value-type="float">
            <text:p>18.02</text:p>
          </table:table-cell>
          <table:table-cell office:value-type="float" office:value="5.9766795" calcext:value-type="float">
            <text:p>5.9766795</text:p>
          </table:table-cell>
          <table:table-cell office:value-type="float" office:value="7.055" calcext:value-type="float">
            <text:p>7.055</text:p>
          </table:table-cell>
          <table:table-cell office:value-type="float" office:value="2.682754124" calcext:value-type="float">
            <text:p>2.6827541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8]*3*10" office:value-type="float" office:value="179.300385" calcext:value-type="float">
            <text:p>179.30038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.37104167" calcext:value-type="float">
            <text:p>17.37104167</text:p>
          </table:table-cell>
          <table:table-cell office:value-type="float" office:value="8.90897475" calcext:value-type="float">
            <text:p>8.90897475</text:p>
          </table:table-cell>
          <table:table-cell office:value-type="float" office:value="0.102" calcext:value-type="float">
            <text:p>0.102</text:p>
          </table:table-cell>
          <table:table-cell office:value-type="float" office:value="3.827224303" calcext:value-type="float">
            <text:p>3.8272243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9]*3*10" office:value-type="float" office:value="267.2692425" calcext:value-type="float">
            <text:p>267.26924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.203125" calcext:value-type="float">
            <text:p>17.203125</text:p>
          </table:table-cell>
          <table:table-cell office:value-type="float" office:value="7.104348" calcext:value-type="float">
            <text:p>7.104348</text:p>
          </table:table-cell>
          <table:table-cell office:value-type="float" office:value="0.578" calcext:value-type="float">
            <text:p>0.578</text:p>
          </table:table-cell>
          <table:table-cell office:value-type="float" office:value="3.066091955" calcext:value-type="float">
            <text:p>3.0660919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0]*3*10" office:value-type="float" office:value="213.13044" calcext:value-type="float">
            <text:p>213.130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.92291667" calcext:value-type="float">
            <text:p>17.92291667</text:p>
          </table:table-cell>
          <table:table-cell office:value-type="float" office:value="8.72664525" calcext:value-type="float">
            <text:p>8.72664525</text:p>
          </table:table-cell>
          <table:table-cell office:value-type="float" office:value="0" calcext:value-type="float">
            <text:p>0</text:p>
          </table:table-cell>
          <table:table-cell office:value-type="float" office:value="3.571566783" calcext:value-type="float">
            <text:p>3.5715667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1]*3*10" office:value-type="float" office:value="261.7993575" calcext:value-type="float">
            <text:p>261.79935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.19583333" calcext:value-type="float">
            <text:p>17.19583333</text:p>
          </table:table-cell>
          <table:table-cell office:value-type="float" office:value="6.47229" calcext:value-type="float">
            <text:p>6.47229</text:p>
          </table:table-cell>
          <table:table-cell office:value-type="float" office:value="1.224" calcext:value-type="float">
            <text:p>1.224</text:p>
          </table:table-cell>
          <table:table-cell office:value-type="float" office:value="2.808553765" calcext:value-type="float">
            <text:p>2.80855376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2]*3*10" office:value-type="float" office:value="194.1687" calcext:value-type="float">
            <text:p>194.16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.33520833" calcext:value-type="float">
            <text:p>18.33520833</text:p>
          </table:table-cell>
          <table:table-cell office:value-type="float" office:value="10.33209525" calcext:value-type="float">
            <text:p>10.33209525</text:p>
          </table:table-cell>
          <table:table-cell office:value-type="float" office:value="0.102" calcext:value-type="float">
            <text:p>0.102</text:p>
          </table:table-cell>
          <table:table-cell office:value-type="float" office:value="4.407552764" calcext:value-type="float">
            <text:p>4.4075527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3]*3*10" office:value-type="float" office:value="309.9628575" calcext:value-type="float">
            <text:p>309.96285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.95291667" calcext:value-type="float">
            <text:p>15.95291667</text:p>
          </table:table-cell>
          <table:table-cell office:value-type="float" office:value="2.94045225" calcext:value-type="float">
            <text:p>2.94045225</text:p>
          </table:table-cell>
          <table:table-cell office:value-type="float" office:value="10.523" calcext:value-type="float">
            <text:p>10.523</text:p>
          </table:table-cell>
          <table:table-cell office:value-type="float" office:value="1.111628918" calcext:value-type="float">
            <text:p>1.1116289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4]*3*10" office:value-type="float" office:value="88.2135675" calcext:value-type="float">
            <text:p>88.213567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.11020833" calcext:value-type="float">
            <text:p>15.11020833</text:p>
          </table:table-cell>
          <table:table-cell office:value-type="float" office:value="6.19915725" calcext:value-type="float">
            <text:p>6.19915725</text:p>
          </table:table-cell>
          <table:table-cell office:value-type="float" office:value="0.408" calcext:value-type="float">
            <text:p>0.408</text:p>
          </table:table-cell>
          <table:table-cell office:value-type="float" office:value="2.343852274" calcext:value-type="float">
            <text:p>2.3438522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5]*3*10" office:value-type="float" office:value="185.9747175" calcext:value-type="float">
            <text:p>185.97471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.16604167" calcext:value-type="float">
            <text:p>16.16604167</text:p>
          </table:table-cell>
          <table:table-cell office:value-type="float" office:value="3.30220425" calcext:value-type="float">
            <text:p>3.30220425</text:p>
          </table:table-cell>
          <table:table-cell office:value-type="float" office:value="15.215" calcext:value-type="float">
            <text:p>15.215</text:p>
          </table:table-cell>
          <table:table-cell office:value-type="float" office:value="1.186839971" calcext:value-type="float">
            <text:p>1.18683997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6]*3*10" office:value-type="float" office:value="99.0661275" calcext:value-type="float">
            <text:p>99.06612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.39333333" calcext:value-type="float">
            <text:p>18.39333333</text:p>
          </table:table-cell>
          <table:table-cell office:value-type="float" office:value="5.591553" calcext:value-type="float">
            <text:p>5.591553</text:p>
          </table:table-cell>
          <table:table-cell office:value-type="float" office:value="0" calcext:value-type="float">
            <text:p>0</text:p>
          </table:table-cell>
          <table:table-cell office:value-type="float" office:value="2.480627703" calcext:value-type="float">
            <text:p>2.4806277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7]*3*10" office:value-type="float" office:value="167.74659" calcext:value-type="float">
            <text:p>167.7465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.406875" calcext:value-type="float">
            <text:p>16.406875</text:p>
          </table:table-cell>
          <table:table-cell office:value-type="float" office:value="1.79033025" calcext:value-type="float">
            <text:p>1.79033025</text:p>
          </table:table-cell>
          <table:table-cell office:value-type="float" office:value="0.323" calcext:value-type="float">
            <text:p>0.323</text:p>
          </table:table-cell>
          <table:table-cell office:value-type="float" office:value="0.76799284" calcext:value-type="float">
            <text:p>0.767992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8]*3*10" office:value-type="float" office:value="53.7099075" calcext:value-type="float">
            <text:p>53.709907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.32479167" calcext:value-type="float">
            <text:p>17.32479167</text:p>
          </table:table-cell>
          <table:table-cell office:value-type="float" office:value="4.587228" calcext:value-type="float">
            <text:p>4.587228</text:p>
          </table:table-cell>
          <table:table-cell office:value-type="float" office:value="0" calcext:value-type="float">
            <text:p>0</text:p>
          </table:table-cell>
          <table:table-cell office:value-type="float" office:value="1.899111511" calcext:value-type="float">
            <text:p>1.89911151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99]*3*10" office:value-type="float" office:value="137.61684" calcext:value-type="float">
            <text:p>137.616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.34666667" calcext:value-type="float">
            <text:p>20.34666667</text:p>
          </table:table-cell>
          <table:table-cell office:value-type="float" office:value="11.06760525" calcext:value-type="float">
            <text:p>11.06760525</text:p>
          </table:table-cell>
          <table:table-cell office:value-type="float" office:value="0.051" calcext:value-type="float">
            <text:p>0.051</text:p>
          </table:table-cell>
          <table:table-cell office:value-type="float" office:value="5.230053806" calcext:value-type="float">
            <text:p>5.23005380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0]*3*10" office:value-type="float" office:value="332.0281575" calcext:value-type="float">
            <text:p>332.02815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.19291667" calcext:value-type="float">
            <text:p>22.19291667</text:p>
          </table:table-cell>
          <table:table-cell office:value-type="float" office:value="11.18825025" calcext:value-type="float">
            <text:p>11.18825025</text:p>
          </table:table-cell>
          <table:table-cell office:value-type="float" office:value="0.017" calcext:value-type="float">
            <text:p>0.017</text:p>
          </table:table-cell>
          <table:table-cell office:value-type="float" office:value="5.565060885" calcext:value-type="float">
            <text:p>5.56506088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1]*3*10" office:value-type="float" office:value="335.6475075" calcext:value-type="float">
            <text:p>335.64750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.13645833" calcext:value-type="float">
            <text:p>22.13645833</text:p>
          </table:table-cell>
          <table:table-cell office:value-type="float" office:value="11.0461755" calcext:value-type="float">
            <text:p>11.0461755</text:p>
          </table:table-cell>
          <table:table-cell office:value-type="float" office:value="0" calcext:value-type="float">
            <text:p>0</text:p>
          </table:table-cell>
          <table:table-cell office:value-type="float" office:value="5.318865695" calcext:value-type="float">
            <text:p>5.31886569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2]*3*10" office:value-type="float" office:value="331.385265" calcext:value-type="float">
            <text:p>331.38526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.28416667" calcext:value-type="float">
            <text:p>21.28416667</text:p>
          </table:table-cell>
          <table:table-cell office:value-type="float" office:value="10.86149775" calcext:value-type="float">
            <text:p>10.86149775</text:p>
          </table:table-cell>
          <table:table-cell office:value-type="float" office:value="0" calcext:value-type="float">
            <text:p>0</text:p>
          </table:table-cell>
          <table:table-cell office:value-type="float" office:value="5.105150883" calcext:value-type="float">
            <text:p>5.1051508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3]*3*10" office:value-type="float" office:value="325.8449325" calcext:value-type="float">
            <text:p>325.84493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.42854167" calcext:value-type="float">
            <text:p>21.42854167</text:p>
          </table:table-cell>
          <table:table-cell office:value-type="float" office:value="10.91489775" calcext:value-type="float">
            <text:p>10.91489775</text:p>
          </table:table-cell>
          <table:table-cell office:value-type="float" office:value="0.017" calcext:value-type="float">
            <text:p>0.017</text:p>
          </table:table-cell>
          <table:table-cell office:value-type="float" office:value="5.259551947" calcext:value-type="float">
            <text:p>5.25955194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4]*3*10" office:value-type="float" office:value="327.4469325" calcext:value-type="float">
            <text:p>327.44693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.3325" calcext:value-type="float">
            <text:p>23.3325</text:p>
          </table:table-cell>
          <table:table-cell office:value-type="float" office:value="9.460053" calcext:value-type="float">
            <text:p>9.460053</text:p>
          </table:table-cell>
          <table:table-cell office:value-type="float" office:value="0" calcext:value-type="float">
            <text:p>0</text:p>
          </table:table-cell>
          <table:table-cell office:value-type="float" office:value="5.047830805" calcext:value-type="float">
            <text:p>5.0478308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5]*3*10" office:value-type="float" office:value="283.80159" calcext:value-type="float">
            <text:p>283.801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.97729167" calcext:value-type="float">
            <text:p>20.97729167</text:p>
          </table:table-cell>
          <table:table-cell office:value-type="float" office:value="7.95530475" calcext:value-type="float">
            <text:p>7.95530475</text:p>
          </table:table-cell>
          <table:table-cell office:value-type="float" office:value="0" calcext:value-type="float">
            <text:p>0</text:p>
          </table:table-cell>
          <table:table-cell office:value-type="float" office:value="3.906466752" calcext:value-type="float">
            <text:p>3.90646675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6]*3*10" office:value-type="float" office:value="238.6591425" calcext:value-type="float">
            <text:p>238.65914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.670625" calcext:value-type="float">
            <text:p>18.670625</text:p>
          </table:table-cell>
          <table:table-cell office:value-type="float" office:value="6.60441975" calcext:value-type="float">
            <text:p>6.60441975</text:p>
          </table:table-cell>
          <table:table-cell office:value-type="float" office:value="0.986" calcext:value-type="float">
            <text:p>0.986</text:p>
          </table:table-cell>
          <table:table-cell office:value-type="float" office:value="3.088363112" calcext:value-type="float">
            <text:p>3.0883631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7]*3*10" office:value-type="float" office:value="198.1325925" calcext:value-type="float">
            <text:p>198.13259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.73291667" calcext:value-type="float">
            <text:p>19.73291667</text:p>
          </table:table-cell>
          <table:table-cell office:value-type="float" office:value="7.3895775" calcext:value-type="float">
            <text:p>7.3895775</text:p>
          </table:table-cell>
          <table:table-cell office:value-type="float" office:value="0" calcext:value-type="float">
            <text:p>0</text:p>
          </table:table-cell>
          <table:table-cell office:value-type="float" office:value="3.52957723" calcext:value-type="float">
            <text:p>3.529577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8]*3*10" office:value-type="float" office:value="221.687325" calcext:value-type="float">
            <text:p>221.6873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8.10541667" calcext:value-type="float">
            <text:p>18.10541667</text:p>
          </table:table-cell>
          <table:table-cell office:value-type="float" office:value="4.261122" calcext:value-type="float">
            <text:p>4.261122</text:p>
          </table:table-cell>
          <table:table-cell office:value-type="float" office:value="1.173" calcext:value-type="float">
            <text:p>1.173</text:p>
          </table:table-cell>
          <table:table-cell office:value-type="float" office:value="1.960424319" calcext:value-type="float">
            <text:p>1.96042431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09]*3*10" office:value-type="float" office:value="127.83366" calcext:value-type="float">
            <text:p>127.8336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.82854167" calcext:value-type="float">
            <text:p>18.82854167</text:p>
          </table:table-cell>
          <table:table-cell office:value-type="float" office:value="7.034073" calcext:value-type="float">
            <text:p>7.034073</text:p>
          </table:table-cell>
          <table:table-cell office:value-type="float" office:value="1.683" calcext:value-type="float">
            <text:p>1.683</text:p>
          </table:table-cell>
          <table:table-cell office:value-type="float" office:value="3.287748424" calcext:value-type="float">
            <text:p>3.2877484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0]*3*10" office:value-type="float" office:value="211.02219" calcext:value-type="float">
            <text:p>211.022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.62104167" calcext:value-type="float">
            <text:p>18.62104167</text:p>
          </table:table-cell>
          <table:table-cell office:value-type="float" office:value="10.113855" calcext:value-type="float">
            <text:p>10.113855</text:p>
          </table:table-cell>
          <table:table-cell office:value-type="float" office:value="0" calcext:value-type="float">
            <text:p>0</text:p>
          </table:table-cell>
          <table:table-cell office:value-type="float" office:value="4.306664159" calcext:value-type="float">
            <text:p>4.30666415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1]*3*10" office:value-type="float" office:value="303.41565" calcext:value-type="float">
            <text:p>303.415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.895625" calcext:value-type="float">
            <text:p>18.895625</text:p>
          </table:table-cell>
          <table:table-cell office:value-type="float" office:value="7.6496205" calcext:value-type="float">
            <text:p>7.6496205</text:p>
          </table:table-cell>
          <table:table-cell office:value-type="float" office:value="0" calcext:value-type="float">
            <text:p>0</text:p>
          </table:table-cell>
          <table:table-cell office:value-type="float" office:value="3.810834925" calcext:value-type="float">
            <text:p>3.81083492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2]*3*10" office:value-type="float" office:value="229.488615" calcext:value-type="float">
            <text:p>229.4886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.65520833" calcext:value-type="float">
            <text:p>15.65520833</text:p>
          </table:table-cell>
          <table:table-cell office:value-type="float" office:value="5.1129975" calcext:value-type="float">
            <text:p>5.1129975</text:p>
          </table:table-cell>
          <table:table-cell office:value-type="float" office:value="0.017" calcext:value-type="float">
            <text:p>0.017</text:p>
          </table:table-cell>
          <table:table-cell office:value-type="float" office:value="2.132689434" calcext:value-type="float">
            <text:p>2.13268943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3]*3*10" office:value-type="float" office:value="153.389925" calcext:value-type="float">
            <text:p>153.3899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.81229167" calcext:value-type="float">
            <text:p>15.81229167</text:p>
          </table:table-cell>
          <table:table-cell office:value-type="float" office:value="6.6531045" calcext:value-type="float">
            <text:p>6.6531045</text:p>
          </table:table-cell>
          <table:table-cell office:value-type="float" office:value="0.204" calcext:value-type="float">
            <text:p>0.204</text:p>
          </table:table-cell>
          <table:table-cell office:value-type="float" office:value="2.843495476" calcext:value-type="float">
            <text:p>2.84349547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4]*3*10" office:value-type="float" office:value="199.593135" calcext:value-type="float">
            <text:p>199.5931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7.49041667" calcext:value-type="float">
            <text:p>17.49041667</text:p>
          </table:table-cell>
          <table:table-cell office:value-type="float" office:value="8.7630525" calcext:value-type="float">
            <text:p>8.7630525</text:p>
          </table:table-cell>
          <table:table-cell office:value-type="float" office:value="0.102" calcext:value-type="float">
            <text:p>0.102</text:p>
          </table:table-cell>
          <table:table-cell office:value-type="float" office:value="3.948384833" calcext:value-type="float">
            <text:p>3.9483848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5]*3*10" office:value-type="float" office:value="262.891575" calcext:value-type="float">
            <text:p>262.8915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.65916667" calcext:value-type="float">
            <text:p>15.65916667</text:p>
          </table:table-cell>
          <table:table-cell office:value-type="float" office:value="3.51190275" calcext:value-type="float">
            <text:p>3.51190275</text:p>
          </table:table-cell>
          <table:table-cell office:value-type="float" office:value="4.573" calcext:value-type="float">
            <text:p>4.573</text:p>
          </table:table-cell>
          <table:table-cell office:value-type="float" office:value="1.461612477" calcext:value-type="float">
            <text:p>1.46161247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6]*3*10" office:value-type="float" office:value="105.3570825" calcext:value-type="float">
            <text:p>105.35708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.25416667" calcext:value-type="float">
            <text:p>16.25416667</text:p>
          </table:table-cell>
          <table:table-cell office:value-type="float" office:value="4.8542325" calcext:value-type="float">
            <text:p>4.8542325</text:p>
          </table:table-cell>
          <table:table-cell office:value-type="float" office:value="29.014" calcext:value-type="float">
            <text:p>29.014</text:p>
          </table:table-cell>
          <table:table-cell office:value-type="float" office:value="1.869477942" calcext:value-type="float">
            <text:p>1.8694779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7]*3*10" office:value-type="float" office:value="145.626975" calcext:value-type="float">
            <text:p>145.6269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23520833" calcext:value-type="float">
            <text:p>18.23520833</text:p>
          </table:table-cell>
          <table:table-cell office:value-type="float" office:value="6.2937555" calcext:value-type="float">
            <text:p>6.2937555</text:p>
          </table:table-cell>
          <table:table-cell office:value-type="float" office:value="0.153" calcext:value-type="float">
            <text:p>0.153</text:p>
          </table:table-cell>
          <table:table-cell office:value-type="float" office:value="2.989597371" calcext:value-type="float">
            <text:p>2.98959737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8]*3*10" office:value-type="float" office:value="188.812665" calcext:value-type="float">
            <text:p>188.8126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.62541667" calcext:value-type="float">
            <text:p>18.62541667</text:p>
          </table:table-cell>
          <table:table-cell office:value-type="float" office:value="6.9053025" calcext:value-type="float">
            <text:p>6.9053025</text:p>
          </table:table-cell>
          <table:table-cell office:value-type="float" office:value="0.204" calcext:value-type="float">
            <text:p>0.204</text:p>
          </table:table-cell>
          <table:table-cell office:value-type="float" office:value="3.435961363" calcext:value-type="float">
            <text:p>3.43596136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19]*3*10" office:value-type="float" office:value="207.159075" calcext:value-type="float">
            <text:p>207.1590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.50458333" calcext:value-type="float">
            <text:p>17.50458333</text:p>
          </table:table-cell>
          <table:table-cell office:value-type="float" office:value="7.05994275" calcext:value-type="float">
            <text:p>7.05994275</text:p>
          </table:table-cell>
          <table:table-cell office:value-type="float" office:value="1.343" calcext:value-type="float">
            <text:p>1.343</text:p>
          </table:table-cell>
          <table:table-cell office:value-type="float" office:value="3.439858464" calcext:value-type="float">
            <text:p>3.4398584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0]*3*10" office:value-type="float" office:value="211.7982825" calcext:value-type="float">
            <text:p>211.79828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.63333333" calcext:value-type="float">
            <text:p>16.63333333</text:p>
          </table:table-cell>
          <table:table-cell office:value-type="float" office:value="8.25242775" calcext:value-type="float">
            <text:p>8.25242775</text:p>
          </table:table-cell>
          <table:table-cell office:value-type="float" office:value="0.289" calcext:value-type="float">
            <text:p>0.289</text:p>
          </table:table-cell>
          <table:table-cell office:value-type="float" office:value="3.579670035" calcext:value-type="float">
            <text:p>3.57967003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1]*3*10" office:value-type="float" office:value="247.5728325" calcext:value-type="float">
            <text:p>247.57283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.47375" calcext:value-type="float">
            <text:p>17.47375</text:p>
          </table:table-cell>
          <table:table-cell office:value-type="float" office:value="8.40322725" calcext:value-type="float">
            <text:p>8.40322725</text:p>
          </table:table-cell>
          <table:table-cell office:value-type="float" office:value="0.034" calcext:value-type="float">
            <text:p>0.034</text:p>
          </table:table-cell>
          <table:table-cell office:value-type="float" office:value="3.654630661" calcext:value-type="float">
            <text:p>3.65463066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2]*3*10" office:value-type="float" office:value="252.0968175" calcext:value-type="float">
            <text:p>252.09681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.321875" calcext:value-type="float">
            <text:p>19.321875</text:p>
          </table:table-cell>
          <table:table-cell office:value-type="float" office:value="9.65145" calcext:value-type="float">
            <text:p>9.65145</text:p>
          </table:table-cell>
          <table:table-cell office:value-type="float" office:value="0.034" calcext:value-type="float">
            <text:p>0.034</text:p>
          </table:table-cell>
          <table:table-cell office:value-type="float" office:value="4.305168886" calcext:value-type="float">
            <text:p>4.30516888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3]*3*10" office:value-type="float" office:value="289.5435" calcext:value-type="float">
            <text:p>289.54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.0475" calcext:value-type="float">
            <text:p>21.0475</text:p>
          </table:table-cell>
          <table:table-cell office:value-type="float" office:value="9.974427" calcext:value-type="float">
            <text:p>9.974427</text:p>
          </table:table-cell>
          <table:table-cell office:value-type="float" office:value="0.017" calcext:value-type="float">
            <text:p>0.017</text:p>
          </table:table-cell>
          <table:table-cell office:value-type="float" office:value="4.484212781" calcext:value-type="float">
            <text:p>4.48421278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4]*3*10" office:value-type="float" office:value="299.23281" calcext:value-type="float">
            <text:p>299.232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.91583333" calcext:value-type="float">
            <text:p>22.91583333</text:p>
          </table:table-cell>
          <table:table-cell office:value-type="float" office:value="8.78175525" calcext:value-type="float">
            <text:p>8.78175525</text:p>
          </table:table-cell>
          <table:table-cell office:value-type="float" office:value="0.017" calcext:value-type="float">
            <text:p>0.017</text:p>
          </table:table-cell>
          <table:table-cell office:value-type="float" office:value="4.418439707" calcext:value-type="float">
            <text:p>4.4184397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5]*3*10" office:value-type="float" office:value="263.4526575" calcext:value-type="float">
            <text:p>263.45265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.965" calcext:value-type="float">
            <text:p>23.965</text:p>
          </table:table-cell>
          <table:table-cell office:value-type="float" office:value="6.7865475" calcext:value-type="float">
            <text:p>6.7865475</text:p>
          </table:table-cell>
          <table:table-cell office:value-type="float" office:value="0.017" calcext:value-type="float">
            <text:p>0.017</text:p>
          </table:table-cell>
          <table:table-cell office:value-type="float" office:value="3.34305728" calcext:value-type="float">
            <text:p>3.343057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6]*3*10" office:value-type="float" office:value="203.596425" calcext:value-type="float">
            <text:p>203.5964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4.9975" calcext:value-type="float">
            <text:p>24.9975</text:p>
          </table:table-cell>
          <table:table-cell office:value-type="float" office:value="9.2221545" calcext:value-type="float">
            <text:p>9.2221545</text:p>
          </table:table-cell>
          <table:table-cell office:value-type="float" office:value="0" calcext:value-type="float">
            <text:p>0</text:p>
          </table:table-cell>
          <table:table-cell office:value-type="float" office:value="4.51983364" calcext:value-type="float">
            <text:p>4.519833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7]*3*10" office:value-type="float" office:value="276.664635" calcext:value-type="float">
            <text:p>276.6646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4.145" calcext:value-type="float">
            <text:p>24.145</text:p>
          </table:table-cell>
          <table:table-cell office:value-type="float" office:value="8.5441725" calcext:value-type="float">
            <text:p>8.5441725</text:p>
          </table:table-cell>
          <table:table-cell office:value-type="float" office:value="0" calcext:value-type="float">
            <text:p>0</text:p>
          </table:table-cell>
          <table:table-cell office:value-type="float" office:value="4.816054808" calcext:value-type="float">
            <text:p>4.8160548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8]*3*10" office:value-type="float" office:value="256.325175" calcext:value-type="float">
            <text:p>256.3251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.61" calcext:value-type="float">
            <text:p>18.61</text:p>
          </table:table-cell>
          <table:table-cell office:value-type="float" office:value="5.35395" calcext:value-type="float">
            <text:p>5.35395</text:p>
          </table:table-cell>
          <table:table-cell office:value-type="float" office:value="0.255" calcext:value-type="float">
            <text:p>0.255</text:p>
          </table:table-cell>
          <table:table-cell office:value-type="float" office:value="2.964816932" calcext:value-type="float">
            <text:p>2.96481693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29]*3*10" office:value-type="float" office:value="160.6185" calcext:value-type="float">
            <text:p>160.61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.45583333" calcext:value-type="float">
            <text:p>16.45583333</text:p>
          </table:table-cell>
          <table:table-cell office:value-type="float" office:value="4.73475525" calcext:value-type="float">
            <text:p>4.73475525</text:p>
          </table:table-cell>
          <table:table-cell office:value-type="float" office:value="0" calcext:value-type="float">
            <text:p>0</text:p>
          </table:table-cell>
          <table:table-cell office:value-type="float" office:value="2.430460544" calcext:value-type="float">
            <text:p>2.43046054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0]*3*10" office:value-type="float" office:value="142.0426575" calcext:value-type="float">
            <text:p>142.04265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.92708333" calcext:value-type="float">
            <text:p>15.92708333</text:p>
          </table:table-cell>
          <table:table-cell office:value-type="float" office:value="2.5647795" calcext:value-type="float">
            <text:p>2.5647795</text:p>
          </table:table-cell>
          <table:table-cell office:value-type="float" office:value="0" calcext:value-type="float">
            <text:p>0</text:p>
          </table:table-cell>
          <table:table-cell office:value-type="float" office:value="1.335960928" calcext:value-type="float">
            <text:p>1.3359609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1]*3*10" office:value-type="float" office:value="76.943385" calcext:value-type="float">
            <text:p>76.9433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.736875" calcext:value-type="float">
            <text:p>15.736875</text:p>
          </table:table-cell>
          <table:table-cell office:value-type="float" office:value="6.10935" calcext:value-type="float">
            <text:p>6.10935</text:p>
          </table:table-cell>
          <table:table-cell office:value-type="float" office:value="0.034" calcext:value-type="float">
            <text:p>0.034</text:p>
          </table:table-cell>
          <table:table-cell office:value-type="float" office:value="2.552188323" calcext:value-type="float">
            <text:p>2.5521883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2]*3*10" office:value-type="float" office:value="183.2805" calcext:value-type="float">
            <text:p>183.28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.49958333" calcext:value-type="float">
            <text:p>18.49958333</text:p>
          </table:table-cell>
          <table:table-cell office:value-type="float" office:value="9.00747525" calcext:value-type="float">
            <text:p>9.00747525</text:p>
          </table:table-cell>
          <table:table-cell office:value-type="float" office:value="0.017" calcext:value-type="float">
            <text:p>0.017</text:p>
          </table:table-cell>
          <table:table-cell office:value-type="float" office:value="4.060387903" calcext:value-type="float">
            <text:p>4.0603879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3]*3*10" office:value-type="float" office:value="270.2242575" calcext:value-type="float">
            <text:p>270.22425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.28833333" calcext:value-type="float">
            <text:p>20.28833333</text:p>
          </table:table-cell>
          <table:table-cell office:value-type="float" office:value="7.3720575" calcext:value-type="float">
            <text:p>7.3720575</text:p>
          </table:table-cell>
          <table:table-cell office:value-type="float" office:value="0.068" calcext:value-type="float">
            <text:p>0.068</text:p>
          </table:table-cell>
          <table:table-cell office:value-type="float" office:value="3.801452705" calcext:value-type="float">
            <text:p>3.8014527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4]*3*10" office:value-type="float" office:value="221.161725" calcext:value-type="float">
            <text:p>221.1617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.916875" calcext:value-type="float">
            <text:p>18.916875</text:p>
          </table:table-cell>
          <table:table-cell office:value-type="float" office:value="6.5430975" calcext:value-type="float">
            <text:p>6.5430975</text:p>
          </table:table-cell>
          <table:table-cell office:value-type="float" office:value="0" calcext:value-type="float">
            <text:p>0</text:p>
          </table:table-cell>
          <table:table-cell office:value-type="float" office:value="3.182712008" calcext:value-type="float">
            <text:p>3.18271200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5]*3*10" office:value-type="float" office:value="196.292925" calcext:value-type="float">
            <text:p>196.2929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.52708333" calcext:value-type="float">
            <text:p>15.52708333</text:p>
          </table:table-cell>
          <table:table-cell office:value-type="float" office:value="5.6957475" calcext:value-type="float">
            <text:p>5.6957475</text:p>
          </table:table-cell>
          <table:table-cell office:value-type="float" office:value="0.034" calcext:value-type="float">
            <text:p>0.034</text:p>
          </table:table-cell>
          <table:table-cell office:value-type="float" office:value="2.438055353" calcext:value-type="float">
            <text:p>2.43805535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6]*3*10" office:value-type="float" office:value="170.872425" calcext:value-type="float">
            <text:p>170.8724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.99270833" calcext:value-type="float">
            <text:p>17.99270833</text:p>
          </table:table-cell>
          <table:table-cell office:value-type="float" office:value="6.62466975" calcext:value-type="float">
            <text:p>6.62466975</text:p>
          </table:table-cell>
          <table:table-cell office:value-type="float" office:value="0.102" calcext:value-type="float">
            <text:p>0.102</text:p>
          </table:table-cell>
          <table:table-cell office:value-type="float" office:value="3.172521274" calcext:value-type="float">
            <text:p>3.17252127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7]*3*10" office:value-type="float" office:value="198.7400925" calcext:value-type="float">
            <text:p>198.74009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.26291667" calcext:value-type="float">
            <text:p>17.26291667</text:p>
          </table:table-cell>
          <table:table-cell office:value-type="float" office:value="8.48442525" calcext:value-type="float">
            <text:p>8.48442525</text:p>
          </table:table-cell>
          <table:table-cell office:value-type="float" office:value="0.034" calcext:value-type="float">
            <text:p>0.034</text:p>
          </table:table-cell>
          <table:table-cell office:value-type="float" office:value="3.891659773" calcext:value-type="float">
            <text:p>3.89165977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8]*3*10" office:value-type="float" office:value="254.5327575" calcext:value-type="float">
            <text:p>254.53275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.82875" calcext:value-type="float">
            <text:p>16.82875</text:p>
          </table:table-cell>
          <table:table-cell office:value-type="float" office:value="8.85322275" calcext:value-type="float">
            <text:p>8.85322275</text:p>
          </table:table-cell>
          <table:table-cell office:value-type="float" office:value="0.085" calcext:value-type="float">
            <text:p>0.085</text:p>
          </table:table-cell>
          <table:table-cell office:value-type="float" office:value="3.952292314" calcext:value-type="float">
            <text:p>3.9522923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9]*3*10" office:value-type="float" office:value="265.5966825" calcext:value-type="float">
            <text:p>265.596682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.41083333" calcext:value-type="float">
            <text:p>15.41083333</text:p>
          </table:table-cell>
          <table:table-cell office:value-type="float" office:value="6.8135025" calcext:value-type="float">
            <text:p>6.8135025</text:p>
          </table:table-cell>
          <table:table-cell office:value-type="float" office:value="0" calcext:value-type="float">
            <text:p>0</text:p>
          </table:table-cell>
          <table:table-cell office:value-type="float" office:value="3.028797461" calcext:value-type="float">
            <text:p>3.02879746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0]*3*10" office:value-type="float" office:value="204.405075" calcext:value-type="float">
            <text:p>204.4050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8455625" calcext:value-type="float">
            <text:p>13.8455625</text:p>
          </table:table-cell>
          <table:table-cell office:value-type="float" office:value="6.93500475" calcext:value-type="float">
            <text:p>6.93500475</text:p>
          </table:table-cell>
          <table:table-cell office:value-type="float" office:value="0.034" calcext:value-type="float">
            <text:p>0.034</text:p>
          </table:table-cell>
          <table:table-cell office:value-type="float" office:value="2.9531378" calcext:value-type="float">
            <text:p>2.953137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1]*3*10" office:value-type="float" office:value="208.0501425" calcext:value-type="float">
            <text:p>208.05014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.124625" calcext:value-type="float">
            <text:p>13.124625</text:p>
          </table:table-cell>
          <table:table-cell office:value-type="float" office:value="4.3127025" calcext:value-type="float">
            <text:p>4.3127025</text:p>
          </table:table-cell>
          <table:table-cell office:value-type="float" office:value="0.017" calcext:value-type="float">
            <text:p>0.017</text:p>
          </table:table-cell>
          <table:table-cell office:value-type="float" office:value="1.842143536" calcext:value-type="float">
            <text:p>1.84214353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2]*3*10" office:value-type="float" office:value="129.381075" calcext:value-type="float">
            <text:p>129.3810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.058125" calcext:value-type="float">
            <text:p>14.058125</text:p>
          </table:table-cell>
          <table:table-cell office:value-type="float" office:value="3.58997775" calcext:value-type="float">
            <text:p>3.58997775</text:p>
          </table:table-cell>
          <table:table-cell office:value-type="float" office:value="0.068" calcext:value-type="float">
            <text:p>0.068</text:p>
          </table:table-cell>
          <table:table-cell office:value-type="float" office:value="1.593332061" calcext:value-type="float">
            <text:p>1.59333206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3]*3*10" office:value-type="float" office:value="107.6993325" calcext:value-type="float">
            <text:p>107.69933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6.17395833" calcext:value-type="float">
            <text:p>16.17395833</text:p>
          </table:table-cell>
          <table:table-cell office:value-type="float" office:value="6.18953025" calcext:value-type="float">
            <text:p>6.18953025</text:p>
          </table:table-cell>
          <table:table-cell office:value-type="float" office:value="0.136" calcext:value-type="float">
            <text:p>0.136</text:p>
          </table:table-cell>
          <table:table-cell office:value-type="float" office:value="2.826321257" calcext:value-type="float">
            <text:p>2.82632125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4]*3*10" office:value-type="float" office:value="185.6859075" calcext:value-type="float">
            <text:p>185.68590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.19354167" calcext:value-type="float">
            <text:p>17.19354167</text:p>
          </table:table-cell>
          <table:table-cell office:value-type="float" office:value="8.60862225" calcext:value-type="float">
            <text:p>8.60862225</text:p>
          </table:table-cell>
          <table:table-cell office:value-type="float" office:value="0.034" calcext:value-type="float">
            <text:p>0.034</text:p>
          </table:table-cell>
          <table:table-cell office:value-type="float" office:value="4.128172399" calcext:value-type="float">
            <text:p>4.12817239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5]*3*10" office:value-type="float" office:value="258.2586675" calcext:value-type="float">
            <text:p>258.25866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.41666667" calcext:value-type="float">
            <text:p>19.41666667</text:p>
          </table:table-cell>
          <table:table-cell office:value-type="float" office:value="6.78057675" calcext:value-type="float">
            <text:p>6.78057675</text:p>
          </table:table-cell>
          <table:table-cell office:value-type="float" office:value="0" calcext:value-type="float">
            <text:p>0</text:p>
          </table:table-cell>
          <table:table-cell office:value-type="float" office:value="3.581708849" calcext:value-type="float">
            <text:p>3.58170884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6]*3*10" office:value-type="float" office:value="203.4173025" calcext:value-type="float">
            <text:p>203.41730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.81520833" calcext:value-type="float">
            <text:p>20.81520833</text:p>
          </table:table-cell>
          <table:table-cell office:value-type="float" office:value="5.90013225" calcext:value-type="float">
            <text:p>5.90013225</text:p>
          </table:table-cell>
          <table:table-cell office:value-type="float" office:value="0.782" calcext:value-type="float">
            <text:p>0.782</text:p>
          </table:table-cell>
          <table:table-cell office:value-type="float" office:value="2.967365136" calcext:value-type="float">
            <text:p>2.96736513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7]*3*10" office:value-type="float" office:value="177.0039675" calcext:value-type="float">
            <text:p>177.00396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.40666667" calcext:value-type="float">
            <text:p>19.40666667</text:p>
          </table:table-cell>
          <table:table-cell office:value-type="float" office:value="5.89740975" calcext:value-type="float">
            <text:p>5.89740975</text:p>
          </table:table-cell>
          <table:table-cell office:value-type="float" office:value="0.034" calcext:value-type="float">
            <text:p>0.034</text:p>
          </table:table-cell>
          <table:table-cell office:value-type="float" office:value="2.83695054" calcext:value-type="float">
            <text:p>2.8369505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8]*3*10" office:value-type="float" office:value="176.9222925" calcext:value-type="float">
            <text:p>176.92229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0.621875" calcext:value-type="float">
            <text:p>20.621875</text:p>
          </table:table-cell>
          <table:table-cell office:value-type="float" office:value="8.1776295" calcext:value-type="float">
            <text:p>8.1776295</text:p>
          </table:table-cell>
          <table:table-cell office:value-type="float" office:value="0.119" calcext:value-type="float">
            <text:p>0.119</text:p>
          </table:table-cell>
          <table:table-cell office:value-type="float" office:value="4.05215558" calcext:value-type="float">
            <text:p>4.052155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49]*3*10" office:value-type="float" office:value="245.328885" calcext:value-type="float">
            <text:p>245.32888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.73020833" calcext:value-type="float">
            <text:p>21.73020833</text:p>
          </table:table-cell>
          <table:table-cell office:value-type="float" office:value="8.16847725" calcext:value-type="float">
            <text:p>8.16847725</text:p>
          </table:table-cell>
          <table:table-cell office:value-type="float" office:value="0.034" calcext:value-type="float">
            <text:p>0.034</text:p>
          </table:table-cell>
          <table:table-cell office:value-type="float" office:value="4.459082481" calcext:value-type="float">
            <text:p>4.45908248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0]*3*10" office:value-type="float" office:value="245.0543175" calcext:value-type="float">
            <text:p>245.05431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7575" calcext:value-type="float">
            <text:p>22.7575</text:p>
          </table:table-cell>
          <table:table-cell office:value-type="float" office:value="7.993902" calcext:value-type="float">
            <text:p>7.993902</text:p>
          </table:table-cell>
          <table:table-cell office:value-type="float" office:value="0" calcext:value-type="float">
            <text:p>0</text:p>
          </table:table-cell>
          <table:table-cell office:value-type="float" office:value="4.750463025" calcext:value-type="float">
            <text:p>4.75046302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1]*3*10" office:value-type="float" office:value="239.81706" calcext:value-type="float">
            <text:p>239.817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.7075" calcext:value-type="float">
            <text:p>21.7075</text:p>
          </table:table-cell>
          <table:table-cell office:value-type="float" office:value="5.86499475" calcext:value-type="float">
            <text:p>5.86499475</text:p>
          </table:table-cell>
          <table:table-cell office:value-type="float" office:value="72.365" calcext:value-type="float">
            <text:p>72.365</text:p>
          </table:table-cell>
          <table:table-cell office:value-type="float" office:value="3.180299255" calcext:value-type="float">
            <text:p>3.1802992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2]*3*10" office:value-type="float" office:value="175.9498425" calcext:value-type="float">
            <text:p>175.94984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9.42208333" calcext:value-type="float">
            <text:p>19.42208333</text:p>
          </table:table-cell>
          <table:table-cell office:value-type="float" office:value="3.52212" calcext:value-type="float">
            <text:p>3.52212</text:p>
          </table:table-cell>
          <table:table-cell office:value-type="float" office:value="3.434" calcext:value-type="float">
            <text:p>3.434</text:p>
          </table:table-cell>
          <table:table-cell office:value-type="float" office:value="1.658906385" calcext:value-type="float">
            <text:p>1.65890638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3]*3*10" office:value-type="float" office:value="105.6636" calcext:value-type="float">
            <text:p>105.663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.04604167" calcext:value-type="float">
            <text:p>19.04604167</text:p>
          </table:table-cell>
          <table:table-cell office:value-type="float" office:value="5.0296995" calcext:value-type="float">
            <text:p>5.0296995</text:p>
          </table:table-cell>
          <table:table-cell office:value-type="float" office:value="16.558" calcext:value-type="float">
            <text:p>16.558</text:p>
          </table:table-cell>
          <table:table-cell office:value-type="float" office:value="2.219425553" calcext:value-type="float">
            <text:p>2.21942555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4]*3*10" office:value-type="float" office:value="150.890985" calcext:value-type="float">
            <text:p>150.8909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.86104167" calcext:value-type="float">
            <text:p>17.86104167</text:p>
          </table:table-cell>
          <table:table-cell office:value-type="float" office:value="6.9611175" calcext:value-type="float">
            <text:p>6.9611175</text:p>
          </table:table-cell>
          <table:table-cell office:value-type="float" office:value="0.204" calcext:value-type="float">
            <text:p>0.204</text:p>
          </table:table-cell>
          <table:table-cell office:value-type="float" office:value="3.021834347" calcext:value-type="float">
            <text:p>3.02183434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5]*3*10" office:value-type="float" office:value="208.833525" calcext:value-type="float">
            <text:p>208.833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.31333333" calcext:value-type="float">
            <text:p>17.31333333</text:p>
          </table:table-cell>
          <table:table-cell office:value-type="float" office:value="7.3203225" calcext:value-type="float">
            <text:p>7.3203225</text:p>
          </table:table-cell>
          <table:table-cell office:value-type="float" office:value="0.119" calcext:value-type="float">
            <text:p>0.119</text:p>
          </table:table-cell>
          <table:table-cell office:value-type="float" office:value="3.234803527" calcext:value-type="float">
            <text:p>3.2348035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6]*3*10" office:value-type="float" office:value="219.609675" calcext:value-type="float">
            <text:p>219.6096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21625" calcext:value-type="float">
            <text:p>20.21625</text:p>
          </table:table-cell>
          <table:table-cell office:value-type="float" office:value="7.2443475" calcext:value-type="float">
            <text:p>7.2443475</text:p>
          </table:table-cell>
          <table:table-cell office:value-type="float" office:value="0.119" calcext:value-type="float">
            <text:p>0.119</text:p>
          </table:table-cell>
          <table:table-cell office:value-type="float" office:value="3.545923618" calcext:value-type="float">
            <text:p>3.5459236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7]*3*10" office:value-type="float" office:value="217.330425" calcext:value-type="float">
            <text:p>217.3304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.983125" calcext:value-type="float">
            <text:p>21.983125</text:p>
          </table:table-cell>
          <table:table-cell office:value-type="float" office:value="5.2470255" calcext:value-type="float">
            <text:p>5.2470255</text:p>
          </table:table-cell>
          <table:table-cell office:value-type="float" office:value="6.562" calcext:value-type="float">
            <text:p>6.562</text:p>
          </table:table-cell>
          <table:table-cell office:value-type="float" office:value="2.792885194" calcext:value-type="float">
            <text:p>2.79288519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8]*3*10" office:value-type="float" office:value="157.410765" calcext:value-type="float">
            <text:p>157.41076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.68895833" calcext:value-type="float">
            <text:p>19.68895833</text:p>
          </table:table-cell>
          <table:table-cell office:value-type="float" office:value="4.29488475" calcext:value-type="float">
            <text:p>4.29488475</text:p>
          </table:table-cell>
          <table:table-cell office:value-type="float" office:value="14.892" calcext:value-type="float">
            <text:p>14.892</text:p>
          </table:table-cell>
          <table:table-cell office:value-type="float" office:value="1.882342183" calcext:value-type="float">
            <text:p>1.8823421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59]*3*10" office:value-type="float" office:value="128.8465425" calcext:value-type="float">
            <text:p>128.846542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.44729167" calcext:value-type="float">
            <text:p>18.44729167</text:p>
          </table:table-cell>
          <table:table-cell office:value-type="float" office:value="4.82736" calcext:value-type="float">
            <text:p>4.82736</text:p>
          </table:table-cell>
          <table:table-cell office:value-type="float" office:value="0.085" calcext:value-type="float">
            <text:p>0.085</text:p>
          </table:table-cell>
          <table:table-cell office:value-type="float" office:value="2.059812284" calcext:value-type="float">
            <text:p>2.0598122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0]*3*10" office:value-type="float" office:value="144.8208" calcext:value-type="float">
            <text:p>144.82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.813125" calcext:value-type="float">
            <text:p>16.813125</text:p>
          </table:table-cell>
          <table:table-cell office:value-type="float" office:value="6.48417525" calcext:value-type="float">
            <text:p>6.48417525</text:p>
          </table:table-cell>
          <table:table-cell office:value-type="float" office:value="0.119" calcext:value-type="float">
            <text:p>0.119</text:p>
          </table:table-cell>
          <table:table-cell office:value-type="float" office:value="2.833100328" calcext:value-type="float">
            <text:p>2.8331003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1]*3*10" office:value-type="float" office:value="194.5252575" calcext:value-type="float">
            <text:p>194.52525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.85020833" calcext:value-type="float">
            <text:p>16.85020833</text:p>
          </table:table-cell>
          <table:table-cell office:value-type="float" office:value="5.022165" calcext:value-type="float">
            <text:p>5.022165</text:p>
          </table:table-cell>
          <table:table-cell office:value-type="float" office:value="19.686" calcext:value-type="float">
            <text:p>19.686</text:p>
          </table:table-cell>
          <table:table-cell office:value-type="float" office:value="2.416586721" calcext:value-type="float">
            <text:p>2.4165867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2]*3*10" office:value-type="float" office:value="150.66495" calcext:value-type="float">
            <text:p>150.6649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.53791667" calcext:value-type="float">
            <text:p>13.53791667</text:p>
          </table:table-cell>
          <table:table-cell office:value-type="float" office:value="1.03368525" calcext:value-type="float">
            <text:p>1.03368525</text:p>
          </table:table-cell>
          <table:table-cell office:value-type="float" office:value="36.193" calcext:value-type="float">
            <text:p>36.193</text:p>
          </table:table-cell>
          <table:table-cell office:value-type="float" office:value="0.387053153" calcext:value-type="float">
            <text:p>0.38705315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3]*3*10" office:value-type="float" office:value="31.0105575" calcext:value-type="float">
            <text:p>31.01055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80395833" calcext:value-type="float">
            <text:p>13.80395833</text:p>
          </table:table-cell>
          <table:table-cell office:value-type="float" office:value="2.1994725" calcext:value-type="float">
            <text:p>2.1994725</text:p>
          </table:table-cell>
          <table:table-cell office:value-type="float" office:value="3.723" calcext:value-type="float">
            <text:p>3.723</text:p>
          </table:table-cell>
          <table:table-cell office:value-type="float" office:value="0.789886768" calcext:value-type="float">
            <text:p>0.78988676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4]*3*10" office:value-type="float" office:value="65.984175" calcext:value-type="float">
            <text:p>65.9841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.33208333" calcext:value-type="float">
            <text:p>14.33208333</text:p>
          </table:table-cell>
          <table:table-cell office:value-type="float" office:value="2.6304225" calcext:value-type="float">
            <text:p>2.63042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985416864" calcext:value-type="float">
            <text:p>0.9854168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5]*3*10" office:value-type="float" office:value="78.912675" calcext:value-type="float">
            <text:p>78.9126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87395833" calcext:value-type="float">
            <text:p>13.87395833</text:p>
          </table:table-cell>
          <table:table-cell office:value-type="float" office:value="6.5423355" calcext:value-type="float">
            <text:p>6.5423355</text:p>
          </table:table-cell>
          <table:table-cell office:value-type="float" office:value="0.272" calcext:value-type="float">
            <text:p>0.272</text:p>
          </table:table-cell>
          <table:table-cell office:value-type="float" office:value="2.602444042" calcext:value-type="float">
            <text:p>2.6024440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6]*3*10" office:value-type="float" office:value="196.270065" calcext:value-type="float">
            <text:p>196.2700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.85360417" calcext:value-type="float">
            <text:p>13.85360417</text:p>
          </table:table-cell>
          <table:table-cell office:value-type="float" office:value="6.77422275" calcext:value-type="float">
            <text:p>6.77422275</text:p>
          </table:table-cell>
          <table:table-cell office:value-type="float" office:value="0.187" calcext:value-type="float">
            <text:p>0.187</text:p>
          </table:table-cell>
          <table:table-cell office:value-type="float" office:value="2.787852467" calcext:value-type="float">
            <text:p>2.7878524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7]*3*10" office:value-type="float" office:value="203.2266825" calcext:value-type="float">
            <text:p>203.22668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.23325" calcext:value-type="float">
            <text:p>15.23325</text:p>
          </table:table-cell>
          <table:table-cell office:value-type="float" office:value="6.75087525" calcext:value-type="float">
            <text:p>6.75087525</text:p>
          </table:table-cell>
          <table:table-cell office:value-type="float" office:value="0.136" calcext:value-type="float">
            <text:p>0.136</text:p>
          </table:table-cell>
          <table:table-cell office:value-type="float" office:value="2.964784467" calcext:value-type="float">
            <text:p>2.96478446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8]*3*10" office:value-type="float" office:value="202.5262575" calcext:value-type="float">
            <text:p>202.52625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.97520833" calcext:value-type="float">
            <text:p>15.97520833</text:p>
          </table:table-cell>
          <table:table-cell office:value-type="float" office:value="3.61742025" calcext:value-type="float">
            <text:p>3.61742025</text:p>
          </table:table-cell>
          <table:table-cell office:value-type="float" office:value="1.479" calcext:value-type="float">
            <text:p>1.479</text:p>
          </table:table-cell>
          <table:table-cell office:value-type="float" office:value="1.634231887" calcext:value-type="float">
            <text:p>1.63423188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69]*3*10" office:value-type="float" office:value="108.5226075" calcext:value-type="float">
            <text:p>108.52260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.10333333" calcext:value-type="float">
            <text:p>18.10333333</text:p>
          </table:table-cell>
          <table:table-cell office:value-type="float" office:value="4.95447" calcext:value-type="float">
            <text:p>4.95447</text:p>
          </table:table-cell>
          <table:table-cell office:value-type="float" office:value="0.595" calcext:value-type="float">
            <text:p>0.595</text:p>
          </table:table-cell>
          <table:table-cell office:value-type="float" office:value="2.551426956" calcext:value-type="float">
            <text:p>2.55142695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0]*3*10" office:value-type="float" office:value="148.6341" calcext:value-type="float">
            <text:p>148.634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.10958333" calcext:value-type="float">
            <text:p>16.10958333</text:p>
          </table:table-cell>
          <table:table-cell office:value-type="float" office:value="4.2053805" calcext:value-type="float">
            <text:p>4.2053805</text:p>
          </table:table-cell>
          <table:table-cell office:value-type="float" office:value="0.068" calcext:value-type="float">
            <text:p>0.068</text:p>
          </table:table-cell>
          <table:table-cell office:value-type="float" office:value="2.151724938" calcext:value-type="float">
            <text:p>2.1517249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1]*3*10" office:value-type="float" office:value="126.161415" calcext:value-type="float">
            <text:p>126.1614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.6725625" calcext:value-type="float">
            <text:p>12.6725625</text:p>
          </table:table-cell>
          <table:table-cell office:value-type="float" office:value="5.03052" calcext:value-type="float">
            <text:p>5.03052</text:p>
          </table:table-cell>
          <table:table-cell office:value-type="float" office:value="0.085" calcext:value-type="float">
            <text:p>0.085</text:p>
          </table:table-cell>
          <table:table-cell office:value-type="float" office:value="1.990189312" calcext:value-type="float">
            <text:p>1.9901893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2]*3*10" office:value-type="float" office:value="150.9156" calcext:value-type="float">
            <text:p>150.915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85416667" calcext:value-type="float">
            <text:p>13.85416667</text:p>
          </table:table-cell>
          <table:table-cell office:value-type="float" office:value="4.61855475" calcext:value-type="float">
            <text:p>4.61855475</text:p>
          </table:table-cell>
          <table:table-cell office:value-type="float" office:value="0.748" calcext:value-type="float">
            <text:p>0.748</text:p>
          </table:table-cell>
          <table:table-cell office:value-type="float" office:value="2.23282068" calcext:value-type="float">
            <text:p>2.2328206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3]*3*10" office:value-type="float" office:value="138.5566425" calcext:value-type="float">
            <text:p>138.55664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04416667" calcext:value-type="float">
            <text:p>10.04416667</text:p>
          </table:table-cell>
          <table:table-cell office:value-type="float" office:value="6.0380055" calcext:value-type="float">
            <text:p>6.0380055</text:p>
          </table:table-cell>
          <table:table-cell office:value-type="float" office:value="0.068" calcext:value-type="float">
            <text:p>0.068</text:p>
          </table:table-cell>
          <table:table-cell office:value-type="float" office:value="2.363964057" calcext:value-type="float">
            <text:p>2.36396405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4]*3*10" office:value-type="float" office:value="181.140165" calcext:value-type="float">
            <text:p>181.14016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34077083" calcext:value-type="float">
            <text:p>11.34077083</text:p>
          </table:table-cell>
          <table:table-cell office:value-type="float" office:value="4.68254775" calcext:value-type="float">
            <text:p>4.68254775</text:p>
          </table:table-cell>
          <table:table-cell office:value-type="float" office:value="0.068" calcext:value-type="float">
            <text:p>0.068</text:p>
          </table:table-cell>
          <table:table-cell office:value-type="float" office:value="2.146517503" calcext:value-type="float">
            <text:p>2.1465175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5]*3*10" office:value-type="float" office:value="140.4764325" calcext:value-type="float">
            <text:p>140.47643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.95166667" calcext:value-type="float">
            <text:p>16.95166667</text:p>
          </table:table-cell>
          <table:table-cell office:value-type="float" office:value="4.26367275" calcext:value-type="float">
            <text:p>4.26367275</text:p>
          </table:table-cell>
          <table:table-cell office:value-type="float" office:value="0.187" calcext:value-type="float">
            <text:p>0.187</text:p>
          </table:table-cell>
          <table:table-cell office:value-type="float" office:value="2.577773124" calcext:value-type="float">
            <text:p>2.5777731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6]*3*10" office:value-type="float" office:value="127.9101825" calcext:value-type="float">
            <text:p>127.910182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.061875" calcext:value-type="float">
            <text:p>16.061875</text:p>
          </table:table-cell>
          <table:table-cell office:value-type="float" office:value="1.092435" calcext:value-type="float">
            <text:p>1.092435</text:p>
          </table:table-cell>
          <table:table-cell office:value-type="float" office:value="6.919" calcext:value-type="float">
            <text:p>6.919</text:p>
          </table:table-cell>
          <table:table-cell office:value-type="float" office:value="1.175512305" calcext:value-type="float">
            <text:p>1.17551230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7]*3*10" office:value-type="float" office:value="32.77305" calcext:value-type="float">
            <text:p>32.7730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.17895833" calcext:value-type="float">
            <text:p>13.17895833</text:p>
          </table:table-cell>
          <table:table-cell office:value-type="float" office:value="4.3022775" calcext:value-type="float">
            <text:p>4.3022775</text:p>
          </table:table-cell>
          <table:table-cell office:value-type="float" office:value="0.068" calcext:value-type="float">
            <text:p>0.068</text:p>
          </table:table-cell>
          <table:table-cell office:value-type="float" office:value="1.83385802" calcext:value-type="float">
            <text:p>1.833858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8]*3*10" office:value-type="float" office:value="129.068325" calcext:value-type="float">
            <text:p>129.0683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.88958333" calcext:value-type="float">
            <text:p>12.88958333</text:p>
          </table:table-cell>
          <table:table-cell office:value-type="float" office:value="3.034575" calcext:value-type="float">
            <text:p>3.034575</text:p>
          </table:table-cell>
          <table:table-cell office:value-type="float" office:value="2.091" calcext:value-type="float">
            <text:p>2.091</text:p>
          </table:table-cell>
          <table:table-cell office:value-type="float" office:value="1.474472646" calcext:value-type="float">
            <text:p>1.47447264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79]*3*10" office:value-type="float" office:value="91.03725" calcext:value-type="float">
            <text:p>91.037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9290625" calcext:value-type="float">
            <text:p>10.9290625</text:p>
          </table:table-cell>
          <table:table-cell office:value-type="float" office:value="4.53867225" calcext:value-type="float">
            <text:p>4.53867225</text:p>
          </table:table-cell>
          <table:table-cell office:value-type="float" office:value="0.102" calcext:value-type="float">
            <text:p>0.102</text:p>
          </table:table-cell>
          <table:table-cell office:value-type="float" office:value="1.924993519" calcext:value-type="float">
            <text:p>1.92499351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0]*3*10" office:value-type="float" office:value="136.1601675" calcext:value-type="float">
            <text:p>136.16016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60125" calcext:value-type="float">
            <text:p>9.360125</text:p>
          </table:table-cell>
          <table:table-cell office:value-type="float" office:value="4.29945525" calcext:value-type="float">
            <text:p>4.29945525</text:p>
          </table:table-cell>
          <table:table-cell office:value-type="float" office:value="0.068" calcext:value-type="float">
            <text:p>0.068</text:p>
          </table:table-cell>
          <table:table-cell office:value-type="float" office:value="1.657823433" calcext:value-type="float">
            <text:p>1.6578234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1]*3*10" office:value-type="float" office:value="128.9836575" calcext:value-type="float">
            <text:p>128.98365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581875" calcext:value-type="float">
            <text:p>10.581875</text:p>
          </table:table-cell>
          <table:table-cell office:value-type="float" office:value="5.06862" calcext:value-type="float">
            <text:p>5.06862</text:p>
          </table:table-cell>
          <table:table-cell office:value-type="float" office:value="0.17" calcext:value-type="float">
            <text:p>0.17</text:p>
          </table:table-cell>
          <table:table-cell office:value-type="float" office:value="2.002079626" calcext:value-type="float">
            <text:p>2.0020796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2]*3*10" office:value-type="float" office:value="152.0586" calcext:value-type="float">
            <text:p>152.058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.22945833" calcext:value-type="float">
            <text:p>11.22945833</text:p>
          </table:table-cell>
          <table:table-cell office:value-type="float" office:value="5.11458" calcext:value-type="float">
            <text:p>5.11458</text:p>
          </table:table-cell>
          <table:table-cell office:value-type="float" office:value="0.102" calcext:value-type="float">
            <text:p>0.102</text:p>
          </table:table-cell>
          <table:table-cell office:value-type="float" office:value="2.015692421" calcext:value-type="float">
            <text:p>2.0156924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3]*3*10" office:value-type="float" office:value="153.4374" calcext:value-type="float">
            <text:p>153.437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541333333" calcext:value-type="float">
            <text:p>8.541333333</text:p>
          </table:table-cell>
          <table:table-cell office:value-type="float" office:value="4.529823" calcext:value-type="float">
            <text:p>4.529823</text:p>
          </table:table-cell>
          <table:table-cell office:value-type="float" office:value="0.187" calcext:value-type="float">
            <text:p>0.187</text:p>
          </table:table-cell>
          <table:table-cell office:value-type="float" office:value="1.645605965" calcext:value-type="float">
            <text:p>1.64560596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4]*3*10" office:value-type="float" office:value="135.89469" calcext:value-type="float">
            <text:p>135.8946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453895833" calcext:value-type="float">
            <text:p>6.453895833</text:p>
          </table:table-cell>
          <table:table-cell office:value-type="float" office:value="2.51502225" calcext:value-type="float">
            <text:p>2.515022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904820783" calcext:value-type="float">
            <text:p>0.9048207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5]*3*10" office:value-type="float" office:value="75.4506675" calcext:value-type="float">
            <text:p>75.45066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355604167" calcext:value-type="float">
            <text:p>7.355604167</text:p>
          </table:table-cell>
          <table:table-cell office:value-type="float" office:value="3.6222825" calcext:value-type="float">
            <text:p>3.6222825</text:p>
          </table:table-cell>
          <table:table-cell office:value-type="float" office:value="0.102" calcext:value-type="float">
            <text:p>0.102</text:p>
          </table:table-cell>
          <table:table-cell office:value-type="float" office:value="1.27709688" calcext:value-type="float">
            <text:p>1.2770968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6]*3*10" office:value-type="float" office:value="108.668475" calcext:value-type="float">
            <text:p>108.6684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660458333" calcext:value-type="float">
            <text:p>9.660458333</text:p>
          </table:table-cell>
          <table:table-cell office:value-type="float" office:value="4.10110275" calcext:value-type="float">
            <text:p>4.10110275</text:p>
          </table:table-cell>
          <table:table-cell office:value-type="float" office:value="0" calcext:value-type="float">
            <text:p>0</text:p>
          </table:table-cell>
          <table:table-cell office:value-type="float" office:value="1.601668704" calcext:value-type="float">
            <text:p>1.60166870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7]*3*10" office:value-type="float" office:value="123.0330825" calcext:value-type="float">
            <text:p>123.03308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990833333" calcext:value-type="float">
            <text:p>6.990833333</text:p>
          </table:table-cell>
          <table:table-cell office:value-type="float" office:value="5.22240225" calcext:value-type="float">
            <text:p>5.22240225</text:p>
          </table:table-cell>
          <table:table-cell office:value-type="float" office:value="0.102" calcext:value-type="float">
            <text:p>0.102</text:p>
          </table:table-cell>
          <table:table-cell office:value-type="float" office:value="2.034302396" calcext:value-type="float">
            <text:p>2.03430239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8]*3*10" office:value-type="float" office:value="156.6720675" calcext:value-type="float">
            <text:p>156.672067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4025" calcext:value-type="float">
            <text:p>7.4025</text:p>
          </table:table-cell>
          <table:table-cell office:value-type="float" office:value="4.69095" calcext:value-type="float">
            <text:p>4.69095</text:p>
          </table:table-cell>
          <table:table-cell office:value-type="float" office:value="0.051" calcext:value-type="float">
            <text:p>0.051</text:p>
          </table:table-cell>
          <table:table-cell office:value-type="float" office:value="1.848272071" calcext:value-type="float">
            <text:p>1.84827207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89]*3*10" office:value-type="float" office:value="140.7285" calcext:value-type="float">
            <text:p>140.72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834979167" calcext:value-type="float">
            <text:p>7.834979167</text:p>
          </table:table-cell>
          <table:table-cell office:value-type="float" office:value="4.94887725" calcext:value-type="float">
            <text:p>4.94887725</text:p>
          </table:table-cell>
          <table:table-cell office:value-type="float" office:value="0.085" calcext:value-type="float">
            <text:p>0.085</text:p>
          </table:table-cell>
          <table:table-cell office:value-type="float" office:value="1.951886743" calcext:value-type="float">
            <text:p>1.95188674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0]*3*10" office:value-type="float" office:value="148.4663175" calcext:value-type="float">
            <text:p>148.46631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34891667" calcext:value-type="float">
            <text:p>10.34891667</text:p>
          </table:table-cell>
          <table:table-cell office:value-type="float" office:value="4.66665225" calcext:value-type="float">
            <text:p>4.66665225</text:p>
          </table:table-cell>
          <table:table-cell office:value-type="float" office:value="0.204" calcext:value-type="float">
            <text:p>0.204</text:p>
          </table:table-cell>
          <table:table-cell office:value-type="float" office:value="1.945908002" calcext:value-type="float">
            <text:p>1.9459080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1]*3*10" office:value-type="float" office:value="139.9995675" calcext:value-type="float">
            <text:p>139.999567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.30395833" calcext:value-type="float">
            <text:p>12.30395833</text:p>
          </table:table-cell>
          <table:table-cell office:value-type="float" office:value="3.863628" calcext:value-type="float">
            <text:p>3.863628</text:p>
          </table:table-cell>
          <table:table-cell office:value-type="float" office:value="0.068" calcext:value-type="float">
            <text:p>0.068</text:p>
          </table:table-cell>
          <table:table-cell office:value-type="float" office:value="1.76242818" calcext:value-type="float">
            <text:p>1.762428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2]*3*10" office:value-type="float" office:value="115.90884" calcext:value-type="float">
            <text:p>115.908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.94375" calcext:value-type="float">
            <text:p>17.94375</text:p>
          </table:table-cell>
          <table:table-cell office:value-type="float" office:value="4.5237" calcext:value-type="float">
            <text:p>4.5237</text:p>
          </table:table-cell>
          <table:table-cell office:value-type="float" office:value="0" calcext:value-type="float">
            <text:p>0</text:p>
          </table:table-cell>
          <table:table-cell office:value-type="float" office:value="2.619627707" calcext:value-type="float">
            <text:p>2.6196277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3]*3*10" office:value-type="float" office:value="135.711" calcext:value-type="float">
            <text:p>135.7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.336875" calcext:value-type="float">
            <text:p>17.336875</text:p>
          </table:table-cell>
          <table:table-cell office:value-type="float" office:value="1.728645" calcext:value-type="float">
            <text:p>1.728645</text:p>
          </table:table-cell>
          <table:table-cell office:value-type="float" office:value="10.268" calcext:value-type="float">
            <text:p>10.268</text:p>
          </table:table-cell>
          <table:table-cell office:value-type="float" office:value="1.663063092" calcext:value-type="float">
            <text:p>1.66306309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4]*3*10" office:value-type="float" office:value="51.85935" calcext:value-type="float">
            <text:p>51.859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.90020833" calcext:value-type="float">
            <text:p>13.90020833</text:p>
          </table:table-cell>
          <table:table-cell office:value-type="float" office:value="3.80019975" calcext:value-type="float">
            <text:p>3.80019975</text:p>
          </table:table-cell>
          <table:table-cell office:value-type="float" office:value="3.026" calcext:value-type="float">
            <text:p>3.026</text:p>
          </table:table-cell>
          <table:table-cell office:value-type="float" office:value="2.536154291" calcext:value-type="float">
            <text:p>2.5361542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5]*3*10" office:value-type="float" office:value="114.0059925" calcext:value-type="float">
            <text:p>114.00599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226583333" calcext:value-type="float">
            <text:p>7.226583333</text:p>
          </table:table-cell>
          <table:table-cell office:value-type="float" office:value="4.41276975" calcext:value-type="float">
            <text:p>4.41276975</text:p>
          </table:table-cell>
          <table:table-cell office:value-type="float" office:value="0.102" calcext:value-type="float">
            <text:p>0.102</text:p>
          </table:table-cell>
          <table:table-cell office:value-type="float" office:value="1.459428672" calcext:value-type="float">
            <text:p>1.45942867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6]*3*10" office:value-type="float" office:value="132.3830925" calcext:value-type="float">
            <text:p>132.38309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8800625" calcext:value-type="float">
            <text:p>6.8800625</text:p>
          </table:table-cell>
          <table:table-cell office:value-type="float" office:value="4.106028" calcext:value-type="float">
            <text:p>4.106028</text:p>
          </table:table-cell>
          <table:table-cell office:value-type="float" office:value="0" calcext:value-type="float">
            <text:p>0</text:p>
          </table:table-cell>
          <table:table-cell office:value-type="float" office:value="1.610544325" calcext:value-type="float">
            <text:p>1.61054432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7]*3*10" office:value-type="float" office:value="123.18084" calcext:value-type="float">
            <text:p>123.1808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4395625" calcext:value-type="float">
            <text:p>7.4395625</text:p>
          </table:table-cell>
          <table:table-cell office:value-type="float" office:value="4.537995" calcext:value-type="float">
            <text:p>4.537995</text:p>
          </table:table-cell>
          <table:table-cell office:value-type="float" office:value="0.17" calcext:value-type="float">
            <text:p>0.17</text:p>
          </table:table-cell>
          <table:table-cell office:value-type="float" office:value="1.87044818" calcext:value-type="float">
            <text:p>1.870448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8]*3*10" office:value-type="float" office:value="136.13985" calcext:value-type="float">
            <text:p>136.1398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28991667" calcext:value-type="float">
            <text:p>10.28991667</text:p>
          </table:table-cell>
          <table:table-cell office:value-type="float" office:value="2.3264025" calcext:value-type="float">
            <text:p>2.3264025</text:p>
          </table:table-cell>
          <table:table-cell office:value-type="float" office:value="0.119" calcext:value-type="float">
            <text:p>0.119</text:p>
          </table:table-cell>
          <table:table-cell office:value-type="float" office:value="1.061154502" calcext:value-type="float">
            <text:p>1.0611545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99]*3*10" office:value-type="float" office:value="69.792075" calcext:value-type="float">
            <text:p>69.79207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.4486875" calcext:value-type="float">
            <text:p>11.4486875</text:p>
          </table:table-cell>
          <table:table-cell office:value-type="float" office:value="3.46980225" calcext:value-type="float">
            <text:p>3.46980225</text:p>
          </table:table-cell>
          <table:table-cell office:value-type="float" office:value="0.136" calcext:value-type="float">
            <text:p>0.136</text:p>
          </table:table-cell>
          <table:table-cell office:value-type="float" office:value="1.388391502" calcext:value-type="float">
            <text:p>1.3883915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0]*3*10" office:value-type="float" office:value="104.0940675" calcext:value-type="float">
            <text:p>104.09406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703708333" calcext:value-type="float">
            <text:p>7.703708333</text:p>
          </table:table-cell>
          <table:table-cell office:value-type="float" office:value="4.23472725" calcext:value-type="float">
            <text:p>4.23472725</text:p>
          </table:table-cell>
          <table:table-cell office:value-type="float" office:value="0.102" calcext:value-type="float">
            <text:p>0.102</text:p>
          </table:table-cell>
          <table:table-cell office:value-type="float" office:value="1.692246479" calcext:value-type="float">
            <text:p>1.6922464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1]*3*10" office:value-type="float" office:value="127.0418175" calcext:value-type="float">
            <text:p>127.041817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72489583" calcext:value-type="float">
            <text:p>10.72489583</text:p>
          </table:table-cell>
          <table:table-cell office:value-type="float" office:value="3.91257225" calcext:value-type="float">
            <text:p>3.91257225</text:p>
          </table:table-cell>
          <table:table-cell office:value-type="float" office:value="0.17" calcext:value-type="float">
            <text:p>0.17</text:p>
          </table:table-cell>
          <table:table-cell office:value-type="float" office:value="1.810739373" calcext:value-type="float">
            <text:p>1.81073937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2]*3*10" office:value-type="float" office:value="117.3771675" calcext:value-type="float">
            <text:p>117.37716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.198" calcext:value-type="float">
            <text:p>12.198</text:p>
          </table:table-cell>
          <table:table-cell office:value-type="float" office:value="1.7068275" calcext:value-type="float">
            <text:p>1.7068275</text:p>
          </table:table-cell>
          <table:table-cell office:value-type="float" office:value="0.136" calcext:value-type="float">
            <text:p>0.136</text:p>
          </table:table-cell>
          <table:table-cell office:value-type="float" office:value="1.10570246" calcext:value-type="float">
            <text:p>1.1057024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3]*3*10" office:value-type="float" office:value="51.204825" calcext:value-type="float">
            <text:p>51.2048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.72" calcext:value-type="float">
            <text:p>14.72</text:p>
          </table:table-cell>
          <table:table-cell office:value-type="float" office:value="1.8726075" calcext:value-type="float">
            <text:p>1.8726075</text:p>
          </table:table-cell>
          <table:table-cell office:value-type="float" office:value="7.752" calcext:value-type="float">
            <text:p>7.752</text:p>
          </table:table-cell>
          <table:table-cell office:value-type="float" office:value="0.95265269" calcext:value-type="float">
            <text:p>0.9526526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4]*3*10" office:value-type="float" office:value="56.178225" calcext:value-type="float">
            <text:p>56.1782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.69458333" calcext:value-type="float">
            <text:p>14.69458333</text:p>
          </table:table-cell>
          <table:table-cell office:value-type="float" office:value="3.125025" calcext:value-type="float">
            <text:p>3.125025</text:p>
          </table:table-cell>
          <table:table-cell office:value-type="float" office:value="5.525" calcext:value-type="float">
            <text:p>5.525</text:p>
          </table:table-cell>
          <table:table-cell office:value-type="float" office:value="1.915886055" calcext:value-type="float">
            <text:p>1.9158860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5]*3*10" office:value-type="float" office:value="93.75075" calcext:value-type="float">
            <text:p>93.750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87354167" calcext:value-type="float">
            <text:p>10.87354167</text:p>
          </table:table-cell>
          <table:table-cell office:value-type="float" office:value="2.4107805" calcext:value-type="float">
            <text:p>2.4107805</text:p>
          </table:table-cell>
          <table:table-cell office:value-type="float" office:value="0.136" calcext:value-type="float">
            <text:p>0.136</text:p>
          </table:table-cell>
          <table:table-cell office:value-type="float" office:value="1.226236307" calcext:value-type="float">
            <text:p>1.2262363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6]*3*10" office:value-type="float" office:value="72.323415" calcext:value-type="float">
            <text:p>72.3234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.786395833" calcext:value-type="float">
            <text:p>9.786395833</text:p>
          </table:table-cell>
          <table:table-cell office:value-type="float" office:value="2.22246975" calcext:value-type="float">
            <text:p>2.22246975</text:p>
          </table:table-cell>
          <table:table-cell office:value-type="float" office:value="7.004" calcext:value-type="float">
            <text:p>7.004</text:p>
          </table:table-cell>
          <table:table-cell office:value-type="float" office:value="1.164457832" calcext:value-type="float">
            <text:p>1.16445783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7]*3*10" office:value-type="float" office:value="66.6740925" calcext:value-type="float">
            <text:p>66.67409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16625" calcext:value-type="float">
            <text:p>7.16625</text:p>
          </table:table-cell>
          <table:table-cell office:value-type="float" office:value="1.86853275" calcext:value-type="float">
            <text:p>1.86853275</text:p>
          </table:table-cell>
          <table:table-cell office:value-type="float" office:value="5.712" calcext:value-type="float">
            <text:p>5.712</text:p>
          </table:table-cell>
          <table:table-cell office:value-type="float" office:value="0.632588049" calcext:value-type="float">
            <text:p>0.63258804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8]*3*10" office:value-type="float" office:value="56.0559825" calcext:value-type="float">
            <text:p>56.05598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349875" calcext:value-type="float">
            <text:p>5.349875</text:p>
          </table:table-cell>
          <table:table-cell office:value-type="float" office:value="1.69395" calcext:value-type="float">
            <text:p>1.69395</text:p>
          </table:table-cell>
          <table:table-cell office:value-type="float" office:value="0.17" calcext:value-type="float">
            <text:p>0.17</text:p>
          </table:table-cell>
          <table:table-cell office:value-type="float" office:value="0.551509497" calcext:value-type="float">
            <text:p>0.55150949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9]*3*10" office:value-type="float" office:value="50.8185" calcext:value-type="float">
            <text:p>50.818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9389375" calcext:value-type="float">
            <text:p>6.9389375</text:p>
          </table:table-cell>
          <table:table-cell office:value-type="float" office:value="1.2597525" calcext:value-type="float">
            <text:p>1.2597525</text:p>
          </table:table-cell>
          <table:table-cell office:value-type="float" office:value="1.836" calcext:value-type="float">
            <text:p>1.836</text:p>
          </table:table-cell>
          <table:table-cell office:value-type="float" office:value="0.47056433" calcext:value-type="float">
            <text:p>0.470564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0]*3*10" office:value-type="float" office:value="37.792575" calcext:value-type="float">
            <text:p>37.79257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432958333" calcext:value-type="float">
            <text:p>4.432958333</text:p>
          </table:table-cell>
          <table:table-cell office:value-type="float" office:value="2.37237975" calcext:value-type="float">
            <text:p>2.37237975</text:p>
          </table:table-cell>
          <table:table-cell office:value-type="float" office:value="0.204" calcext:value-type="float">
            <text:p>0.204</text:p>
          </table:table-cell>
          <table:table-cell office:value-type="float" office:value="0.764046293" calcext:value-type="float">
            <text:p>0.76404629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1]*3*10" office:value-type="float" office:value="71.1713925" calcext:value-type="float">
            <text:p>71.17139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309375" calcext:value-type="float">
            <text:p>6.309375</text:p>
          </table:table-cell>
          <table:table-cell office:value-type="float" office:value="1.3733475" calcext:value-type="float">
            <text:p>1.3733475</text:p>
          </table:table-cell>
          <table:table-cell office:value-type="float" office:value="0.952" calcext:value-type="float">
            <text:p>0.952</text:p>
          </table:table-cell>
          <table:table-cell office:value-type="float" office:value="0.492646155" calcext:value-type="float">
            <text:p>0.4926461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2]*3*10" office:value-type="float" office:value="41.200425" calcext:value-type="float">
            <text:p>41.2004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446354167" calcext:value-type="float">
            <text:p>6.446354167</text:p>
          </table:table-cell>
          <table:table-cell office:value-type="float" office:value="2.54832" calcext:value-type="float">
            <text:p>2.548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934754184" calcext:value-type="float">
            <text:p>0.9347541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3]*3*10" office:value-type="float" office:value="76.4496" calcext:value-type="float">
            <text:p>76.44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.1028125" calcext:value-type="float">
            <text:p>2.1028125</text:p>
          </table:table-cell>
          <table:table-cell office:value-type="float" office:value="3.0909975" calcext:value-type="float">
            <text:p>3.0909975</text:p>
          </table:table-cell>
          <table:table-cell office:value-type="float" office:value="0.119" calcext:value-type="float">
            <text:p>0.119</text:p>
          </table:table-cell>
          <table:table-cell office:value-type="float" office:value="0.923083851" calcext:value-type="float">
            <text:p>0.92308385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4]*3*10" office:value-type="float" office:value="92.729925" calcext:value-type="float">
            <text:p>92.7299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991104167" calcext:value-type="float">
            <text:p>2.991104167</text:p>
          </table:table-cell>
          <table:table-cell office:value-type="float" office:value="2.53307475" calcext:value-type="float">
            <text:p>2.53307475</text:p>
          </table:table-cell>
          <table:table-cell office:value-type="float" office:value="0.221" calcext:value-type="float">
            <text:p>0.221</text:p>
          </table:table-cell>
          <table:table-cell office:value-type="float" office:value="0.862473683" calcext:value-type="float">
            <text:p>0.86247368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5]*3*10" office:value-type="float" office:value="75.9922425" calcext:value-type="float">
            <text:p>75.99224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725625" calcext:value-type="float">
            <text:p>6.7725625</text:p>
          </table:table-cell>
          <table:table-cell office:value-type="float" office:value="2.66871975" calcext:value-type="float">
            <text:p>2.66871975</text:p>
          </table:table-cell>
          <table:table-cell office:value-type="float" office:value="0" calcext:value-type="float">
            <text:p>0</text:p>
          </table:table-cell>
          <table:table-cell office:value-type="float" office:value="1.032273716" calcext:value-type="float">
            <text:p>1.0322737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6]*3*10" office:value-type="float" office:value="80.0615925" calcext:value-type="float">
            <text:p>80.06159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356125" calcext:value-type="float">
            <text:p>6.356125</text:p>
          </table:table-cell>
          <table:table-cell office:value-type="float" office:value="3.0831075" calcext:value-type="float">
            <text:p>3.0831075</text:p>
          </table:table-cell>
          <table:table-cell office:value-type="float" office:value="0.102" calcext:value-type="float">
            <text:p>0.102</text:p>
          </table:table-cell>
          <table:table-cell office:value-type="float" office:value="1.262741346" calcext:value-type="float">
            <text:p>1.26274134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7]*3*10" office:value-type="float" office:value="92.493225" calcext:value-type="float">
            <text:p>92.4932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.644375" calcext:value-type="float">
            <text:p>9.644375</text:p>
          </table:table-cell>
          <table:table-cell office:value-type="float" office:value="1.39807275" calcext:value-type="float">
            <text:p>1.39807275</text:p>
          </table:table-cell>
          <table:table-cell office:value-type="float" office:value="1.853" calcext:value-type="float">
            <text:p>1.853</text:p>
          </table:table-cell>
          <table:table-cell office:value-type="float" office:value="0.55380233" calcext:value-type="float">
            <text:p>0.553802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8]*3*10" office:value-type="float" office:value="41.9421825" calcext:value-type="float">
            <text:p>41.94218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.022854167" calcext:value-type="float">
            <text:p>9.022854167</text:p>
          </table:table-cell>
          <table:table-cell office:value-type="float" office:value="1.09061925" calcext:value-type="float">
            <text:p>1.09061925</text:p>
          </table:table-cell>
          <table:table-cell office:value-type="float" office:value="3.383" calcext:value-type="float">
            <text:p>3.383</text:p>
          </table:table-cell>
          <table:table-cell office:value-type="float" office:value="0.418458607" calcext:value-type="float">
            <text:p>0.41845860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19]*3*10" office:value-type="float" office:value="32.7185775" calcext:value-type="float">
            <text:p>32.71857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771416667" calcext:value-type="float">
            <text:p>7.771416667</text:p>
          </table:table-cell>
          <table:table-cell office:value-type="float" office:value="0.57265275" calcext:value-type="float">
            <text:p>0.5726527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6819316" calcext:value-type="float">
            <text:p>0.2568193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0]*3*10" office:value-type="float" office:value="17.1795825" calcext:value-type="float">
            <text:p>17.17958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093333333" calcext:value-type="float">
            <text:p>6.093333333</text:p>
          </table:table-cell>
          <table:table-cell office:value-type="float" office:value="0.53320275" calcext:value-type="float">
            <text:p>0.53320275</text:p>
          </table:table-cell>
          <table:table-cell office:value-type="float" office:value="0.476" calcext:value-type="float">
            <text:p>0.476</text:p>
          </table:table-cell>
          <table:table-cell office:value-type="float" office:value="0.227691044" calcext:value-type="float">
            <text:p>0.22769104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1]*3*10" office:value-type="float" office:value="15.9960825" calcext:value-type="float">
            <text:p>15.99608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55395833" calcext:value-type="float">
            <text:p>6.655395833</text:p>
          </table:table-cell>
          <table:table-cell office:value-type="float" office:value="0.7414275" calcext:value-type="float">
            <text:p>0.7414275</text:p>
          </table:table-cell>
          <table:table-cell office:value-type="float" office:value="0.901" calcext:value-type="float">
            <text:p>0.901</text:p>
          </table:table-cell>
          <table:table-cell office:value-type="float" office:value="0.280733779" calcext:value-type="float">
            <text:p>0.2807337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2]*3*10" office:value-type="float" office:value="22.242825" calcext:value-type="float">
            <text:p>22.2428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667520833" calcext:value-type="float">
            <text:p>7.667520833</text:p>
          </table:table-cell>
          <table:table-cell office:value-type="float" office:value="0.523167" calcext:value-type="float">
            <text:p>0.5231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225272617" calcext:value-type="float">
            <text:p>0.22527261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3]*3*10" office:value-type="float" office:value="15.69501" calcext:value-type="float">
            <text:p>15.6950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095083333" calcext:value-type="float">
            <text:p>3.095083333</text:p>
          </table:table-cell>
          <table:table-cell office:value-type="float" office:value="2.238528" calcext:value-type="float">
            <text:p>2.238528</text:p>
          </table:table-cell>
          <table:table-cell office:value-type="float" office:value="0.221" calcext:value-type="float">
            <text:p>0.221</text:p>
          </table:table-cell>
          <table:table-cell office:value-type="float" office:value="0.603249336" calcext:value-type="float">
            <text:p>0.60324933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4]*3*10" office:value-type="float" office:value="67.15584" calcext:value-type="float">
            <text:p>67.1558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486354167" calcext:value-type="float">
            <text:p>3.486354167</text:p>
          </table:table-cell>
          <table:table-cell office:value-type="float" office:value="1.50650025" calcext:value-type="float">
            <text:p>1.506500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427050535" calcext:value-type="float">
            <text:p>0.42705053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5]*3*10" office:value-type="float" office:value="45.1950075" calcext:value-type="float">
            <text:p>45.195007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.583875" calcext:value-type="float">
            <text:p>2.583875</text:p>
          </table:table-cell>
          <table:table-cell office:value-type="float" office:value="0.511038" calcext:value-type="float">
            <text:p>0.511038</text:p>
          </table:table-cell>
          <table:table-cell office:value-type="float" office:value="0.442" calcext:value-type="float">
            <text:p>0.442</text:p>
          </table:table-cell>
          <table:table-cell office:value-type="float" office:value="0.171023003" calcext:value-type="float">
            <text:p>0.17102300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6]*3*10" office:value-type="float" office:value="15.33114" calcext:value-type="float">
            <text:p>15.331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265020833" calcext:value-type="float">
            <text:p>5.265020833</text:p>
          </table:table-cell>
          <table:table-cell office:value-type="float" office:value="0.45145275" calcext:value-type="float">
            <text:p>0.4514527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44122693" calcext:value-type="float">
            <text:p>0.24412269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7]*3*10" office:value-type="float" office:value="13.5435825" calcext:value-type="float">
            <text:p>13.54358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662375" calcext:value-type="float">
            <text:p>3.662375</text:p>
          </table:table-cell>
          <table:table-cell office:value-type="float" office:value="1.67523" calcext:value-type="float">
            <text:p>1.67523</text:p>
          </table:table-cell>
          <table:table-cell office:value-type="float" office:value="0" calcext:value-type="float">
            <text:p>0</text:p>
          </table:table-cell>
          <table:table-cell office:value-type="float" office:value="0.702727455" calcext:value-type="float">
            <text:p>0.7027274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8]*3*10" office:value-type="float" office:value="50.2569" calcext:value-type="float">
            <text:p>50.256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8210625" calcext:value-type="float">
            <text:p>0.8210625</text:p>
          </table:table-cell>
          <table:table-cell office:value-type="float" office:value="2.40542475" calcext:value-type="float">
            <text:p>2.40542475</text:p>
          </table:table-cell>
          <table:table-cell office:value-type="float" office:value="0.119" calcext:value-type="float">
            <text:p>0.119</text:p>
          </table:table-cell>
          <table:table-cell office:value-type="float" office:value="0.657255009" calcext:value-type="float">
            <text:p>0.65725500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29]*3*10" office:value-type="float" office:value="72.1627425" calcext:value-type="float">
            <text:p>72.16274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571645833" calcext:value-type="float">
            <text:p>1.571645833</text:p>
          </table:table-cell>
          <table:table-cell office:value-type="float" office:value="0.6816825" calcext:value-type="float">
            <text:p>0.6816825</text:p>
          </table:table-cell>
          <table:table-cell office:value-type="float" office:value="0.986" calcext:value-type="float">
            <text:p>0.986</text:p>
          </table:table-cell>
          <table:table-cell office:value-type="float" office:value="0.222031222" calcext:value-type="float">
            <text:p>0.22203122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0]*3*10" office:value-type="float" office:value="20.450475" calcext:value-type="float">
            <text:p>20.4504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720979167" calcext:value-type="float">
            <text:p>3.720979167</text:p>
          </table:table-cell>
          <table:table-cell office:value-type="float" office:value="1.065105" calcext:value-type="float">
            <text:p>1.065105</text:p>
          </table:table-cell>
          <table:table-cell office:value-type="float" office:value="1.224" calcext:value-type="float">
            <text:p>1.224</text:p>
          </table:table-cell>
          <table:table-cell office:value-type="float" office:value="0.443610858" calcext:value-type="float">
            <text:p>0.44361085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1]*3*10" office:value-type="float" office:value="31.95315" calcext:value-type="float">
            <text:p>31.953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033333333" calcext:value-type="float">
            <text:p>3.033333333</text:p>
          </table:table-cell>
          <table:table-cell office:value-type="float" office:value="1.06838025" calcext:value-type="float">
            <text:p>1.06838025</text:p>
          </table:table-cell>
          <table:table-cell office:value-type="float" office:value="9.163" calcext:value-type="float">
            <text:p>9.163</text:p>
          </table:table-cell>
          <table:table-cell office:value-type="float" office:value="0.356768392" calcext:value-type="float">
            <text:p>0.35676839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2]*3*10" office:value-type="float" office:value="32.0514075" calcext:value-type="float">
            <text:p>32.051407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.101958333" calcext:value-type="float">
            <text:p>2.101958333</text:p>
          </table:table-cell>
          <table:table-cell office:value-type="float" office:value="0.50646225" calcext:value-type="float">
            <text:p>0.50646225</text:p>
          </table:table-cell>
          <table:table-cell office:value-type="float" office:value="5.049" calcext:value-type="float">
            <text:p>5.049</text:p>
          </table:table-cell>
          <table:table-cell office:value-type="float" office:value="0.171312" calcext:value-type="float">
            <text:p>0.1713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3]*3*10" office:value-type="float" office:value="15.1938675" calcext:value-type="float">
            <text:p>15.19386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401916667" calcext:value-type="float">
            <text:p>-0.401916667</text:p>
          </table:table-cell>
          <table:table-cell office:value-type="float" office:value="1.29729225" calcext:value-type="float">
            <text:p>1.297292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381014238" calcext:value-type="float">
            <text:p>0.3810142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4]*3*10" office:value-type="float" office:value="38.9187675" calcext:value-type="float">
            <text:p>38.918767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165020833" calcext:value-type="float">
            <text:p>2.165020833</text:p>
          </table:table-cell>
          <table:table-cell office:value-type="float" office:value="1.3185255" calcext:value-type="float">
            <text:p>1.31852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688640726" calcext:value-type="float">
            <text:p>0.6886407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5]*3*10" office:value-type="float" office:value="39.555765" calcext:value-type="float">
            <text:p>39.5557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0608125" calcext:value-type="float">
            <text:p>7.0608125</text:p>
          </table:table-cell>
          <table:table-cell office:value-type="float" office:value="0.87074475" calcext:value-type="float">
            <text:p>0.87074475</text:p>
          </table:table-cell>
          <table:table-cell office:value-type="float" office:value="4.335" calcext:value-type="float">
            <text:p>4.335</text:p>
          </table:table-cell>
          <table:table-cell office:value-type="float" office:value="0.549899724" calcext:value-type="float">
            <text:p>0.5498997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6]*3*10" office:value-type="float" office:value="26.1223425" calcext:value-type="float">
            <text:p>26.12234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665166667" calcext:value-type="float">
            <text:p>3.665166667</text:p>
          </table:table-cell>
          <table:table-cell office:value-type="float" office:value="1.3639125" calcext:value-type="float">
            <text:p>1.3639125</text:p>
          </table:table-cell>
          <table:table-cell office:value-type="float" office:value="1.666" calcext:value-type="float">
            <text:p>1.666</text:p>
          </table:table-cell>
          <table:table-cell office:value-type="float" office:value="0.48242509" calcext:value-type="float">
            <text:p>0.4824250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7]*3*10" office:value-type="float" office:value="40.917375" calcext:value-type="float">
            <text:p>40.91737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34395833" calcext:value-type="float">
            <text:p>1.434395833</text:p>
          </table:table-cell>
          <table:table-cell office:value-type="float" office:value="1.11201225" calcext:value-type="float">
            <text:p>1.11201225</text:p>
          </table:table-cell>
          <table:table-cell office:value-type="float" office:value="7.888" calcext:value-type="float">
            <text:p>7.888</text:p>
          </table:table-cell>
          <table:table-cell office:value-type="float" office:value="0.319220354" calcext:value-type="float">
            <text:p>0.31922035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8]*3*10" office:value-type="float" office:value="33.3603675" calcext:value-type="float">
            <text:p>33.36036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007333333" calcext:value-type="float">
            <text:p>8.007333333</text:p>
          </table:table-cell>
          <table:table-cell office:value-type="float" office:value="0.90856725" calcext:value-type="float">
            <text:p>0.90856725</text:p>
          </table:table-cell>
          <table:table-cell office:value-type="float" office:value="9.809" calcext:value-type="float">
            <text:p>9.809</text:p>
          </table:table-cell>
          <table:table-cell office:value-type="float" office:value="0.402367584" calcext:value-type="float">
            <text:p>0.4023675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39]*3*10" office:value-type="float" office:value="27.2570175" calcext:value-type="float">
            <text:p>27.25701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7189375" calcext:value-type="float">
            <text:p>3.7189375</text:p>
          </table:table-cell>
          <table:table-cell office:value-type="float" office:value="0.9844005" calcext:value-type="float">
            <text:p>0.9844005</text:p>
          </table:table-cell>
          <table:table-cell office:value-type="float" office:value="8.347" calcext:value-type="float">
            <text:p>8.347</text:p>
          </table:table-cell>
          <table:table-cell office:value-type="float" office:value="0.359452145" calcext:value-type="float">
            <text:p>0.35945214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0]*3*10" office:value-type="float" office:value="29.532015" calcext:value-type="float">
            <text:p>29.5320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749541667" calcext:value-type="float">
            <text:p>4.749541667</text:p>
          </table:table-cell>
          <table:table-cell office:value-type="float" office:value="1.032375" calcext:value-type="float">
            <text:p>1.032375</text:p>
          </table:table-cell>
          <table:table-cell office:value-type="float" office:value="2.295" calcext:value-type="float">
            <text:p>2.295</text:p>
          </table:table-cell>
          <table:table-cell office:value-type="float" office:value="0.406613312" calcext:value-type="float">
            <text:p>0.4066133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1]*3*10" office:value-type="float" office:value="30.97125" calcext:value-type="float">
            <text:p>30.971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310125" calcext:value-type="float">
            <text:p>6.310125</text:p>
          </table:table-cell>
          <table:table-cell office:value-type="float" office:value="1.21002" calcext:value-type="float">
            <text:p>1.21002</text:p>
          </table:table-cell>
          <table:table-cell office:value-type="float" office:value="6.375" calcext:value-type="float">
            <text:p>6.375</text:p>
          </table:table-cell>
          <table:table-cell office:value-type="float" office:value="0.550976053" calcext:value-type="float">
            <text:p>0.55097605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2]*3*10" office:value-type="float" office:value="36.3006" calcext:value-type="float">
            <text:p>36.300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289833333" calcext:value-type="float">
            <text:p>5.289833333</text:p>
          </table:table-cell>
          <table:table-cell office:value-type="float" office:value="1.11119475" calcext:value-type="float">
            <text:p>1.11119475</text:p>
          </table:table-cell>
          <table:table-cell office:value-type="float" office:value="2.04" calcext:value-type="float">
            <text:p>2.04</text:p>
          </table:table-cell>
          <table:table-cell office:value-type="float" office:value="0.529847164" calcext:value-type="float">
            <text:p>0.52984716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3]*3*10" office:value-type="float" office:value="33.3358425" calcext:value-type="float">
            <text:p>33.335842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176170213" calcext:value-type="float">
            <text:p>3.176170213</text:p>
          </table:table-cell>
          <table:table-cell office:value-type="float" office:value="1.982446468" calcext:value-type="float">
            <text:p>1.982446468</text:p>
          </table:table-cell>
          <table:table-cell office:value-type="float" office:value="0.153" calcext:value-type="float">
            <text:p>0.153</text:p>
          </table:table-cell>
          <table:table-cell office:value-type="float" office:value="0.742096619" calcext:value-type="float">
            <text:p>0.74209661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4]*3*10" office:value-type="float" office:value="59.47339404" calcext:value-type="float">
            <text:p>59.4733940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089041667" calcext:value-type="float">
            <text:p>5.089041667</text:p>
          </table:table-cell>
          <table:table-cell office:value-type="float" office:value="1.1787975" calcext:value-type="float">
            <text:p>1.1787975</text:p>
          </table:table-cell>
          <table:table-cell office:value-type="float" office:value="15.079" calcext:value-type="float">
            <text:p>15.079</text:p>
          </table:table-cell>
          <table:table-cell office:value-type="float" office:value="0.565939101" calcext:value-type="float">
            <text:p>0.56593910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5]*3*10" office:value-type="float" office:value="35.363925" calcext:value-type="float">
            <text:p>35.3639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.295416667" calcext:value-type="float">
            <text:p>2.295416667</text:p>
          </table:table-cell>
          <table:table-cell office:value-type="float" office:value="1.5" calcext:value-type="float">
            <text:p>1.5</text:p>
          </table:table-cell>
          <table:table-cell office:value-type="float" office:value="0.306" calcext:value-type="float">
            <text:p>0.306</text:p>
          </table:table-cell>
          <table:table-cell office:value-type="float" office:value="0.440554455" calcext:value-type="float">
            <text:p>0.44055445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6]*3*10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65145833" calcext:value-type="float">
            <text:p>6.565145833</text:p>
          </table:table-cell>
          <table:table-cell office:value-type="float" office:value="1.21202025" calcext:value-type="float">
            <text:p>1.21202025</text:p>
          </table:table-cell>
          <table:table-cell office:value-type="float" office:value="0.068" calcext:value-type="float">
            <text:p>0.068</text:p>
          </table:table-cell>
          <table:table-cell office:value-type="float" office:value="0.445795179" calcext:value-type="float">
            <text:p>0.4457951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7]*3*10" office:value-type="float" office:value="36.3606075" calcext:value-type="float">
            <text:p>36.36060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28793617" calcext:value-type="float">
            <text:p>6.28793617</text:p>
          </table:table-cell>
          <table:table-cell office:value-type="float" office:value="1.756488255" calcext:value-type="float">
            <text:p>1.756488255</text:p>
          </table:table-cell>
          <table:table-cell office:value-type="float" office:value="0" calcext:value-type="float">
            <text:p>0</text:p>
          </table:table-cell>
          <table:table-cell office:value-type="float" office:value="0.560325129" calcext:value-type="float">
            <text:p>0.56032512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8]*3*10" office:value-type="float" office:value="52.69464765" calcext:value-type="float">
            <text:p>52.6946476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.523104167" calcext:value-type="float">
            <text:p>2.523104167</text:p>
          </table:table-cell>
          <table:table-cell office:value-type="float" office:value="0.9319425" calcext:value-type="float">
            <text:p>0.93194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278068545" calcext:value-type="float">
            <text:p>0.27806854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49]*3*10" office:value-type="float" office:value="27.958275" calcext:value-type="float">
            <text:p>27.9582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42916667" calcext:value-type="float">
            <text:p>0.642916667</text:p>
          </table:table-cell>
          <table:table-cell office:value-type="float" office:value="0.58278525" calcext:value-type="float">
            <text:p>0.58278525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5915728" calcext:value-type="float">
            <text:p>0.1659157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0]*3*10" office:value-type="float" office:value="17.4835575" calcext:value-type="float">
            <text:p>17.48355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113333333" calcext:value-type="float">
            <text:p>3.113333333</text:p>
          </table:table-cell>
          <table:table-cell office:value-type="float" office:value="0.47001" calcext:value-type="float">
            <text:p>0.4700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61071718" calcext:value-type="float">
            <text:p>0.1610717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1]*3*10" office:value-type="float" office:value="14.1003" calcext:value-type="float">
            <text:p>14.10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985604167" calcext:value-type="float">
            <text:p>1.985604167</text:p>
          </table:table-cell>
          <table:table-cell office:value-type="float" office:value="1.28400225" calcext:value-type="float">
            <text:p>1.28400225</text:p>
          </table:table-cell>
          <table:table-cell office:value-type="float" office:value="0.153" calcext:value-type="float">
            <text:p>0.153</text:p>
          </table:table-cell>
          <table:table-cell office:value-type="float" office:value="0.360171668" calcext:value-type="float">
            <text:p>0.36017166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2]*3*10" office:value-type="float" office:value="38.5200675" calcext:value-type="float">
            <text:p>38.52006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7116875" calcext:value-type="float">
            <text:p>1.7116875</text:p>
          </table:table-cell>
          <table:table-cell office:value-type="float" office:value="1.99970475" calcext:value-type="float">
            <text:p>1.999704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57906484" calcext:value-type="float">
            <text:p>0.579064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3]*3*10" office:value-type="float" office:value="59.9911425" calcext:value-type="float">
            <text:p>59.991142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41975" calcext:value-type="float">
            <text:p>0.41975</text:p>
          </table:table-cell>
          <table:table-cell office:value-type="float" office:value="0.56859675" calcext:value-type="float">
            <text:p>0.5685967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59639928" calcext:value-type="float">
            <text:p>0.15963992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4]*3*10" office:value-type="float" office:value="17.0579025" calcext:value-type="float">
            <text:p>17.05790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155625" calcext:value-type="float">
            <text:p>-0.0155625</text:p>
          </table:table-cell>
          <table:table-cell office:value-type="float" office:value="0.48165525" calcext:value-type="float">
            <text:p>0.481655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145747784" calcext:value-type="float">
            <text:p>0.1457477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5]*3*10" office:value-type="float" office:value="14.4496575" calcext:value-type="float">
            <text:p>14.44965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.383791667" calcext:value-type="float">
            <text:p>-1.383791667</text:p>
          </table:table-cell>
          <table:table-cell office:value-type="float" office:value="0.73937475" calcext:value-type="float">
            <text:p>0.73937475</text:p>
          </table:table-cell>
          <table:table-cell office:value-type="float" office:value="0" calcext:value-type="float">
            <text:p>0</text:p>
          </table:table-cell>
          <table:table-cell office:value-type="float" office:value="0.21206778" calcext:value-type="float">
            <text:p>0.2120677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6]*3*10" office:value-type="float" office:value="22.1812425" calcext:value-type="float">
            <text:p>22.18124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.4544375" calcext:value-type="float">
            <text:p>-1.4544375</text:p>
          </table:table-cell>
          <table:table-cell office:value-type="float" office:value="1.64865225" calcext:value-type="float">
            <text:p>1.64865225</text:p>
          </table:table-cell>
          <table:table-cell office:value-type="float" office:value="0" calcext:value-type="float">
            <text:p>0</text:p>
          </table:table-cell>
          <table:table-cell office:value-type="float" office:value="0.392237392" calcext:value-type="float">
            <text:p>0.39223739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7]*3*10" office:value-type="float" office:value="49.4595675" calcext:value-type="float">
            <text:p>49.45956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137958333" calcext:value-type="float">
            <text:p>6.137958333</text:p>
          </table:table-cell>
          <table:table-cell office:value-type="float" office:value="1.99737225" calcext:value-type="float">
            <text:p>1.99737225</text:p>
          </table:table-cell>
          <table:table-cell office:value-type="float" office:value="0.085" calcext:value-type="float">
            <text:p>0.085</text:p>
          </table:table-cell>
          <table:table-cell office:value-type="float" office:value="1.121882318" calcext:value-type="float">
            <text:p>1.1218823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8]*3*10" office:value-type="float" office:value="59.9211675" calcext:value-type="float">
            <text:p>59.92116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02" calcext:value-type="float">
            <text:p>10.02</text:p>
          </table:table-cell>
          <table:table-cell office:value-type="float" office:value="0.9124425" calcext:value-type="float">
            <text:p>0.9124425</text:p>
          </table:table-cell>
          <table:table-cell office:value-type="float" office:value="5.797" calcext:value-type="float">
            <text:p>5.797</text:p>
          </table:table-cell>
          <table:table-cell office:value-type="float" office:value="0.504388079" calcext:value-type="float">
            <text:p>0.50438807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59]*3*10" office:value-type="float" office:value="27.373275" calcext:value-type="float">
            <text:p>27.3732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445354167" calcext:value-type="float">
            <text:p>7.445354167</text:p>
          </table:table-cell>
          <table:table-cell office:value-type="float" office:value="0.68882775" calcext:value-type="float">
            <text:p>0.68882775</text:p>
          </table:table-cell>
          <table:table-cell office:value-type="float" office:value="1.173" calcext:value-type="float">
            <text:p>1.173</text:p>
          </table:table-cell>
          <table:table-cell office:value-type="float" office:value="0.312457502" calcext:value-type="float">
            <text:p>0.3124575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0]*3*10" office:value-type="float" office:value="20.6648325" calcext:value-type="float">
            <text:p>20.66483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977125" calcext:value-type="float">
            <text:p>8.977125</text:p>
          </table:table-cell>
          <table:table-cell office:value-type="float" office:value="0.89630475" calcext:value-type="float">
            <text:p>0.89630475</text:p>
          </table:table-cell>
          <table:table-cell office:value-type="float" office:value="1.751" calcext:value-type="float">
            <text:p>1.751</text:p>
          </table:table-cell>
          <table:table-cell office:value-type="float" office:value="0.412740927" calcext:value-type="float">
            <text:p>0.4127409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1]*3*10" office:value-type="float" office:value="26.8891425" calcext:value-type="float">
            <text:p>26.88914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5330625" calcext:value-type="float">
            <text:p>9.5330625</text:p>
          </table:table-cell>
          <table:table-cell office:value-type="float" office:value="0.8558355" calcext:value-type="float">
            <text:p>0.8558355</text:p>
          </table:table-cell>
          <table:table-cell office:value-type="float" office:value="10.948" calcext:value-type="float">
            <text:p>10.948</text:p>
          </table:table-cell>
          <table:table-cell office:value-type="float" office:value="0.524786521" calcext:value-type="float">
            <text:p>0.5247865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2]*3*10" office:value-type="float" office:value="25.675065" calcext:value-type="float">
            <text:p>25.67506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.46729167" calcext:value-type="float">
            <text:p>11.46729167</text:p>
          </table:table-cell>
          <table:table-cell office:value-type="float" office:value="0.55172775" calcext:value-type="float">
            <text:p>0.55172775</text:p>
          </table:table-cell>
          <table:table-cell office:value-type="float" office:value="12.444" calcext:value-type="float">
            <text:p>12.444</text:p>
          </table:table-cell>
          <table:table-cell office:value-type="float" office:value="0.56349976" calcext:value-type="float">
            <text:p>0.5634997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3]*3*10" office:value-type="float" office:value="16.5518325" calcext:value-type="float">
            <text:p>16.55183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.745625" calcext:value-type="float">
            <text:p>12.745625</text:p>
          </table:table-cell>
          <table:table-cell office:value-type="float" office:value="0.51307725" calcext:value-type="float">
            <text:p>0.51307725</text:p>
          </table:table-cell>
          <table:table-cell office:value-type="float" office:value="14.569" calcext:value-type="float">
            <text:p>14.569</text:p>
          </table:table-cell>
          <table:table-cell office:value-type="float" office:value="0.2750699" calcext:value-type="float">
            <text:p>0.275069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4]*3*10" office:value-type="float" office:value="15.3923175" calcext:value-type="float">
            <text:p>15.39231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.80791667" calcext:value-type="float">
            <text:p>12.80791667</text:p>
          </table:table-cell>
          <table:table-cell office:value-type="float" office:value="1.27319775" calcext:value-type="float">
            <text:p>1.27319775</text:p>
          </table:table-cell>
          <table:table-cell office:value-type="float" office:value="0" calcext:value-type="float">
            <text:p>0</text:p>
          </table:table-cell>
          <table:table-cell office:value-type="float" office:value="0.667719384" calcext:value-type="float">
            <text:p>0.66771938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5]*3*10" office:value-type="float" office:value="38.1959325" calcext:value-type="float">
            <text:p>38.195932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40875" calcext:value-type="float">
            <text:p>8.40875</text:p>
          </table:table-cell>
          <table:table-cell office:value-type="float" office:value="2.3448075" calcext:value-type="float">
            <text:p>2.34480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992404502" calcext:value-type="float">
            <text:p>0.99240450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6]*3*10" office:value-type="float" office:value="70.344225" calcext:value-type="float">
            <text:p>70.344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2T18:17:35.443447879</dc:date>
    <meta:editing-duration>PT2H45M50S</meta:editing-duration>
    <meta:editing-cycles>2</meta:editing-cycles>
    <meta:generator>LibreOffice/7.3.2.2$Linux_X86_64 LibreOffice_project/30$Build-2</meta:generator>
    <meta:document-statistic meta:table-count="1" meta:cell-count="40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1cm" svg:y="4.201cm" style:legend-expansion="high" chart:style-name="ch2"/>
        <chart:plot-area chart:style-name="ch3" table:cell-range-address="weather.A1:weather.A366 weather.K1:weather.K366" chart:data-source-has-labels="row" svg:x="0.32cm" svg:y="0.18cm" svg:width="13.011cm" svg:height="8.64cm">
          <chart:coordinate-region svg:x="1.127cm" svg:y="0.379cm" svg:width="11.9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eather.K2:weather.K366" chart:label-cell-address="weather.K1:weather.K1" chart:class="chart:scatter">
            <chart:domain table:cell-range-address="weather.A2:weather.A366"/>
            <chart:data-point chart:repeated="3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GRO</text:p>
                <draw:g>
                  <svg:desc>weather.K1:weather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eather.A2:weather.A366</svg:desc>
                </draw:g>
              </table:table-cell>
              <table:table-cell office:value-type="float" office:value="66.6277425">
                <text:p>66.6277425</text:p>
                <draw:g>
                  <svg:desc>weather.K2:weather.K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37770043">
                <text:p>29.37770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855165">
                <text:p>15.855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.93101">
                <text:p>31.93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404075">
                <text:p>7.404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622165">
                <text:p>14.622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.7918075">
                <text:p>17.7918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3.7893175">
                <text:p>23.7893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.748">
                <text:p>44.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7.2719075">
                <text:p>77.27190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7.700656">
                <text:p>57.700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9859825">
                <text:p>17.9859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922275">
                <text:p>9.922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.490485">
                <text:p>24.490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990215">
                <text:p>10.990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9.3489325">
                <text:p>29.348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7.811825">
                <text:p>47.811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6.63781">
                <text:p>56.63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4.38715">
                <text:p>84.38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8.4647425">
                <text:p>58.4647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.61593192">
                <text:p>30.61593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855375">
                <text:p>12.855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.1912675">
                <text:p>41.1912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.832075">
                <text:p>29.832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1.1428925">
                <text:p>41.14289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7.7268325">
                <text:p>57.7268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.07751">
                <text:p>25.07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.10801">
                <text:p>26.10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4.9268425">
                <text:p>54.92684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3.3132425">
                <text:p>43.3132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3.1227575">
                <text:p>43.1227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4.209485">
                <text:p>44.209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1.1202575">
                <text:p>41.12025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9.44959">
                <text:p>59.44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5410925">
                <text:p>28.5410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0.8588075">
                <text:p>40.8588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31065">
                <text:p>21.31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.7333925">
                <text:p>49.73339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5.5473475">
                <text:p>55.5473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3.216425">
                <text:p>43.2164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7.670725">
                <text:p>27.6707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7.98609">
                <text:p>67.986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7.876275">
                <text:p>37.876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4.096925">
                <text:p>104.096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5.0863175">
                <text:p>105.0863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9.3226825">
                <text:p>89.3226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9.7605675">
                <text:p>99.7605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1.1066">
                <text:p>131.10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9.966025">
                <text:p>89.966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8.15616">
                <text:p>98.15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4.893">
                <text:p>124.8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4.331975">
                <text:p>134.331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2.78425">
                <text:p>82.78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0.7359325">
                <text:p>110.7359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7.0588175">
                <text:p>137.05881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8.2243175">
                <text:p>138.2243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8.651275">
                <text:p>28.651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0.866">
                <text:p>160.8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7.786425">
                <text:p>157.7864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3.4392575">
                <text:p>163.4392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7.96919">
                <text:p>137.96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1.451015">
                <text:p>101.451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7.1500825">
                <text:p>87.1500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5.180765">
                <text:p>45.180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75.42575">
                <text:p>175.42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9.214515">
                <text:p>99.214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72.4272425">
                <text:p>172.42724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2.8494325">
                <text:p>172.84943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69.676325">
                <text:p>169.676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.8237675">
                <text:p>70.8237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1.364575">
                <text:p>141.364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6.8360825">
                <text:p>76.83608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5.395">
                <text:p>145.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2.5599325">
                <text:p>52.5599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4.34061957">
                <text:p>94.34061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1.9109325">
                <text:p>61.9109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8.5013175">
                <text:p>68.5013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.9569">
                <text:p>79.95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13.5495925">
                <text:p>213.549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.075475">
                <text:p>80.0754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51.6560075">
                <text:p>151.6560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25.875385">
                <text:p>225.8753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29.1145075">
                <text:p>229.11450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3.1301825">
                <text:p>133.1301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70.10756">
                <text:p>170.107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09.53341">
                <text:p>209.53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36.38815">
                <text:p>236.38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30.23035">
                <text:p>230.23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43.5331825">
                <text:p>243.53318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40.68844">
                <text:p>240.68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38.4130825">
                <text:p>238.41308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7.188">
                <text:p>217.1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49.499575">
                <text:p>249.499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55.6577575">
                <text:p>255.6577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31.00975">
                <text:p>231.009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75.712175">
                <text:p>175.7121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52.7199325">
                <text:p>252.7199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66.0505075">
                <text:p>266.0505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99.24479">
                <text:p>199.244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5.54285">
                <text:p>75.542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6.1411325">
                <text:p>46.1411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03.1687675">
                <text:p>203.16876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2.5611075">
                <text:p>182.5611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74.12043478">
                <text:p>274.12043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33.6151825">
                <text:p>233.61518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33.0027325">
                <text:p>233.0027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6.6291825">
                <text:p>156.6291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8.234675">
                <text:p>198.234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51.1659925">
                <text:p>251.16599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74.827925">
                <text:p>174.827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46.1200075">
                <text:p>246.12000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50.9516575">
                <text:p>250.9516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02.43834">
                <text:p>302.438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93.44419">
                <text:p>293.44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4.3584925">
                <text:p>234.3584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7.830515">
                <text:p>167.8305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95.686">
                <text:p>295.6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7.7789325">
                <text:p>67.7789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6.8714925">
                <text:p>216.87149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8.2111825">
                <text:p>178.2111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6.065925">
                <text:p>126.065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0.5742425">
                <text:p>250.57424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19.0971825">
                <text:p>319.0971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8.6810975">
                <text:p>108.68109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63.5380675">
                <text:p>263.53806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3.224985">
                <text:p>123.2249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24.625735">
                <text:p>224.625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83.1436675">
                <text:p>283.14366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04.25635">
                <text:p>204.25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22.9742575">
                <text:p>222.97425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59.6291075">
                <text:p>159.6291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90.685385">
                <text:p>190.6853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7.7486575">
                <text:p>237.74865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01.59775">
                <text:p>201.597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9.8331425">
                <text:p>109.8331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00.3910075">
                <text:p>200.39100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50.69275">
                <text:p>250.692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9.44794">
                <text:p>179.447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28.499515">
                <text:p>228.499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80.39491">
                <text:p>280.394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2.753015">
                <text:p>132.753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1.672795">
                <text:p>171.672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48.5898325">
                <text:p>248.5898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98.3219075">
                <text:p>198.32190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68.1114175">
                <text:p>268.1114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63.55034">
                <text:p>163.550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81.6746425">
                <text:p>281.6746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42.76041">
                <text:p>342.760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45.9450825">
                <text:p>345.94508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41.4966075">
                <text:p>341.49660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62.0378925">
                <text:p>362.03789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45.7792575">
                <text:p>345.77925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98.1978425">
                <text:p>198.19784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87.13006">
                <text:p>287.130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67.869575">
                <text:p>167.869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48.449735">
                <text:p>148.4497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29.02409">
                <text:p>129.024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8.2555675">
                <text:p>208.25556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10.291515">
                <text:p>310.291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32.73225">
                <text:p>332.732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47.2515">
                <text:p>347.2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33.14625">
                <text:p>333.14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20.1954075">
                <text:p>320.19540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52.39104">
                <text:p>352.39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66.2804925">
                <text:p>366.28049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61.989">
                <text:p>361.9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11.610735">
                <text:p>311.6107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07.8462925">
                <text:p>207.84629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18.5197425">
                <text:p>318.5197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35.362015">
                <text:p>235.362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25.031825">
                <text:p>125.031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7.965865">
                <text:p>177.9658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05.9679925">
                <text:p>205.96799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86.7775175">
                <text:p>186.7775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3.646825">
                <text:p>113.646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4.6354175">
                <text:p>284.63541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97.15381">
                <text:p>297.153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5.8569325">
                <text:p>115.8569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90.0919925">
                <text:p>190.09199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07.4200075">
                <text:p>207.42000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0.6929825">
                <text:p>130.69298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84.52096">
                <text:p>284.520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89.6587675">
                <text:p>289.6587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35.4826925">
                <text:p>135.48269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96.3973925">
                <text:p>196.3973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78.94834">
                <text:p>278.94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9.300385">
                <text:p>179.3003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7.2692425">
                <text:p>267.2692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13.13044">
                <text:p>213.130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61.7993575">
                <text:p>261.79935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94.1687">
                <text:p>194.16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09.9628575">
                <text:p>309.96285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8.2135675">
                <text:p>88.21356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85.9747175">
                <text:p>185.97471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9.0661275">
                <text:p>99.06612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67.74659">
                <text:p>167.746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3.7099075">
                <text:p>53.70990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7.61684">
                <text:p>137.616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32.0281575">
                <text:p>332.02815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35.6475075">
                <text:p>335.64750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31.385265">
                <text:p>331.3852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25.8449325">
                <text:p>325.8449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27.4469325">
                <text:p>327.4469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83.80159">
                <text:p>283.80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8.6591425">
                <text:p>238.65914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98.1325925">
                <text:p>198.1325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21.687325">
                <text:p>221.6873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7.83366">
                <text:p>127.833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11.02219">
                <text:p>211.02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03.41565">
                <text:p>303.41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29.488615">
                <text:p>229.4886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53.389925">
                <text:p>153.3899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99.593135">
                <text:p>199.5931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62.891575">
                <text:p>262.8915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5.3570825">
                <text:p>105.35708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45.626975">
                <text:p>145.6269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88.812665">
                <text:p>188.812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7.159075">
                <text:p>207.1590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1.7982825">
                <text:p>211.79828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47.5728325">
                <text:p>247.57283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52.0968175">
                <text:p>252.09681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89.5435">
                <text:p>289.54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99.23281">
                <text:p>299.232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63.4526575">
                <text:p>263.45265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03.596425">
                <text:p>203.5964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76.664635">
                <text:p>276.6646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56.325175">
                <text:p>256.3251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60.6185">
                <text:p>160.61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42.0426575">
                <text:p>142.04265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6.943385">
                <text:p>76.9433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83.2805">
                <text:p>183.28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70.2242575">
                <text:p>270.22425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21.161725">
                <text:p>221.161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96.292925">
                <text:p>196.2929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70.872425">
                <text:p>170.8724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8.7400925">
                <text:p>198.74009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54.5327575">
                <text:p>254.5327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65.5966825">
                <text:p>265.59668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04.405075">
                <text:p>204.405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08.0501425">
                <text:p>208.05014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29.381075">
                <text:p>129.3810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7.6993325">
                <text:p>107.69933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85.6859075">
                <text:p>185.6859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58.2586675">
                <text:p>258.25866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03.4173025">
                <text:p>203.4173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7.0039675">
                <text:p>177.0039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76.9222925">
                <text:p>176.92229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5.328885">
                <text:p>245.3288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5.0543175">
                <text:p>245.05431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9.81706">
                <text:p>239.81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75.9498425">
                <text:p>175.94984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5.6636">
                <text:p>105.66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0.890985">
                <text:p>150.8909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08.833525">
                <text:p>208.8335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9.609675">
                <text:p>219.6096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17.330425">
                <text:p>217.3304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57.410765">
                <text:p>157.4107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28.8465425">
                <text:p>128.84654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4.8208">
                <text:p>144.82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94.5252575">
                <text:p>194.52525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50.66495">
                <text:p>150.664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1.0105575">
                <text:p>31.01055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5.984175">
                <text:p>65.9841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8.912675">
                <text:p>78.9126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96.270065">
                <text:p>196.2700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03.2266825">
                <text:p>203.22668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02.5262575">
                <text:p>202.52625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8.5226075">
                <text:p>108.52260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48.6341">
                <text:p>148.6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26.161415">
                <text:p>126.1614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50.9156">
                <text:p>150.91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38.5566425">
                <text:p>138.55664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81.140165">
                <text:p>181.1401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0.4764325">
                <text:p>140.47643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27.9101825">
                <text:p>127.91018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2.77305">
                <text:p>32.773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29.068325">
                <text:p>129.0683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1.03725">
                <text:p>91.037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36.1601675">
                <text:p>136.16016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28.9836575">
                <text:p>128.98365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52.0586">
                <text:p>152.05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53.4374">
                <text:p>153.43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35.89469">
                <text:p>135.894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5.4506675">
                <text:p>75.45066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8.668475">
                <text:p>108.6684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23.0330825">
                <text:p>123.03308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56.6720675">
                <text:p>156.67206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40.7285">
                <text:p>140.72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48.4663175">
                <text:p>148.46631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39.9995675">
                <text:p>139.99956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5.90884">
                <text:p>115.90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35.711">
                <text:p>135.7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1.85935">
                <text:p>51.859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4.0059925">
                <text:p>114.00599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32.3830925">
                <text:p>132.38309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23.18084">
                <text:p>123.18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36.13985">
                <text:p>136.139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9.792075">
                <text:p>69.7920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4.0940675">
                <text:p>104.09406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27.0418175">
                <text:p>127.04181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17.3771675">
                <text:p>117.37716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1.204825">
                <text:p>51.2048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6.178225">
                <text:p>56.1782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3.75075">
                <text:p>93.750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2.323415">
                <text:p>72.3234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6.6740925">
                <text:p>66.67409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6.0559825">
                <text:p>56.05598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0.8185">
                <text:p>50.81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7.792575">
                <text:p>37.7925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1.1713925">
                <text:p>71.17139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1.200425">
                <text:p>41.2004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6.4496">
                <text:p>76.44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2.729925">
                <text:p>92.7299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5.9922425">
                <text:p>75.99224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0.0615925">
                <text:p>80.06159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2.493225">
                <text:p>92.4932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1.9421825">
                <text:p>41.94218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2.7185775">
                <text:p>32.71857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7.1795825">
                <text:p>17.17958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.9960825">
                <text:p>15.99608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2.242825">
                <text:p>22.2428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.69501">
                <text:p>15.695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67.15584">
                <text:p>67.155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5.1950075">
                <text:p>45.19500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5.33114">
                <text:p>15.33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3.5435825">
                <text:p>13.54358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0.2569">
                <text:p>50.25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2.1627425">
                <text:p>72.16274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0.450475">
                <text:p>20.4504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1.95315">
                <text:p>31.953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2.0514075">
                <text:p>32.05140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5.1938675">
                <text:p>15.19386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8.9187675">
                <text:p>38.91876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9.555765">
                <text:p>39.5557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6.1223425">
                <text:p>26.12234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0.917375">
                <text:p>40.917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3.3603675">
                <text:p>33.36036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7.2570175">
                <text:p>27.25701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9.532015">
                <text:p>29.5320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0.97125">
                <text:p>30.97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6.3006">
                <text:p>36.300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3.3358425">
                <text:p>33.33584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9.47339404">
                <text:p>59.473394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5.363925">
                <text:p>35.3639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6.3606075">
                <text:p>36.3606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2.69464765">
                <text:p>52.694647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7.958275">
                <text:p>27.9582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.4835575">
                <text:p>17.48355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.1003">
                <text:p>14.10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8.5200675">
                <text:p>38.52006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9.9911425">
                <text:p>59.99114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7.0579025">
                <text:p>17.05790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4.4496575">
                <text:p>14.44965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2.1812425">
                <text:p>22.18124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9.4595675">
                <text:p>49.45956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9.9211675">
                <text:p>59.92116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7.373275">
                <text:p>27.3732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0.6648325">
                <text:p>20.66483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6.8891425">
                <text:p>26.88914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5.675065">
                <text:p>25.6750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6.5518325">
                <text:p>16.55183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5.3923175">
                <text:p>15.39231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8.1959325">
                <text:p>38.19593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0.344225">
                <text:p>70.34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